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20323ef1"/>
    </style:style>
    <style:style style:name="P6" style:family="paragraph" style:parent-style-name="Text_20_body">
      <style:text-properties fo:language="en" fo:country="US" officeooo:paragraph-rsid="2037aeaf"/>
    </style:style>
    <style:style style:name="P7" style:family="paragraph" style:parent-style-name="Text_20_body">
      <style:text-properties fo:language="en" fo:country="US" officeooo:paragraph-rsid="203d1e54"/>
    </style:style>
    <style:style style:name="P8" style:family="paragraph" style:parent-style-name="Text_20_body">
      <style:text-properties fo:language="en" fo:country="US" officeooo:paragraph-rsid="203e733f"/>
    </style:style>
    <style:style style:name="P9" style:family="paragraph" style:parent-style-name="Text_20_body">
      <style:text-properties fo:language="en" fo:country="US" officeooo:paragraph-rsid="203e7a0a"/>
    </style:style>
    <style:style style:name="P10" style:family="paragraph" style:parent-style-name="Text_20_body">
      <style:text-properties fo:language="en" fo:country="US" officeooo:paragraph-rsid="203fde54"/>
    </style:style>
    <style:style style:name="P11" style:family="paragraph" style:parent-style-name="Text_20_body">
      <style:text-properties fo:language="en" fo:country="US" officeooo:paragraph-rsid="2040cde9"/>
    </style:style>
    <style:style style:name="P12" style:family="paragraph" style:parent-style-name="Text_20_body">
      <style:text-properties fo:language="en" fo:country="US" officeooo:paragraph-rsid="2042e72d"/>
    </style:style>
    <style:style style:name="P13" style:family="paragraph" style:parent-style-name="Text_20_body">
      <style:text-properties fo:language="en" fo:country="US" officeooo:paragraph-rsid="20445b97"/>
    </style:style>
    <style:style style:name="P14" style:family="paragraph" style:parent-style-name="Text_20_body">
      <style:text-properties fo:language="en" fo:country="US" officeooo:paragraph-rsid="2047fcd6"/>
    </style:style>
    <style:style style:name="P15" style:family="paragraph" style:parent-style-name="Text_20_body">
      <style:text-properties fo:language="en" fo:country="US" officeooo:paragraph-rsid="204cf259"/>
    </style:style>
    <style:style style:name="P16" style:family="paragraph" style:parent-style-name="Text_20_body">
      <style:text-properties fo:language="en" fo:country="US" officeooo:paragraph-rsid="204d92a9"/>
    </style:style>
    <style:style style:name="P17" style:family="paragraph" style:parent-style-name="Text_20_body">
      <style:text-properties fo:language="en" fo:country="US" officeooo:paragraph-rsid="2050c726"/>
    </style:style>
    <style:style style:name="P18" style:family="paragraph" style:parent-style-name="Text_20_body">
      <style:text-properties fo:language="en" fo:country="US" officeooo:paragraph-rsid="2054023a"/>
    </style:style>
    <style:style style:name="P19" style:family="paragraph" style:parent-style-name="Text_20_body">
      <style:text-properties fo:language="en" fo:country="US" officeooo:paragraph-rsid="2058f502"/>
    </style:style>
    <style:style style:name="P20" style:family="paragraph" style:parent-style-name="Text_20_body">
      <style:text-properties fo:language="en" fo:country="US" officeooo:paragraph-rsid="20626665"/>
    </style:style>
    <style:style style:name="P21" style:family="paragraph" style:parent-style-name="Text_20_body">
      <style:text-properties fo:language="en" fo:country="US" officeooo:paragraph-rsid="207f08df"/>
    </style:style>
    <style:style style:name="P22" style:family="paragraph" style:parent-style-name="Text_20_body">
      <style:text-properties fo:language="en" fo:country="US" officeooo:paragraph-rsid="209761a0"/>
    </style:style>
    <style:style style:name="P23" style:family="paragraph" style:parent-style-name="Text_20_body">
      <style:text-properties fo:language="en" fo:country="US" officeooo:paragraph-rsid="205fddbb"/>
    </style:style>
    <style:style style:name="P24" style:family="paragraph" style:parent-style-name="Text_20_body">
      <style:text-properties fo:language="en" fo:country="US" officeooo:paragraph-rsid="20612cf8"/>
    </style:style>
    <style:style style:name="P25" style:family="paragraph" style:parent-style-name="Text_20_body">
      <style:text-properties fo:language="en" fo:country="US" officeooo:paragraph-rsid="2065473f"/>
    </style:style>
    <style:style style:name="P26" style:family="paragraph" style:parent-style-name="Text_20_body">
      <style:text-properties fo:language="en" fo:country="US" officeooo:paragraph-rsid="2066e849"/>
    </style:style>
    <style:style style:name="P27" style:family="paragraph" style:parent-style-name="Text_20_body">
      <style:text-properties fo:language="en" fo:country="US" officeooo:paragraph-rsid="206d851e"/>
    </style:style>
    <style:style style:name="P28" style:family="paragraph" style:parent-style-name="Text_20_body">
      <style:text-properties fo:language="en" fo:country="US" officeooo:paragraph-rsid="2079d684"/>
    </style:style>
    <style:style style:name="P29" style:family="paragraph" style:parent-style-name="Text_20_body">
      <style:text-properties fo:language="en" fo:country="US" officeooo:paragraph-rsid="207d43c4"/>
    </style:style>
    <style:style style:name="P30" style:family="paragraph" style:parent-style-name="Text_20_body">
      <style:text-properties fo:language="en" fo:country="US" officeooo:paragraph-rsid="207f35c3"/>
    </style:style>
    <style:style style:name="P31" style:family="paragraph" style:parent-style-name="Text_20_body">
      <style:text-properties fo:language="en" fo:country="US" officeooo:paragraph-rsid="20804b75"/>
    </style:style>
    <style:style style:name="P32" style:family="paragraph" style:parent-style-name="Text_20_body">
      <style:text-properties fo:language="en" fo:country="US" officeooo:paragraph-rsid="2089f5ca"/>
    </style:style>
    <style:style style:name="P33" style:family="paragraph" style:parent-style-name="Text_20_body">
      <style:text-properties fo:language="en" fo:country="US" officeooo:paragraph-rsid="208b61b4"/>
    </style:style>
    <style:style style:name="P34" style:family="paragraph" style:parent-style-name="Text_20_body">
      <style:text-properties fo:language="en" fo:country="US" officeooo:paragraph-rsid="208ff6a3"/>
    </style:style>
    <style:style style:name="P35" style:family="paragraph" style:parent-style-name="Text_20_body">
      <style:text-properties fo:language="en" fo:country="US" officeooo:paragraph-rsid="2090f3d6"/>
    </style:style>
    <style:style style:name="P36" style:family="paragraph" style:parent-style-name="Text_20_body">
      <style:text-properties fo:language="en" fo:country="US" officeooo:paragraph-rsid="20a07fa9"/>
    </style:style>
    <style:style style:name="P37" style:family="paragraph" style:parent-style-name="Text_20_body">
      <style:text-properties fo:language="en" fo:country="US" officeooo:paragraph-rsid="20a5b553"/>
    </style:style>
    <style:style style:name="P38" style:family="paragraph" style:parent-style-name="Text_20_body">
      <style:text-properties fo:language="en" fo:country="US" officeooo:paragraph-rsid="20aa67b4"/>
    </style:style>
    <style:style style:name="P39" style:family="paragraph" style:parent-style-name="Text_20_body">
      <style:text-properties fo:language="en" fo:country="US" officeooo:paragraph-rsid="20ad37b5"/>
    </style:style>
    <style:style style:name="P40" style:family="paragraph" style:parent-style-name="Text_20_body">
      <style:text-properties fo:language="en" fo:country="US" officeooo:paragraph-rsid="20b21a8b"/>
    </style:style>
    <style:style style:name="P41" style:family="paragraph" style:parent-style-name="Text_20_body">
      <style:text-properties fo:language="en" fo:country="US" officeooo:paragraph-rsid="20bbdb72"/>
    </style:style>
    <style:style style:name="P42" style:family="paragraph" style:parent-style-name="Text_20_body">
      <style:text-properties fo:language="en" fo:country="US" officeooo:paragraph-rsid="20c9848a"/>
    </style:style>
    <style:style style:name="P43" style:family="paragraph" style:parent-style-name="Text_20_body">
      <style:text-properties fo:language="en" fo:country="US" officeooo:paragraph-rsid="20ce6ba0"/>
    </style:style>
    <style:style style:name="P44" style:family="paragraph" style:parent-style-name="Text_20_body">
      <style:text-properties fo:language="en" fo:country="US" officeooo:paragraph-rsid="20ceecdf"/>
    </style:style>
    <style:style style:name="P45" style:family="paragraph" style:parent-style-name="Text_20_body">
      <style:text-properties fo:language="en" fo:country="US" officeooo:paragraph-rsid="20d132d3"/>
    </style:style>
    <style:style style:name="P46" style:family="paragraph" style:parent-style-name="Text_20_body">
      <style:text-properties fo:language="en" fo:country="US" officeooo:paragraph-rsid="20de1bba"/>
    </style:style>
    <style:style style:name="P47" style:family="paragraph" style:parent-style-name="Text_20_body">
      <style:text-properties fo:language="en" fo:country="US" officeooo:paragraph-rsid="20e3f73a"/>
    </style:style>
    <style:style style:name="P48" style:family="paragraph" style:parent-style-name="Text_20_body">
      <style:text-properties fo:language="en" fo:country="US" officeooo:paragraph-rsid="20ec0a8d"/>
    </style:style>
    <style:style style:name="P49" style:family="paragraph" style:parent-style-name="Text_20_body">
      <style:text-properties fo:language="en" fo:country="US" officeooo:paragraph-rsid="20f63c82"/>
    </style:style>
    <style:style style:name="P50" style:family="paragraph" style:parent-style-name="Text_20_body">
      <style:text-properties fo:language="en" fo:country="US" officeooo:paragraph-rsid="2102f93f"/>
    </style:style>
    <style:style style:name="P51" style:family="paragraph" style:parent-style-name="Text_20_body">
      <style:text-properties fo:language="en" fo:country="US" officeooo:paragraph-rsid="2107120d"/>
    </style:style>
    <style:style style:name="P52" style:family="paragraph" style:parent-style-name="Text_20_body">
      <style:text-properties fo:language="en" fo:country="US" officeooo:paragraph-rsid="2108678c"/>
    </style:style>
    <style:style style:name="P53" style:family="paragraph" style:parent-style-name="Text_20_body">
      <style:text-properties fo:language="en" fo:country="US" officeooo:paragraph-rsid="211124e9"/>
    </style:style>
    <style:style style:name="P54" style:family="paragraph" style:parent-style-name="Text_20_body">
      <style:text-properties fo:language="en" fo:country="US" officeooo:paragraph-rsid="21131cd4"/>
    </style:style>
    <style:style style:name="P55" style:family="paragraph" style:parent-style-name="Text_20_body">
      <style:text-properties fo:language="en" fo:country="US" officeooo:paragraph-rsid="211f0125"/>
    </style:style>
    <style:style style:name="P56" style:family="paragraph" style:parent-style-name="Text_20_body">
      <style:text-properties fo:language="en" fo:country="US" officeooo:paragraph-rsid="2121c46c"/>
    </style:style>
    <style:style style:name="P57" style:family="paragraph" style:parent-style-name="Text_20_body">
      <style:text-properties fo:language="en" fo:country="US" officeooo:paragraph-rsid="2125f9d8"/>
    </style:style>
    <style:style style:name="P58" style:family="paragraph" style:parent-style-name="Text_20_body">
      <style:text-properties fo:language="en" fo:country="US" officeooo:paragraph-rsid="212a572b"/>
    </style:style>
    <style:style style:name="P59" style:family="paragraph" style:parent-style-name="Text_20_body">
      <style:text-properties fo:language="en" fo:country="US" officeooo:paragraph-rsid="212dd6d3"/>
    </style:style>
    <style:style style:name="P60" style:family="paragraph" style:parent-style-name="Text_20_body">
      <style:text-properties fo:language="en" fo:country="US" officeooo:paragraph-rsid="213681c3"/>
    </style:style>
    <style:style style:name="P61" style:family="paragraph" style:parent-style-name="Text_20_body">
      <style:text-properties fo:language="en" fo:country="US" officeooo:paragraph-rsid="21370234"/>
    </style:style>
    <style:style style:name="P62" style:family="paragraph" style:parent-style-name="Text_20_body">
      <style:text-properties fo:language="en" fo:country="US" officeooo:paragraph-rsid="226eda82"/>
    </style:style>
    <style:style style:name="P63" style:family="paragraph" style:parent-style-name="Text_20_body">
      <style:text-properties fo:language="en" fo:country="US" officeooo:paragraph-rsid="232d4a24"/>
    </style:style>
    <style:style style:name="P64" style:family="paragraph" style:parent-style-name="Text_20_body">
      <style:text-properties fo:language="en" fo:country="US" officeooo:paragraph-rsid="23341445"/>
    </style:style>
    <style:style style:name="P65" style:family="paragraph" style:parent-style-name="Text_20_body">
      <style:text-properties fo:language="en" fo:country="US" officeooo:paragraph-rsid="233da489"/>
    </style:style>
    <style:style style:name="P66" style:family="paragraph" style:parent-style-name="Text_20_body">
      <style:text-properties fo:language="en" fo:country="US" officeooo:paragraph-rsid="23c00e41"/>
    </style:style>
    <style:style style:name="P67" style:family="paragraph" style:parent-style-name="Text_20_body">
      <style:text-properties fo:language="en" fo:country="US" officeooo:paragraph-rsid="23c20d24"/>
    </style:style>
    <style:style style:name="P68" style:family="paragraph" style:parent-style-name="Text_20_body">
      <style:text-properties fo:language="en" fo:country="US" officeooo:paragraph-rsid="20bbafc3"/>
    </style:style>
    <style:style style:name="P69" style:family="paragraph" style:parent-style-name="Text_20_body">
      <style:text-properties fo:language="en" fo:country="US" officeooo:paragraph-rsid="23ca0676"/>
    </style:style>
    <style:style style:name="P70" style:family="paragraph" style:parent-style-name="Text_20_body">
      <style:text-properties fo:language="en" fo:country="US" officeooo:paragraph-rsid="2329a982"/>
    </style:style>
    <style:style style:name="P71" style:family="paragraph" style:parent-style-name="Text_20_body">
      <style:text-properties fo:language="en" fo:country="US" officeooo:paragraph-rsid="2176cee2"/>
    </style:style>
    <style:style style:name="P72" style:family="paragraph" style:parent-style-name="Text_20_body">
      <style:text-properties officeooo:paragraph-rsid="206beaa8"/>
    </style:style>
    <style:style style:name="P73" style:family="paragraph" style:parent-style-name="Text_20_body">
      <style:text-properties officeooo:paragraph-rsid="20ccdbd9"/>
    </style:style>
    <style:style style:name="P74" style:family="paragraph" style:parent-style-name="Text_20_body">
      <style:text-properties officeooo:paragraph-rsid="20fa07bf"/>
    </style:style>
    <style:style style:name="P75" style:family="paragraph" style:parent-style-name="Heading_20_3" style:master-page-name="">
      <style:paragraph-properties style:page-number="auto" fo:break-before="auto" fo:break-after="auto"/>
      <style:text-properties fo:language="en" fo:country="US"/>
    </style:style>
    <style:style style:name="P76" style:family="paragraph" style:parent-style-name="Heading_20_3">
      <style:text-properties fo:language="en" fo:country="US"/>
    </style:style>
    <style:style style:name="P77" style:family="paragraph" style:parent-style-name="Heading_20_3">
      <style:text-properties fo:language="en" fo:country="US" officeooo:paragraph-rsid="21de6083"/>
    </style:style>
    <style:style style:name="P78" style:family="paragraph" style:parent-style-name="Heading_20_4">
      <style:text-properties fo:language="en" fo:country="US" officeooo:paragraph-rsid="20539011"/>
    </style:style>
    <style:style style:name="P79" style:family="paragraph" style:parent-style-name="Heading_20_4">
      <style:text-properties fo:language="en" fo:country="US"/>
    </style:style>
    <style:style style:name="P80" style:family="paragraph" style:parent-style-name="Heading_20_5">
      <style:text-properties fo:language="en" fo:country="US"/>
    </style:style>
    <style:style style:name="P81" style:family="paragraph" style:parent-style-name="Ordered_5f_list_5f_jlq" style:list-style-name="L1">
      <style:text-properties fo:language="en" fo:country="US"/>
    </style:style>
    <style:style style:name="P82" style:family="paragraph" style:parent-style-name="Ordered_5f_list_5f_jlq" style:list-style-name="L2">
      <style:text-properties fo:language="en" fo:country="US"/>
    </style:style>
    <style:style style:name="P83" style:family="paragraph" style:parent-style-name="Ordered_5f_list_5f_jlq" style:list-style-name="L3">
      <style:text-properties fo:language="en" fo:country="US"/>
    </style:style>
    <style:style style:name="P84" style:family="paragraph" style:parent-style-name="Ordered_5f_list_5f_jlq" style:list-style-name="L3">
      <style:text-properties fo:language="en" fo:country="US" officeooo:paragraph-rsid="233264ae"/>
    </style:style>
    <style:style style:name="P85" style:family="paragraph" style:parent-style-name="Ordered_5f_list_5f_jlq" style:list-style-name="L3">
      <style:text-properties fo:language="en" fo:country="US" officeooo:paragraph-rsid="23c65cf5"/>
    </style:style>
    <style:style style:name="P86" style:family="paragraph" style:parent-style-name="Ordered_5f_list_5f_jlq" style:list-style-name="L3">
      <style:text-properties fo:language="en" fo:country="US" officeooo:paragraph-rsid="23c837bb"/>
    </style:style>
    <style:style style:name="P87" style:family="paragraph" style:parent-style-name="Ordered_5f_list_5f_jlq" style:list-style-name="L4">
      <style:text-properties fo:language="en" fo:country="US"/>
    </style:style>
    <style:style style:name="P88" style:family="paragraph" style:parent-style-name="Ordered_5f_list_5f_jlq" style:list-style-name="L5">
      <style:text-properties fo:language="en" fo:country="US"/>
    </style:style>
    <style:style style:name="P89" style:family="paragraph" style:parent-style-name="Ordered_5f_list_5f_jlq" style:list-style-name="L6">
      <style:text-properties fo:language="en" fo:country="US"/>
    </style:style>
    <style:style style:name="P90" style:family="paragraph" style:parent-style-name="Ordered_5f_list_5f_jlq" style:list-style-name="L7">
      <style:text-properties fo:language="en" fo:country="US"/>
    </style:style>
    <style:style style:name="P91" style:family="paragraph" style:parent-style-name="Ordered_5f_list_5f_jlq" style:list-style-name="L8">
      <style:text-properties fo:language="en" fo:country="US"/>
    </style:style>
    <style:style style:name="P92" style:family="paragraph" style:parent-style-name="Ordered_5f_list_5f_jlq" style:list-style-name="L9">
      <style:text-properties fo:language="en" fo:country="US"/>
    </style:style>
    <style:style style:name="P93" style:family="paragraph" style:parent-style-name="Ordered_5f_list_5f_jlq" style:list-style-name="L10">
      <style:text-properties fo:language="en" fo:country="US"/>
    </style:style>
    <style:style style:name="P94" style:family="paragraph" style:parent-style-name="Ordered_5f_list_5f_jlq" style:list-style-name="L10">
      <style:text-properties fo:language="en" fo:country="US" officeooo:paragraph-rsid="21783316"/>
    </style:style>
    <style:style style:name="P95" style:family="paragraph" style:parent-style-name="Ordered_5f_list_5f_jlq" style:list-style-name="L11">
      <style:text-properties fo:language="en" fo:country="US"/>
    </style:style>
    <style:style style:name="P96" style:family="paragraph" style:parent-style-name="Ordered_5f_list_5f_jlq" style:list-style-name="L11">
      <style:text-properties fo:language="en" fo:country="US" officeooo:paragraph-rsid="217d03aa"/>
    </style:style>
    <style:style style:name="P97" style:family="paragraph" style:parent-style-name="Ordered_5f_list_5f_jlq" style:list-style-name="L11">
      <style:text-properties fo:language="en" fo:country="US" officeooo:paragraph-rsid="217d3533"/>
    </style:style>
    <style:style style:name="P98" style:family="paragraph" style:parent-style-name="Ordered_5f_list_5f_jlq" style:list-style-name="L11">
      <style:text-properties fo:language="en" fo:country="US" officeooo:paragraph-rsid="217f22e0"/>
    </style:style>
    <style:style style:name="P99" style:family="paragraph" style:parent-style-name="Ordered_5f_list_5f_jlq" style:list-style-name="L11">
      <style:text-properties fo:language="en" fo:country="US" officeooo:paragraph-rsid="2188d4ae"/>
    </style:style>
    <style:style style:name="P100" style:family="paragraph" style:parent-style-name="Ordered_5f_list_5f_jlq" style:list-style-name="L11">
      <style:text-properties fo:language="en" fo:country="US" officeooo:paragraph-rsid="218df3ca"/>
    </style:style>
    <style:style style:name="P101" style:family="paragraph" style:parent-style-name="Ordered_5f_list_5f_jlq" style:list-style-name="L11">
      <style:text-properties fo:language="en" fo:country="US" officeooo:paragraph-rsid="218f2c1c"/>
    </style:style>
    <style:style style:name="P102" style:family="paragraph" style:parent-style-name="Ordered_5f_list_5f_jlq" style:list-style-name="L12">
      <style:text-properties fo:language="en" fo:country="US"/>
    </style:style>
    <style:style style:name="P103" style:family="paragraph" style:parent-style-name="Ordered_5f_list_5f_jlq" style:list-style-name="L12">
      <style:text-properties fo:language="en" fo:country="US" officeooo:paragraph-rsid="2198e7bf"/>
    </style:style>
    <style:style style:name="P104" style:family="paragraph" style:parent-style-name="Ordered_5f_list_5f_jlq" style:list-style-name="L12">
      <style:text-properties fo:language="en" fo:country="US" officeooo:paragraph-rsid="2199d8d1"/>
    </style:style>
    <style:style style:name="P105" style:family="paragraph" style:parent-style-name="Ordered_5f_list_5f_jlq" style:list-style-name="L12">
      <style:text-properties fo:language="en" fo:country="US" officeooo:paragraph-rsid="219a1736"/>
    </style:style>
    <style:style style:name="P106" style:family="paragraph" style:parent-style-name="Ordered_5f_list_5f_jlq" style:list-style-name="L12">
      <style:text-properties fo:language="en" fo:country="US" officeooo:paragraph-rsid="219ca1b9"/>
    </style:style>
    <style:style style:name="P107" style:family="paragraph" style:parent-style-name="Ordered_5f_list_5f_jlq" style:list-style-name="L6"/>
    <style:style style:name="P108" style:family="paragraph" style:parent-style-name="Ordered_5f_list_5f_jlq" style:list-style-name="L11">
      <style:text-properties officeooo:paragraph-rsid="21831423"/>
    </style:style>
    <style:style style:name="T1" style:family="text">
      <style:text-properties fo:language="en" fo:country="US"/>
    </style:style>
    <style:style style:name="T2" style:family="text">
      <style:text-properties fo:language="en" fo:country="US" officeooo:rsid="20cbc2a1"/>
    </style:style>
    <style:style style:name="T3" style:family="text">
      <style:text-properties fo:language="en" fo:country="US" officeooo:rsid="20ccdbd9"/>
    </style:style>
    <style:style style:name="T4" style:family="text">
      <style:text-properties fo:language="en" fo:country="US" officeooo:rsid="20f8ddd0"/>
    </style:style>
    <style:style style:name="T5" style:family="text">
      <style:text-properties fo:language="en" fo:country="US" officeooo:rsid="20f8de39"/>
    </style:style>
    <style:style style:name="T6" style:family="text">
      <style:text-properties fo:language="en" fo:country="US" officeooo:rsid="20fa07bf"/>
    </style:style>
    <style:style style:name="T7" style:family="text">
      <style:text-properties fo:language="en" fo:country="US" officeooo:rsid="2115ee2d"/>
    </style:style>
    <style:style style:name="T8" style:family="text">
      <style:text-properties fo:language="en" fo:country="US" officeooo:rsid="21831423"/>
    </style:style>
    <style:style style:name="T9" style:family="text">
      <style:text-properties fo:language="en" fo:country="US" officeooo:rsid="2184ead0"/>
    </style:style>
    <style:style style:name="T10" style:family="text">
      <style:text-properties fo:language="en" fo:country="US" officeooo:rsid="2186919b"/>
    </style:style>
    <style:style style:name="T11" style:family="text">
      <style:text-properties officeooo:rsid="1e18e3d3"/>
    </style:style>
    <style:style style:name="T12" style:family="text">
      <style:text-properties officeooo:rsid="2030b9b6"/>
    </style:style>
    <style:style style:name="T13" style:family="text">
      <style:text-properties officeooo:rsid="2031140e"/>
    </style:style>
    <style:style style:name="T14" style:family="text">
      <style:text-properties officeooo:rsid="20323ef1"/>
    </style:style>
    <style:style style:name="T15" style:family="text">
      <style:text-properties officeooo:rsid="2033541e"/>
    </style:style>
    <style:style style:name="T16" style:family="text">
      <style:text-properties officeooo:rsid="203471ef"/>
    </style:style>
    <style:style style:name="T17" style:family="text">
      <style:text-properties officeooo:rsid="2035be2c"/>
    </style:style>
    <style:style style:name="T18" style:family="text">
      <style:text-properties officeooo:rsid="2037aeaf"/>
    </style:style>
    <style:style style:name="T19" style:family="text">
      <style:text-properties officeooo:rsid="203922a0"/>
    </style:style>
    <style:style style:name="T20" style:family="text">
      <style:text-properties officeooo:rsid="2039762c"/>
    </style:style>
    <style:style style:name="T21" style:family="text">
      <style:text-properties officeooo:rsid="2039d468"/>
    </style:style>
    <style:style style:name="T22" style:family="text">
      <style:text-properties officeooo:rsid="203b90d2"/>
    </style:style>
    <style:style style:name="T23" style:family="text">
      <style:text-properties officeooo:rsid="203d1e54"/>
    </style:style>
    <style:style style:name="T24" style:family="text">
      <style:text-properties officeooo:rsid="203dc244"/>
    </style:style>
    <style:style style:name="T25" style:family="text">
      <style:text-properties officeooo:rsid="203e733f"/>
    </style:style>
    <style:style style:name="T26" style:family="text">
      <style:text-properties officeooo:rsid="203e7a0a"/>
    </style:style>
    <style:style style:name="T27" style:family="text">
      <style:text-properties officeooo:rsid="203fde54"/>
    </style:style>
    <style:style style:name="T28" style:family="text">
      <style:text-properties officeooo:rsid="20406ea1"/>
    </style:style>
    <style:style style:name="T29" style:family="text">
      <style:text-properties officeooo:rsid="2040cde9"/>
    </style:style>
    <style:style style:name="T30" style:family="text">
      <style:text-properties officeooo:rsid="20410f72"/>
    </style:style>
    <style:style style:name="T31" style:family="text">
      <style:text-properties officeooo:rsid="2042e72d"/>
    </style:style>
    <style:style style:name="T32" style:family="text">
      <style:text-properties officeooo:rsid="20432a01"/>
    </style:style>
    <style:style style:name="T33" style:family="text">
      <style:text-properties officeooo:rsid="2043f719"/>
    </style:style>
    <style:style style:name="T34" style:family="text">
      <style:text-properties officeooo:rsid="20445b97"/>
    </style:style>
    <style:style style:name="T35" style:family="text">
      <style:text-properties officeooo:rsid="2044c583"/>
    </style:style>
    <style:style style:name="T36" style:family="text">
      <style:text-properties officeooo:rsid="2045a30c"/>
    </style:style>
    <style:style style:name="T37" style:family="text">
      <style:text-properties officeooo:rsid="20479cb9"/>
    </style:style>
    <style:style style:name="T38" style:family="text">
      <style:text-properties officeooo:rsid="2047fcd6"/>
    </style:style>
    <style:style style:name="T39" style:family="text">
      <style:text-properties officeooo:rsid="204b5109"/>
    </style:style>
    <style:style style:name="T40" style:family="text">
      <style:text-properties officeooo:rsid="204cf259"/>
    </style:style>
    <style:style style:name="T41" style:family="text">
      <style:text-properties officeooo:rsid="204d92a9"/>
    </style:style>
    <style:style style:name="T42" style:family="text">
      <style:text-properties officeooo:rsid="204fa2fd"/>
    </style:style>
    <style:style style:name="T43" style:family="text">
      <style:text-properties officeooo:rsid="2050a7cf"/>
    </style:style>
    <style:style style:name="T44" style:family="text">
      <style:text-properties officeooo:rsid="2050c726"/>
    </style:style>
    <style:style style:name="T45" style:family="text">
      <style:text-properties officeooo:rsid="205245fa"/>
    </style:style>
    <style:style style:name="T46" style:family="text">
      <style:text-properties officeooo:rsid="20539011"/>
    </style:style>
    <style:style style:name="T47" style:family="text">
      <style:text-properties officeooo:rsid="2054023a"/>
    </style:style>
    <style:style style:name="T48" style:family="text">
      <style:text-properties officeooo:rsid="20544aa1"/>
    </style:style>
    <style:style style:name="T49" style:family="text">
      <style:text-properties officeooo:rsid="2056332f"/>
    </style:style>
    <style:style style:name="T50" style:family="text">
      <style:text-properties officeooo:rsid="2057f0e4"/>
    </style:style>
    <style:style style:name="T51" style:family="text">
      <style:text-properties officeooo:rsid="2058f502"/>
    </style:style>
    <style:style style:name="T52" style:family="text">
      <style:text-properties officeooo:rsid="205a9db3"/>
    </style:style>
    <style:style style:name="T53" style:family="text">
      <style:text-properties officeooo:rsid="205c1fac"/>
    </style:style>
    <style:style style:name="T54" style:family="text">
      <style:text-properties officeooo:rsid="205d58e8"/>
    </style:style>
    <style:style style:name="T55" style:family="text">
      <style:text-properties officeooo:rsid="205e9ddb"/>
    </style:style>
    <style:style style:name="T56" style:family="text">
      <style:text-properties officeooo:rsid="205fddbb"/>
    </style:style>
    <style:style style:name="T57" style:family="text">
      <style:text-properties officeooo:rsid="205ff756"/>
    </style:style>
    <style:style style:name="T58" style:family="text">
      <style:text-properties officeooo:rsid="20601fe3"/>
    </style:style>
    <style:style style:name="T59" style:family="text">
      <style:text-properties officeooo:rsid="20612cf8"/>
    </style:style>
    <style:style style:name="T60" style:family="text">
      <style:text-properties officeooo:rsid="20626665"/>
    </style:style>
    <style:style style:name="T61" style:family="text">
      <style:text-properties officeooo:rsid="2062fc19"/>
    </style:style>
    <style:style style:name="T62" style:family="text">
      <style:text-properties officeooo:rsid="20648f4c"/>
    </style:style>
    <style:style style:name="T63" style:family="text">
      <style:text-properties officeooo:rsid="2065473f"/>
    </style:style>
    <style:style style:name="T64" style:family="text">
      <style:text-properties officeooo:rsid="206600f7"/>
    </style:style>
    <style:style style:name="T65" style:family="text">
      <style:text-properties officeooo:rsid="2066e849"/>
    </style:style>
    <style:style style:name="T66" style:family="text">
      <style:text-properties officeooo:rsid="2069158f"/>
    </style:style>
    <style:style style:name="T67" style:family="text">
      <style:text-properties officeooo:rsid="206975db"/>
    </style:style>
    <style:style style:name="T68" style:family="text">
      <style:text-properties officeooo:rsid="206af2eb"/>
    </style:style>
    <style:style style:name="T69" style:family="text">
      <style:text-properties officeooo:rsid="206b38a0"/>
    </style:style>
    <style:style style:name="T70" style:family="text">
      <style:text-properties officeooo:rsid="206beaa8"/>
    </style:style>
    <style:style style:name="T71" style:family="text">
      <style:text-properties officeooo:rsid="206d851e"/>
    </style:style>
    <style:style style:name="T72" style:family="text">
      <style:text-properties officeooo:rsid="206f0704"/>
    </style:style>
    <style:style style:name="T73" style:family="text">
      <style:text-properties officeooo:rsid="20701153"/>
    </style:style>
    <style:style style:name="T74" style:family="text">
      <style:text-properties officeooo:rsid="2073e2db"/>
    </style:style>
    <style:style style:name="T75" style:family="text">
      <style:text-properties officeooo:rsid="20765d7c"/>
    </style:style>
    <style:style style:name="T76" style:family="text">
      <style:text-properties officeooo:rsid="20768453"/>
    </style:style>
    <style:style style:name="T77" style:family="text">
      <style:text-properties officeooo:rsid="20768486"/>
    </style:style>
    <style:style style:name="T78" style:family="text">
      <style:text-properties officeooo:rsid="20786209"/>
    </style:style>
    <style:style style:name="T79" style:family="text">
      <style:text-properties officeooo:rsid="2078fbc3"/>
    </style:style>
    <style:style style:name="T80" style:family="text">
      <style:text-properties officeooo:rsid="2079cccc"/>
    </style:style>
    <style:style style:name="T81" style:family="text">
      <style:text-properties officeooo:rsid="2079d684"/>
    </style:style>
    <style:style style:name="T82" style:family="text">
      <style:text-properties officeooo:rsid="207b913f"/>
    </style:style>
    <style:style style:name="T83" style:family="text">
      <style:text-properties officeooo:rsid="207d43c4"/>
    </style:style>
    <style:style style:name="T84" style:family="text">
      <style:text-properties officeooo:rsid="207f08df"/>
    </style:style>
    <style:style style:name="T85" style:family="text">
      <style:text-properties officeooo:rsid="207f35c3"/>
    </style:style>
    <style:style style:name="T86" style:family="text">
      <style:text-properties officeooo:rsid="20804b75"/>
    </style:style>
    <style:style style:name="T87" style:family="text">
      <style:text-properties officeooo:rsid="20826cd8"/>
    </style:style>
    <style:style style:name="T88" style:family="text">
      <style:text-properties officeooo:rsid="2082c642"/>
    </style:style>
    <style:style style:name="T89" style:family="text">
      <style:text-properties officeooo:rsid="2083893e"/>
    </style:style>
    <style:style style:name="T90" style:family="text">
      <style:text-properties officeooo:rsid="2083d65b"/>
    </style:style>
    <style:style style:name="T91" style:family="text">
      <style:text-properties officeooo:rsid="2085407f"/>
    </style:style>
    <style:style style:name="T92" style:family="text">
      <style:text-properties officeooo:rsid="2086fbde"/>
    </style:style>
    <style:style style:name="T93" style:family="text">
      <style:text-properties officeooo:rsid="2088e969"/>
    </style:style>
    <style:style style:name="T94" style:family="text">
      <style:text-properties officeooo:rsid="2089f5ca"/>
    </style:style>
    <style:style style:name="T95" style:family="text">
      <style:text-properties officeooo:rsid="208b61b4"/>
    </style:style>
    <style:style style:name="T96" style:family="text">
      <style:text-properties officeooo:rsid="208d50de"/>
    </style:style>
    <style:style style:name="T97" style:family="text">
      <style:text-properties officeooo:rsid="208f21c3"/>
    </style:style>
    <style:style style:name="T98" style:family="text">
      <style:text-properties officeooo:rsid="208ff6a3"/>
    </style:style>
    <style:style style:name="T99" style:family="text">
      <style:text-properties officeooo:rsid="20908677"/>
    </style:style>
    <style:style style:name="T100" style:family="text">
      <style:text-properties officeooo:rsid="2090f3d6"/>
    </style:style>
    <style:style style:name="T101" style:family="text">
      <style:text-properties officeooo:rsid="209213f6"/>
    </style:style>
    <style:style style:name="T102" style:family="text">
      <style:text-properties officeooo:rsid="2093a6c2"/>
    </style:style>
    <style:style style:name="T103" style:family="text">
      <style:text-properties officeooo:rsid="209584ec"/>
    </style:style>
    <style:style style:name="T104" style:family="text">
      <style:text-properties officeooo:rsid="209761a0"/>
    </style:style>
    <style:style style:name="T105" style:family="text">
      <style:text-properties officeooo:rsid="209972a1"/>
    </style:style>
    <style:style style:name="T106" style:family="text">
      <style:text-properties officeooo:rsid="209ae924"/>
    </style:style>
    <style:style style:name="T107" style:family="text">
      <style:text-properties officeooo:rsid="209c636a"/>
    </style:style>
    <style:style style:name="T108" style:family="text">
      <style:text-properties officeooo:rsid="209d9249"/>
    </style:style>
    <style:style style:name="T109" style:family="text">
      <style:text-properties officeooo:rsid="209f2e19"/>
    </style:style>
    <style:style style:name="T110" style:family="text">
      <style:text-properties officeooo:rsid="20a07fa9"/>
    </style:style>
    <style:style style:name="T111" style:family="text">
      <style:text-properties officeooo:rsid="20a4a1bf"/>
    </style:style>
    <style:style style:name="T112" style:family="text">
      <style:text-properties officeooo:rsid="20a53d49"/>
    </style:style>
    <style:style style:name="T113" style:family="text">
      <style:text-properties officeooo:rsid="20a59642"/>
    </style:style>
    <style:style style:name="T114" style:family="text">
      <style:text-properties officeooo:rsid="20a5b553"/>
    </style:style>
    <style:style style:name="T115" style:family="text">
      <style:text-properties officeooo:rsid="20a5d9e1"/>
    </style:style>
    <style:style style:name="T116" style:family="text">
      <style:text-properties officeooo:rsid="20a5e6cd"/>
    </style:style>
    <style:style style:name="T117" style:family="text">
      <style:text-properties officeooo:rsid="20a63261"/>
    </style:style>
    <style:style style:name="T118" style:family="text">
      <style:text-properties officeooo:rsid="20a804c9"/>
    </style:style>
    <style:style style:name="T119" style:family="text">
      <style:text-properties officeooo:rsid="20aa67b4"/>
    </style:style>
    <style:style style:name="T120" style:family="text">
      <style:text-properties officeooo:rsid="20ab9dc7"/>
    </style:style>
    <style:style style:name="T121" style:family="text">
      <style:text-properties officeooo:rsid="20ad37b5"/>
    </style:style>
    <style:style style:name="T122" style:family="text">
      <style:text-properties officeooo:rsid="20af2779"/>
    </style:style>
    <style:style style:name="T123" style:family="text">
      <style:text-properties officeooo:rsid="20b10616"/>
    </style:style>
    <style:style style:name="T124" style:family="text">
      <style:text-properties officeooo:rsid="20b21a8b"/>
    </style:style>
    <style:style style:name="T125" style:family="text">
      <style:text-properties officeooo:rsid="20b34c81"/>
    </style:style>
    <style:style style:name="T126" style:family="text">
      <style:text-properties officeooo:rsid="20b3f3eb"/>
    </style:style>
    <style:style style:name="T127" style:family="text">
      <style:text-properties officeooo:rsid="20b57b4e"/>
    </style:style>
    <style:style style:name="T128" style:family="text">
      <style:text-properties officeooo:rsid="20b6f6ee"/>
    </style:style>
    <style:style style:name="T129" style:family="text">
      <style:text-properties officeooo:rsid="20b93d4f"/>
    </style:style>
    <style:style style:name="T130" style:family="text">
      <style:text-properties officeooo:rsid="20bb3148"/>
    </style:style>
    <style:style style:name="T131" style:family="text">
      <style:text-properties officeooo:rsid="20bb81fd"/>
    </style:style>
    <style:style style:name="T132" style:family="text">
      <style:text-properties officeooo:rsid="20bbafc3"/>
    </style:style>
    <style:style style:name="T133" style:family="text">
      <style:text-properties officeooo:rsid="20bbdb72"/>
    </style:style>
    <style:style style:name="T134" style:family="text">
      <style:text-properties officeooo:rsid="20bcf978"/>
    </style:style>
    <style:style style:name="T135" style:family="text">
      <style:text-properties officeooo:rsid="20bd8fea"/>
    </style:style>
    <style:style style:name="T136" style:family="text">
      <style:text-properties officeooo:rsid="20bf0df0"/>
    </style:style>
    <style:style style:name="T137" style:family="text">
      <style:text-properties officeooo:rsid="20bf8cd6"/>
    </style:style>
    <style:style style:name="T138" style:family="text">
      <style:text-properties officeooo:rsid="20c06502"/>
    </style:style>
    <style:style style:name="T139" style:family="text">
      <style:text-properties officeooo:rsid="20c13620"/>
    </style:style>
    <style:style style:name="T140" style:family="text">
      <style:text-properties officeooo:rsid="20c24d74"/>
    </style:style>
    <style:style style:name="T141" style:family="text">
      <style:text-properties officeooo:rsid="20c29526"/>
    </style:style>
    <style:style style:name="T142" style:family="text">
      <style:text-properties officeooo:rsid="20c2ea7b"/>
    </style:style>
    <style:style style:name="T143" style:family="text">
      <style:text-properties officeooo:rsid="20c48c50"/>
    </style:style>
    <style:style style:name="T144" style:family="text">
      <style:text-properties officeooo:rsid="20c659a0"/>
    </style:style>
    <style:style style:name="T145" style:family="text">
      <style:text-properties officeooo:rsid="20c70373"/>
    </style:style>
    <style:style style:name="T146" style:family="text">
      <style:text-properties officeooo:rsid="20c9848a"/>
    </style:style>
    <style:style style:name="T147" style:family="text">
      <style:text-properties officeooo:rsid="20cbc2a1"/>
    </style:style>
    <style:style style:name="T148" style:family="text">
      <style:text-properties officeooo:rsid="20ce6ba0"/>
    </style:style>
    <style:style style:name="T149" style:family="text">
      <style:text-properties officeooo:rsid="20ceecdf"/>
    </style:style>
    <style:style style:name="T150" style:family="text">
      <style:text-properties officeooo:rsid="20d07fed"/>
    </style:style>
    <style:style style:name="T151" style:family="text">
      <style:text-properties officeooo:rsid="20d132d3"/>
    </style:style>
    <style:style style:name="T152" style:family="text">
      <style:text-properties officeooo:rsid="20d319fe"/>
    </style:style>
    <style:style style:name="T153" style:family="text">
      <style:text-properties officeooo:rsid="20d35ffd"/>
    </style:style>
    <style:style style:name="T154" style:family="text">
      <style:text-properties officeooo:rsid="20d37165"/>
    </style:style>
    <style:style style:name="T155" style:family="text">
      <style:text-properties officeooo:rsid="20d5be4d"/>
    </style:style>
    <style:style style:name="T156" style:family="text">
      <style:text-properties officeooo:rsid="20d7dc13"/>
    </style:style>
    <style:style style:name="T157" style:family="text">
      <style:text-properties officeooo:rsid="20d8e0b7"/>
    </style:style>
    <style:style style:name="T158" style:family="text">
      <style:text-properties officeooo:rsid="20daca22"/>
    </style:style>
    <style:style style:name="T159" style:family="text">
      <style:text-properties officeooo:rsid="20dc8337"/>
    </style:style>
    <style:style style:name="T160" style:family="text">
      <style:text-properties officeooo:rsid="20de1bba"/>
    </style:style>
    <style:style style:name="T161" style:family="text">
      <style:text-properties officeooo:rsid="20deec75"/>
    </style:style>
    <style:style style:name="T162" style:family="text">
      <style:text-properties officeooo:rsid="20e0dd9e"/>
    </style:style>
    <style:style style:name="T163" style:family="text">
      <style:text-properties officeooo:rsid="20e293cc"/>
    </style:style>
    <style:style style:name="T164" style:family="text">
      <style:text-properties officeooo:rsid="20e3f73a"/>
    </style:style>
    <style:style style:name="T165" style:family="text">
      <style:text-properties officeooo:rsid="20e6cab3"/>
    </style:style>
    <style:style style:name="T166" style:family="text">
      <style:text-properties officeooo:rsid="20e72f2a"/>
    </style:style>
    <style:style style:name="T167" style:family="text">
      <style:text-properties officeooo:rsid="20e76265"/>
    </style:style>
    <style:style style:name="T168" style:family="text">
      <style:text-properties officeooo:rsid="20e909a0"/>
    </style:style>
    <style:style style:name="T169" style:family="text">
      <style:text-properties officeooo:rsid="20e9d0f4"/>
    </style:style>
    <style:style style:name="T170" style:family="text">
      <style:text-properties officeooo:rsid="20ea2c7f"/>
    </style:style>
    <style:style style:name="T171" style:family="text">
      <style:text-properties officeooo:rsid="20ec0a8d"/>
    </style:style>
    <style:style style:name="T172" style:family="text">
      <style:text-properties officeooo:rsid="20ecb171"/>
    </style:style>
    <style:style style:name="T173" style:family="text">
      <style:text-properties officeooo:rsid="20f05ac6"/>
    </style:style>
    <style:style style:name="T174" style:family="text">
      <style:text-properties officeooo:rsid="20f0dc51"/>
    </style:style>
    <style:style style:name="T175" style:family="text">
      <style:text-properties officeooo:rsid="20f10579"/>
    </style:style>
    <style:style style:name="T176" style:family="text">
      <style:text-properties officeooo:rsid="20f248ec"/>
    </style:style>
    <style:style style:name="T177" style:family="text">
      <style:text-properties officeooo:rsid="20f4143b"/>
    </style:style>
    <style:style style:name="T178" style:family="text">
      <style:text-properties officeooo:rsid="20f51e62"/>
    </style:style>
    <style:style style:name="T179" style:family="text">
      <style:text-properties officeooo:rsid="20f63c82"/>
    </style:style>
    <style:style style:name="T180" style:family="text">
      <style:text-properties officeooo:rsid="20f7ee97"/>
    </style:style>
    <style:style style:name="T181" style:family="text">
      <style:text-properties officeooo:rsid="20fb17f5"/>
    </style:style>
    <style:style style:name="T182" style:family="text">
      <style:text-properties officeooo:rsid="20fe16db"/>
    </style:style>
    <style:style style:name="T183" style:family="text">
      <style:text-properties officeooo:rsid="20fe6d3c"/>
    </style:style>
    <style:style style:name="T184" style:family="text">
      <style:text-properties officeooo:rsid="20fed948"/>
    </style:style>
    <style:style style:name="T185" style:family="text">
      <style:text-properties officeooo:rsid="20ff3499"/>
    </style:style>
    <style:style style:name="T186" style:family="text">
      <style:text-properties officeooo:rsid="2100d9a7"/>
    </style:style>
    <style:style style:name="T187" style:family="text">
      <style:text-properties officeooo:rsid="21011dc2"/>
    </style:style>
    <style:style style:name="T188" style:family="text">
      <style:text-properties officeooo:rsid="2101e2b5"/>
    </style:style>
    <style:style style:name="T189" style:family="text">
      <style:text-properties officeooo:rsid="2102f93f"/>
    </style:style>
    <style:style style:name="T190" style:family="text">
      <style:text-properties officeooo:rsid="21040c9e"/>
    </style:style>
    <style:style style:name="T191" style:family="text">
      <style:text-properties officeooo:rsid="2105ddac"/>
    </style:style>
    <style:style style:name="T192" style:family="text">
      <style:text-properties officeooo:rsid="2107120d"/>
    </style:style>
    <style:style style:name="T193" style:family="text">
      <style:text-properties officeooo:rsid="2108678c"/>
    </style:style>
    <style:style style:name="T194" style:family="text">
      <style:text-properties officeooo:rsid="2109459d"/>
    </style:style>
    <style:style style:name="T195" style:family="text">
      <style:text-properties officeooo:rsid="210a0903"/>
    </style:style>
    <style:style style:name="T196" style:family="text">
      <style:text-properties officeooo:rsid="210a29f5"/>
    </style:style>
    <style:style style:name="T197" style:family="text">
      <style:text-properties officeooo:rsid="210a5dd4"/>
    </style:style>
    <style:style style:name="T198" style:family="text">
      <style:text-properties officeooo:rsid="210ebedb"/>
    </style:style>
    <style:style style:name="T199" style:family="text">
      <style:text-properties officeooo:rsid="211089d9"/>
    </style:style>
    <style:style style:name="T200" style:family="text">
      <style:text-properties officeooo:rsid="2110b418"/>
    </style:style>
    <style:style style:name="T201" style:family="text">
      <style:text-properties officeooo:rsid="211124e9"/>
    </style:style>
    <style:style style:name="T202" style:family="text">
      <style:text-properties officeooo:rsid="21131cd4"/>
    </style:style>
    <style:style style:name="T203" style:family="text">
      <style:text-properties officeooo:rsid="2113f720"/>
    </style:style>
    <style:style style:name="T204" style:family="text">
      <style:text-properties officeooo:rsid="2117d1cc"/>
    </style:style>
    <style:style style:name="T205" style:family="text">
      <style:text-properties officeooo:rsid="21181eea"/>
    </style:style>
    <style:style style:name="T206" style:family="text">
      <style:text-properties officeooo:rsid="2118d27b"/>
    </style:style>
    <style:style style:name="T207" style:family="text">
      <style:text-properties officeooo:rsid="211a60dc"/>
    </style:style>
    <style:style style:name="T208" style:family="text">
      <style:text-properties officeooo:rsid="211b6dc3"/>
    </style:style>
    <style:style style:name="T209" style:family="text">
      <style:text-properties officeooo:rsid="211cd5af"/>
    </style:style>
    <style:style style:name="T210" style:family="text">
      <style:text-properties officeooo:rsid="211ec4b4"/>
    </style:style>
    <style:style style:name="T211" style:family="text">
      <style:text-properties officeooo:rsid="211f0125"/>
    </style:style>
    <style:style style:name="T212" style:family="text">
      <style:text-properties officeooo:rsid="211fe9c2"/>
    </style:style>
    <style:style style:name="T213" style:family="text">
      <style:text-properties officeooo:rsid="2121b082"/>
    </style:style>
    <style:style style:name="T214" style:family="text">
      <style:text-properties officeooo:rsid="2121c46c"/>
    </style:style>
    <style:style style:name="T215" style:family="text">
      <style:text-properties officeooo:rsid="212380ad"/>
    </style:style>
    <style:style style:name="T216" style:family="text">
      <style:text-properties officeooo:rsid="2124d10e"/>
    </style:style>
    <style:style style:name="T217" style:family="text">
      <style:text-properties officeooo:rsid="2125f9d8"/>
    </style:style>
    <style:style style:name="T218" style:family="text">
      <style:text-properties officeooo:rsid="21279859"/>
    </style:style>
    <style:style style:name="T219" style:family="text">
      <style:text-properties officeooo:rsid="2127a66f"/>
    </style:style>
    <style:style style:name="T220" style:family="text">
      <style:text-properties officeooo:rsid="21291e66"/>
    </style:style>
    <style:style style:name="T221" style:family="text">
      <style:text-properties officeooo:rsid="212a572b"/>
    </style:style>
    <style:style style:name="T222" style:family="text">
      <style:text-properties officeooo:rsid="212b7651"/>
    </style:style>
    <style:style style:name="T223" style:family="text">
      <style:text-properties officeooo:rsid="212ce9dc"/>
    </style:style>
    <style:style style:name="T224" style:family="text">
      <style:text-properties officeooo:rsid="212ec78e"/>
    </style:style>
    <style:style style:name="T225" style:family="text">
      <style:text-properties officeooo:rsid="212f98de"/>
    </style:style>
    <style:style style:name="T226" style:family="text">
      <style:text-properties officeooo:rsid="213089dd"/>
    </style:style>
    <style:style style:name="T227" style:family="text">
      <style:text-properties officeooo:rsid="2131eac3"/>
    </style:style>
    <style:style style:name="T228" style:family="text">
      <style:text-properties officeooo:rsid="213237dd"/>
    </style:style>
    <style:style style:name="T229" style:family="text">
      <style:text-properties officeooo:rsid="2134f575"/>
    </style:style>
    <style:style style:name="T230" style:family="text">
      <style:text-properties officeooo:rsid="213681c3"/>
    </style:style>
    <style:style style:name="T231" style:family="text">
      <style:text-properties officeooo:rsid="21370234"/>
    </style:style>
    <style:style style:name="T232" style:family="text">
      <style:text-properties officeooo:rsid="2176cee2"/>
    </style:style>
    <style:style style:name="T233" style:family="text">
      <style:text-properties officeooo:rsid="21783316"/>
    </style:style>
    <style:style style:name="T234" style:family="text">
      <style:text-properties officeooo:rsid="2179a868"/>
    </style:style>
    <style:style style:name="T235" style:family="text">
      <style:text-properties officeooo:rsid="217b2a07"/>
    </style:style>
    <style:style style:name="T236" style:family="text">
      <style:text-properties officeooo:rsid="217d03aa"/>
    </style:style>
    <style:style style:name="T237" style:family="text">
      <style:text-properties officeooo:rsid="217d3533"/>
    </style:style>
    <style:style style:name="T238" style:family="text">
      <style:text-properties officeooo:rsid="217f22e0"/>
    </style:style>
    <style:style style:name="T239" style:family="text">
      <style:text-properties officeooo:rsid="217fc679"/>
    </style:style>
    <style:style style:name="T240" style:family="text">
      <style:text-properties officeooo:rsid="2180b950"/>
    </style:style>
    <style:style style:name="T241" style:family="text">
      <style:text-properties officeooo:rsid="21818202"/>
    </style:style>
    <style:style style:name="T242" style:family="text">
      <style:text-properties officeooo:rsid="2187c311"/>
    </style:style>
    <style:style style:name="T243" style:family="text">
      <style:text-properties officeooo:rsid="21882b1e"/>
    </style:style>
    <style:style style:name="T244" style:family="text">
      <style:text-properties officeooo:rsid="2188d4ae"/>
    </style:style>
    <style:style style:name="T245" style:family="text">
      <style:text-properties officeooo:rsid="218a92da"/>
    </style:style>
    <style:style style:name="T246" style:family="text">
      <style:text-properties officeooo:rsid="218b9ff4"/>
    </style:style>
    <style:style style:name="T247" style:family="text">
      <style:text-properties officeooo:rsid="218bbe02"/>
    </style:style>
    <style:style style:name="T248" style:family="text">
      <style:text-properties officeooo:rsid="218d0a21"/>
    </style:style>
    <style:style style:name="T249" style:family="text">
      <style:text-properties officeooo:rsid="218d422e"/>
    </style:style>
    <style:style style:name="T250" style:family="text">
      <style:text-properties officeooo:rsid="218df3ca"/>
    </style:style>
    <style:style style:name="T251" style:family="text">
      <style:text-properties officeooo:rsid="218eab56"/>
    </style:style>
    <style:style style:name="T252" style:family="text">
      <style:text-properties officeooo:rsid="218f4b3e"/>
    </style:style>
    <style:style style:name="T253" style:family="text">
      <style:text-properties officeooo:rsid="2190eb80"/>
    </style:style>
    <style:style style:name="T254" style:family="text">
      <style:text-properties officeooo:rsid="21930e5d"/>
    </style:style>
    <style:style style:name="T255" style:family="text">
      <style:text-properties officeooo:rsid="2194d1b6"/>
    </style:style>
    <style:style style:name="T256" style:family="text">
      <style:text-properties officeooo:rsid="21969a20"/>
    </style:style>
    <style:style style:name="T257" style:family="text">
      <style:text-properties officeooo:rsid="219849b7"/>
    </style:style>
    <style:style style:name="T258" style:family="text">
      <style:text-properties officeooo:rsid="2198e7bf"/>
    </style:style>
    <style:style style:name="T259" style:family="text">
      <style:text-properties officeooo:rsid="2199d8d1"/>
    </style:style>
    <style:style style:name="T260" style:family="text">
      <style:text-properties officeooo:rsid="219a1736"/>
    </style:style>
    <style:style style:name="T261" style:family="text">
      <style:text-properties officeooo:rsid="219ad60c"/>
    </style:style>
    <style:style style:name="T262" style:family="text">
      <style:text-properties officeooo:rsid="219c6597"/>
    </style:style>
    <style:style style:name="T263" style:family="text">
      <style:text-properties officeooo:rsid="219ca1b9"/>
    </style:style>
    <style:style style:name="T264" style:family="text">
      <style:text-properties officeooo:rsid="219cfbb2"/>
    </style:style>
    <style:style style:name="T265" style:family="text">
      <style:text-properties officeooo:rsid="21de6083"/>
    </style:style>
    <style:style style:name="T266" style:family="text">
      <style:text-properties officeooo:rsid="228fbb41"/>
    </style:style>
    <style:style style:name="T267" style:family="text">
      <style:text-properties officeooo:rsid="231d08ed"/>
    </style:style>
    <style:style style:name="T268" style:family="text">
      <style:text-properties officeooo:rsid="231e52af"/>
    </style:style>
    <style:style style:name="T269" style:family="text">
      <style:text-properties officeooo:rsid="231fc68c"/>
    </style:style>
    <style:style style:name="T270" style:family="text">
      <style:text-properties officeooo:rsid="2320dc9b"/>
    </style:style>
    <style:style style:name="T271" style:family="text">
      <style:text-properties officeooo:rsid="2322ab2d"/>
    </style:style>
    <style:style style:name="T272" style:family="text">
      <style:text-properties officeooo:rsid="2322f9ea"/>
    </style:style>
    <style:style style:name="T273" style:family="text">
      <style:text-properties officeooo:rsid="2324f79e"/>
    </style:style>
    <style:style style:name="T274" style:family="text">
      <style:text-properties officeooo:rsid="2326afa0"/>
    </style:style>
    <style:style style:name="T275" style:family="text">
      <style:text-properties officeooo:rsid="2326eb3f"/>
    </style:style>
    <style:style style:name="T276" style:family="text">
      <style:text-properties officeooo:rsid="2328333e"/>
    </style:style>
    <style:style style:name="T277" style:family="text">
      <style:text-properties officeooo:rsid="232d4a24"/>
    </style:style>
    <style:style style:name="T278" style:family="text">
      <style:text-properties officeooo:rsid="232dd1ee"/>
    </style:style>
    <style:style style:name="T279" style:family="text">
      <style:text-properties officeooo:rsid="2332318a"/>
    </style:style>
    <style:style style:name="T280" style:family="text">
      <style:text-properties officeooo:rsid="2334b4fd"/>
    </style:style>
    <style:style style:name="T281" style:family="text">
      <style:text-properties officeooo:rsid="23361452"/>
    </style:style>
    <style:style style:name="T282" style:family="text">
      <style:text-properties officeooo:rsid="2337b355"/>
    </style:style>
    <style:style style:name="T283" style:family="text">
      <style:text-properties officeooo:rsid="233912b6"/>
    </style:style>
    <style:style style:name="T284" style:family="text">
      <style:text-properties officeooo:rsid="2339aefa"/>
    </style:style>
    <style:style style:name="T285" style:family="text">
      <style:text-properties officeooo:rsid="233ba882"/>
    </style:style>
    <style:style style:name="T286" style:family="text">
      <style:text-properties officeooo:rsid="233ca559"/>
    </style:style>
    <style:style style:name="T287" style:family="text">
      <style:text-properties officeooo:rsid="233ebda9"/>
    </style:style>
    <style:style style:name="T288" style:family="text">
      <style:text-properties officeooo:rsid="23418a38"/>
    </style:style>
    <style:style style:name="T289" style:family="text">
      <style:text-properties officeooo:rsid="23428e27"/>
    </style:style>
    <style:style style:name="T290" style:family="text">
      <style:text-properties officeooo:rsid="23439fa0"/>
    </style:style>
    <style:style style:name="T291" style:family="text">
      <style:text-properties officeooo:rsid="2344e169"/>
    </style:style>
    <style:style style:name="T292" style:family="text">
      <style:text-properties officeooo:rsid="23458099"/>
    </style:style>
    <style:style style:name="T293" style:family="text">
      <style:text-properties officeooo:rsid="23461e96"/>
    </style:style>
    <style:style style:name="T294" style:family="text">
      <style:text-properties officeooo:rsid="23bb750d"/>
    </style:style>
    <style:style style:name="T295" style:family="text">
      <style:text-properties officeooo:rsid="23bd4884"/>
    </style:style>
    <style:style style:name="T296" style:family="text">
      <style:text-properties officeooo:rsid="23bead55"/>
    </style:style>
    <style:style style:name="T297" style:family="text">
      <style:text-properties officeooo:rsid="23beb7b2"/>
    </style:style>
    <style:style style:name="T298" style:family="text">
      <style:text-properties officeooo:rsid="23beb8cc"/>
    </style:style>
    <style:style style:name="T299" style:family="text">
      <style:text-properties officeooo:rsid="23c25e03"/>
    </style:style>
    <style:style style:name="T300" style:family="text">
      <style:text-properties officeooo:rsid="23c65cf5"/>
    </style:style>
    <style:style style:name="T301" style:family="text">
      <style:text-properties officeooo:rsid="23c837bb"/>
    </style:style>
    <style:style style:name="T302" style:family="text">
      <style:text-properties officeooo:rsid="23ca0676"/>
    </style:style>
    <style:style style:name="T303" style:family="text">
      <style:text-properties officeooo:rsid="23cace89"/>
    </style:style>
    <style:style style:name="T304" style:family="text">
      <style:text-properties officeooo:rsid="23caee13"/>
    </style:style>
    <style:style style:name="T305" style:family="text">
      <style:text-properties officeooo:rsid="23cdae3b"/>
    </style:style>
    <style:style style:name="T306" style:family="text">
      <style:text-properties officeooo:rsid="24048d55"/>
    </style:style>
    <style:style style:name="T307" style:family="text">
      <style:text-properties officeooo:rsid="24053b9d"/>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75" text:outline-level="3"><text:bookmark-start text:name="__RefHeading___Toc34973_4173466481"/>The <text:span text:style-name="T12">tale</text:span> of the frog.<text:bookmark-end text:name="__RefHeading___Toc34973_4173466481"/></text:h>
      <text:p text:style-name="P4">One of the most famous tales is that of the <text:span text:style-name="T12">frog</text:span> that becomes the prince. It is a <text:span text:style-name="T12">tale</text:span> for children.</text:p>
      <text:p text:style-name="P4"><text:span text:style-name="T14">A</text:span> <text:span text:style-name="T14">similar</text:span> <text:span text:style-name="T13">tale,</text:span> but adding millions of years, is that of evolution. Man evolved from a reptile in millions of years.</text:p>
      <text:p text:style-name="P5">Any method recognized as scientific must start from observable evidence.</text:p>
      <text:p text:style-name="P4">There is NO, ZERO, <text:span text:style-name="T267">nothing</text:span>, <text:span text:style-name="T267">zip, NADA, nadita, nada,</text:span> <text:span text:style-name="T267">ni poquito, of </text:span>OBSERVABLE evidence that a<text:span text:style-name="T15">n</text:span> animal <text:span text:style-name="T15">kind</text:span>, a feline, a canine, an equine, transform<text:span text:style-name="T15">s</text:span>, evolve<text:span text:style-name="T15">s</text:span>, change<text:span text:style-name="T15">s</text:span> over time in<text:span text:style-name="T268">to</text:span> another <text:span text:style-name="T15">kind</text:span>.</text:p>
      <text:p text:style-name="P4">In the examples of change that those who believe the <text:span text:style-name="T16">tale</text:span>, the animal NEVER changes <text:span text:style-name="T16">kind</text:span>.</text:p>
      <text:p text:style-name="P4">Bacteria are still bacteria, birds are still birds, turtles are still turtles, fish are still fish, insects are still insects, canines are still canines, equines are still equines and felines are still felines.</text:p>
      <text:p text:style-name="P4">And in the most modern examples that claim to show genetic changes, <text:span text:style-name="T17">it’</text:span>s simply the same animal without a member, with the member impaired, or with a member in the wrong place. And the similarities that are alleged in the genetic code <text:span text:style-name="T183">between chimps and humans </text:span>are only in the COMPARABLE sections and in the most similar cases of those COMPARABLE parts, the similarities never exceed 85%, <text:span text:style-name="T183">according to the proponets themselves</text:span>. Something like arguing that if the leg of a monkey resembles, in COMPARABLE parts, that of a man in 85%, it is evidence that both have a common ancestor. <text:span text:style-name="T186">Your</text:span><text:span text:style-name="T185"> host believes</text:span><text:span text:style-name="T183"> that </text:span><text:span text:style-name="T185">the </text:span><text:span text:style-name="T187">accepted </text:span><text:span text:style-name="T188">maximum of </text:span><text:span text:style-name="T183">85% is not even </text:span><text:span text:style-name="T187">6</text:span><text:span text:style-name="T183">0% </text:span><text:span text:style-name="T188">in reality</text:span><text:span text:style-name="T183">. The explanation is that they are </text:span><text:soft-page-break/><text:span text:style-name="T183">DIFFERENT kinds of creatures. </text:span><text:span text:style-name="T184">They are different desi</text:span><text:span text:style-name="T186">g</text:span><text:span text:style-name="T184">ns with some common functionality.</text:span></text:p>
      <text:p text:style-name="P6"><text:span text:style-name="T18">It </text:span><text:span text:style-name="T19">is</text:span><text:span text:style-name="T18"> portraied as evidence s</text:span>ome fossils of bones, that supposedly <text:span text:style-name="T18">have been</text:span> there millions of years, but <text:span text:style-name="T19">that </text:span>let’s <text:span text:style-name="T19">remember</text:span><text:span text:style-name="T18"> </text:span>they have Carbon 14, that Carbon 14 that supposedly can't be there if something died more than 60 thousand years ago, and with those stones they put together a story of the imagination that lasts millions of years.</text:p>
      <text:p text:style-name="P9">It is impossible to OBSERVE <text:span text:style-name="T20">the </text:span><text:span text:style-name="T26">CHANGE</text:span>, that which <text:span text:style-name="T20">is </text:span>require<text:span text:style-name="T20">d by</text:span> any method that is <text:span text:style-name="T20">c</text:span>onsider<text:span text:style-name="T20">ed as </text:span>scienti<text:span text:style-name="T20">fic</text:span>. It is impossible to observe because supposedly it happened millions of years ago and it is not possible <text:span text:style-name="T269">to </text:span>reproduce it in ANY laboratory because the <text:span text:style-name="T26">CHANGE</text:span> supposedly also occurs in millions of years.</text:p>
      <text:p text:style-name="P4">There is no OBSERVABLE evidence of a change from one kind of animal to another.</text:p>
      <text:p text:style-name="P4">The only thing that is observed is adaptation. That happens even with<text:span text:style-name="T21">in the life span of a human </text:span>being. But no one argues that a short person is <text:span text:style-name="T21">of</text:span> different <text:span text:style-name="T21">kind</text:span> t<text:span text:style-name="T21">han</text:span> a <text:span text:style-name="T21">tall </text:span>person. <text:span text:style-name="T21">O</text:span>nly <text:span text:style-name="T21">a</text:span> person who believe<text:span text:style-name="T21">s</text:span> the tale of the <text:span text:style-name="T21">frog</text:span> <text:span text:style-name="T21">would</text:span> consider that a person with black skin is of a different kind than a white-skinned one.</text:p>
      <text:p text:style-name="P4">The modern classification according <text:span text:style-name="T22">to</text:span> species is completely arbitrary, there are more than ten different definitions of the word, and the only thing that <text:span text:style-name="T22">it </text:span>achieves is to differentiate the ramifications of the ADAPTATION that has had the same kind of animal.</text:p>
      <text:p text:style-name="P7">Canines are still canines, equines are still equines, and felines are still felines.</text:p>
      <text:p text:style-name="P4"><text:soft-page-break/>The supposed evolution of the species, the one that changes <text:span text:style-name="T23">kind</text:span>, the one that they call macro-evolution, the one that supposedly was the original, <text:span text:style-name="T23">it can NOT be</text:span> OBSERVE<text:span text:style-name="T23">D</text:span> anywhere. It is an imaginary tale. There is not OBSERVABLE evidence of <text:span text:style-name="T23">kind</text:span> change.</text:p>
      <text:p text:style-name="P4">Bacteria are still bacteria, birds are still birds, turtles are still turtles, fish are still fish, insects are still insects, canines are still canines, equines are still equines and felines are still felines.</text:p>
      <text:p text:style-name="P4">On the contrary, it has been observed on multiple occasions that when two of these ADAPTATIONS begin to coexist in the same environment for a long period of time, say forty years, it is observed that <text:span text:style-name="T24">t</text:span>hey are able to cross <text:span text:style-name="T24">among them</text:span>.</text:p>
      <text:p text:style-name="P8">The large amount of genetic information that differs between two different <text:span text:style-name="T25">kinds</text:span> of animals was <text:span text:style-name="T25">never understood,</text:span> during the last century, as descriptive <text:span text:style-name="T25">information </text:span>of the kind of animal, and only <text:span text:style-name="T25">until </text:span>recently it has been observed <text:span text:style-name="T25">that</text:span> it intervenes in the process of gestation of the animal. <text:span text:style-name="T25">It</text:span> was considered <text:span text:style-name="T25">j</text:span>unk DNA, once used during those supposed millions of years for one kind of animal to evolve into another. Evolution <text:span text:style-name="T25">for</text:span> which <text:span text:style-name="T25">there </text:span>is NO OBSERVABLE evidence, because it supposedly happens in millions of years and supposedly it happened millions of years ago, and <text:span text:style-name="T25">that ofcourse </text:span>cannot <text:span text:style-name="T25">be</text:span> OBSERVE<text:span text:style-name="T25">D</text:span> today. A tale of man's imagination.</text:p>
      <text:p text:style-name="P10">We were also taught in school that some organs, of which we did not know their function, that are found in current biological systems, were completely unnecessary and were there to remind us of those millions of years of evolution. We were taught that <text:span text:style-name="T27">of the </text:span>appendix, only to come to discover , a few years later, that it is part of <text:span text:style-name="T27">the </text:span>immune system. We were taught that about the coccyx, only to come to discover, a few years later, its function as termination and <text:soft-page-break/>support of a multitude of ligaments and muscles. We were taught that <text:span text:style-name="T27">w</text:span>hales and other aquatic animals have small bones that are vestiges of what once were a pelvis and legs, only to come and discover, the important role they play in the mating of these animals.</text:p>
      <text:p text:style-name="P11">Perhaps, who knows, <text:span text:style-name="T28">maybe</text:span>, <text:span text:style-name="T28">possibly</text:span>, the people who believe the tale of the frog should begin to consider the possibility that simply the story NEVER HAPPENED. That the reason there is NO OBSERVABLE EVIDENCE of transformation, of evolution, of <text:span text:style-name="T28">CHANGE from one kind to another</text:span>, it’s not only that it <text:span text:style-name="T28">tries to </text:span>know the <text:span text:style-name="T28">whole movie,</text:span> of supposedly billions of years, <text:span text:style-name="T28">just by </text:span>looking at the last <text:span text:style-name="T28">picture,</text:span> but <text:span text:style-name="T28">that </text:span>said transformation NEVER HAPPENED. There was NEVER <text:span text:style-name="T28">an </text:span>evolution. They were NOT thousands of millions of years. <text:span text:style-name="T29">T</text:span>he movie <text:span text:style-name="T29">lasts only a few</text:span> thousands years. <text:span text:style-name="T29">And</text:span> it began when the Creator decided so. And all kinds of animals were physically created at the same time.</text:p>
      <text:p text:style-name="P4">But no. <text:span text:style-name="T30">They</text:span> continue with tales to <text:span text:style-name="T30">support</text:span> a tale of a <text:span text:style-name="T30">frog</text:span> who became prince. Only <text:span text:style-name="T30">that it happens </text:span>in millions of millions of years to make it look believable.</text:p>
      <text:p text:style-name="P4">Dead in the deception of denying the Creator.</text:p>
      <text:h text:style-name="P76" text:outline-level="3"><text:bookmark-start text:name="__RefHeading___Toc34975_4173466481"/>Trees.<text:bookmark-end text:name="__RefHeading___Toc34975_4173466481"/></text:h>
      <text:p text:style-name="P4">Fossils of trees are found in geological strata in vertical position. The same fossil crosses several layers or geological strata that supposedly took millions of years to form.</text:p>
      <text:p text:style-name="P12">The traditional explanation of how this happened is that for those, and only for those trees, geological events that we see today, of quick deposit or several small ones were the ones who buried said trees. Examples of such events include volcanic deposits, deltaic <text:soft-page-break/>deposits and glacial deposits. That was a volcano, that was a river, that was a glacial. That is to say that for those and only for those trees, the geological strata formed quickly and not in millions of years. But yes, not <text:span text:style-name="T31">even </text:span>by accident is it considered that the evidence is perfectly consistent with a planetary flood event.</text:p>
      <text:p text:style-name="P4">But what happens when not all tree fossils are in <text:span text:style-name="T32">a head up </text:span>position?, when some are <text:span text:style-name="T32">in a </text:span>root up <text:span text:style-name="T32">position</text:span>?. What if the famous Carbon 14 <text:span text:style-name="T32">is </text:span>found in these fossils? That Carbon 14 that supposedly can't be there if a tree died and started to fossilize more than 60 thousand years ago?, what happens when this <text:span text:style-name="T32">occurs</text:span> in strata that <text:span text:style-name="T32">was</text:span> already classified as being millions of years old?</text:p>
      <text:p text:style-name="P4">Nothing <text:span text:style-name="T32">happens</text:span>, the <text:span text:style-name="T32">evidence gets</text:span> ignore<text:span text:style-name="T32">d</text:span>. The evidence is simply as if it did not exist. It is too contradictory even with the same assumptions of what is called evidence.</text:p>
      <text:p text:style-name="P4">The story of the <text:span text:style-name="T32">frog</text:span> that becomes a prince is still held, because it’s the only alternative to admitting the existence of a Creator.</text:p>
      <text:p text:style-name="P4">Dead in the deception of denying the Creator.</text:p>
      <text:h text:style-name="P76" text:outline-level="3"><text:bookmark-start text:name="__RefHeading___Toc34977_4173466481"/>Coal.<text:bookmark-end text:name="__RefHeading___Toc34977_4173466481"/></text:h>
      <text:p text:style-name="P4">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33">by the</text:span> burial, <text:span text:style-name="T33">they caused a </text:span>loss of water, methane and carbon dioxide. <text:span text:style-name="T33">A</text:span>nd this loss increased the proportion of carbon, and voila. Easy, <text:span text:style-name="T33">right</text:span>?</text:p>
      <text:p text:style-name="P13"><text:soft-page-break/>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34">were</text:span> kept? Why <text:span text:style-name="T34">did </text:span>not the bands <text:span text:style-name="T34">get</text:span> diluted in fluxes of clay or other impurities before thicken<text:span text:style-name="T34">ing</text:span>? What happens when Carbon 14 is found inside that carbon?, that Carbon 14 that supposedly cannot be there if something is more than 60 thousand years old? What happens when <text:span text:style-name="T34">oval radiation rings </text:span>are found within the coal indicating <text:span text:style-name="T34">a </text:span>rapid and simultaneous formation with the coal because these <text:span text:style-name="T34">rings would have</text:span> dissipated, faded or cracked if the coal formation had taken million years or it <text:span text:style-name="T34">had</text:span> not been simultaneous with the <text:span text:style-name="T34">rings</text:span>? What happen<text:span text:style-name="T34">s</text:span> when carbon is formed from wood in the presence of water, absence of air, at 160 degrees centigrade, high pressures, and with only two weeks <text:span text:style-name="T34">or so </text:span>of waiting?</text:p>
      <text:p text:style-name="P4"><text:span text:style-name="T35">Nothing</text:span>. <text:span text:style-name="T35">Absolutely nothing happens</text:span>. The topic is ignored. The evidence is just like if <text:span text:style-name="T35">it</text:span> d<text:span text:style-name="T36">id</text:span> not exist. It is too contradictory even with the same assumptions of what is called evidence.</text:p>
      <text:p text:style-name="P4">The story of the <text:span text:style-name="T36">frog</text:span> that becomes a prince is still held, because it is the only alternative to admitting the existence of a Creator.</text:p>
      <text:p text:style-name="P4">Dead in the deception of denying the Creator.</text:p>
      <text:h text:style-name="P76" text:outline-level="3"><text:bookmark-start text:name="__RefHeading___Toc34979_4173466481"/>Tectonics.<text:bookmark-end text:name="__RefHeading___Toc34979_4173466481"/></text:h>
      <text:p text:style-name="P4">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14"><text:soft-page-break/>In the last century, seeking to explain what we observe and using too much imagination the theory of tectonic plates <text:span text:style-name="T37">was proposed</text:span>. A theory that proposes a series of mechanisms such as the expansion of the marine <text:span text:style-name="T38">floor</text:span>, subduction, mountain building, mantle circulation, hot<text:span text:style-name="T39">spots</text:span>, transform faults, inversion of magnetic poles of the planet, in short, a whole series of mechanisms that NEVER, <text:span text:style-name="T39">listen:</text:span> NEVER, <text:span text:style-name="T39">t</text:span>hey have NEVER been observed.</text:p>
      <text:p text:style-name="P15">NONE of these supposed processes have EVER been measured. <text:span text:style-name="T40">There is </text:span>no OBSERVABLE evidence that these processes happen.</text:p>
      <text:p text:style-name="P4">The <text:span text:style-name="T40">excuse</text:span> is the same as the one in the <text:span text:style-name="T40">tale</text:span> of the frog, the one in the <text:span text:style-name="T40">tale</text:span> of the macroevolution: is that they happen in <text:span text:style-name="T45">hundreds of </text:span><text:span text:style-name="T40">m</text:span>illions of years.</text:p>
      <text:p text:style-name="P16"><text:span text:style-name="T270">T</text:span>ectonic plate theory assumes too much, <text:span text:style-name="T41">it </text:span>imagine<text:span text:style-name="T41">s</text:span> too much. <text:span text:style-name="T41">It happens to it t</text:span>he same thing as to all the other theories that <text:span text:style-name="T41">use</text:span> the present to imagine, his followers call <text:span text:style-name="T41">it</text:span> "deduce", quote <text:span text:style-name="T41">and quote</text:span>, the past.</text:p>
      <text:p text:style-name="P16">With a <text:span text:style-name="T41">picture, </text:span><text:span text:style-name="T271">one frame,</text:span> of the present, a movie of the past billions <text:span text:style-name="T41">of years </text:span>is imagined.</text:p>
      <text:p text:style-name="P4">There is NO OBSERVABLE evidence of the highly imaginative mechanisms <text:span text:style-name="T41">of billions of years </text:span>that <text:s/>supposedly explain what we do observe <text:span text:style-name="T41">in today’s present</text:span>. The <text:span text:style-name="T41">picture</text:span> of the present. These mechanisms are supposedly deduced from the vivid imagination of those who <text:span text:style-name="T41">claim</text:span> them.</text:p>
      <text:p text:style-name="P4">That happens because when it comes to denying the Creator you have to have a much larger imagination than is needed to believe that Jesus Christ is alive because he was resurrected.</text:p>
      <text:p text:style-name="P4"><text:soft-page-break/>Do not confuse the plates that are IMAGINED with the crust of GRANITE that IS observed and the terrestrial mantle of SILICATES that IS observe<text:span text:style-name="T42">d</text:span>.</text:p>
      <text:p text:style-name="P4">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text:span text:style-name="T42">m</text:span>ainly <text:span text:style-name="T42">of </text:span>granite and sediments.</text:p>
      <text:p text:style-name="P4">Not all of the Earth's mantle is covered by the granite crust, <text:span text:style-name="T43">the</text:span> continental crust. In the oceans, parts of the mantle are only covered by sediment and water. This layer is known as the layer 1 of the oceanic crust <text:span text:style-name="T43">and</text:span> it actually includes in its layers 2 and 3 part of the earth's mantle.</text:p>
      <text:p text:style-name="P4">The mantle is <text:span text:style-name="T43">an</text:span> <text:span text:style-name="T43">earth’s</text:span> layer that we can OBSERVE, which is composed of silicates, which is about 2900 kilometers thick, and which surrounds the core, the center of the planet.</text:p>
      <text:p text:style-name="P4">That is what we observe: a granite crust, layers of sediments and the thickest layer of all, formed by silicates, which we call mantle. Not even what we call the core of the planet has been directly observed.</text:p>
      <text:p text:style-name="P17">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44">Make</text:span> your tectonic plate <text:span text:style-name="T44">game</text:span>. That is, the thickness of the supposed plates is formed by an arbitrary mixture of <text:soft-page-break/><text:span text:style-name="T44">the observed earth’s </text:span>layers, clearly distinguished in their chemical composition, which <text:span text:style-name="T44">we DO </text:span>observe.</text:p>
      <text:p text:style-name="P17">The Earth's mantle is <text:span text:style-name="T272">a </text:span><text:span text:style-name="T44">layer of </text:span>about 2900 kilometers thick of silicate <text:span text:style-name="T44">rock formations </text:span><text:s/>and each imagin<text:span text:style-name="T44">ed tectonic</text:span> plate supposedly has in its innermost part about 85 km from the top of the mantle.</text:p>
      <text:p text:style-name="P4">These plates do NOT correspond to the dry land that we observe above sea level but with an arbitrary division that changes <text:span text:style-name="T44">as much as </text:span>the division into continents change. Some admit more plates others <text:span text:style-name="T44">admit f</text:span>ewer plates.</text:p>
      <text:p text:style-name="P17">In addition, the supposed plates penetrate the ocean much more than the granite crust that <text:span text:style-name="T44">we CAN</text:span> observe until we reach the "oceanic ridges”, which we can also observe, and that is where they imagine that such tectonic plates are formed. That is, other completely arbitrary <text:span text:style-name="T44">borders</text:span>, this time in the area covered by the supposed tectonic plates.</text:p>
      <text:p text:style-name="P4">Plate tectonics cannot be OBSERVED because the <text:span text:style-name="T45">imagined</text:span> processes that would allow us to identify its <text:span text:style-name="T45">borders</text:span>, its edges, they supposedly happen in hundreds of millions of years and we haven't been that long in the planet.</text:p>
      <text:p text:style-name="P4">With a <text:span text:style-name="T45">picture</text:span> of the present they imagine a movie of billions <text:span text:style-name="T45">of</text:span> years of the past.</text:p>
      <text:h text:style-name="P78" text:outline-level="4"><text:bookmark-start text:name="__RefHeading___Toc34981_4173466481"/><text:span text:style-name="T46">T</text:span>renches.<text:bookmark-end text:name="__RefHeading___Toc34981_4173466481"/></text:h>
      <text:p text:style-name="P4">The vast majority of <text:span text:style-name="T46">earth’s </text:span>ocean<text:span text:style-name="T46">ic</text:span> trenches are found in the <text:span text:style-name="T46">P</text:span>acific <text:span text:style-name="T46">o</text:span>cean. The imagination of man has <text:span text:style-name="T273">proposed</text:span> that these trenches formed when one plate was pushed under another in a process that <text:soft-page-break/>has <text:span text:style-name="T294">been </text:span>called subduction. Subduction is the <text:span text:style-name="T46">supposed</text:span> mechanism that explains the formation of the oceanic trenches of the Pacific.</text:p>
      <text:p text:style-name="P18">Today's seismic tomography should show clear images in 3 dimensions of gigantic plates that supposedly have a<text:span text:style-name="T47">n</text:span> average thickness of 14 times the height of <text:span text:style-name="T47">mount </text:span>Everest, about 125 kilometers <text:span text:style-name="T48">in </text:span>thickness, penetrating one below the other in each zone, <text:span text:style-name="T49">listen:</text:span> IN EACH ZONE, NOT in a single one that has been manipulated, where there is an oceanic trench <text:span text:style-name="T49">at</text:span> the <text:span text:style-name="T49">P</text:span>acific. The<text:span text:style-name="T49">y</text:span> are not <text:span text:style-name="T49">there</text:span>. <text:span text:style-name="T54">We</text:span> imagine them.</text:p>
      <text:p text:style-name="P19">A single zone, explainable by a global flood event, with images that are by no means conclusive, they <text:span text:style-name="T53">get </text:span>manipulate<text:span text:style-name="T53">d</text:span> to make <text:span text:style-name="T50">it appear</text:span> that the conditions <text:span text:style-name="T50">are met</text:span>, and <text:span text:style-name="T53">we</text:span> generalize that the same thing happens in ALL other <text:span text:style-name="T51">zones</text:span> where there SHOULD be clear three-dimensional seismic tomography images of the supposed subductions that of course <text:span text:style-name="T52">we </text:span>do not have.</text:p>
      <text:p text:style-name="P4">If we <text:span text:style-name="T55">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55">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55">excuse</text:span> is the same always: it happens in hundreds of millions of years. The people that they simply repeat the story they were taught, as if they were parrots, they should consider the possibility that it just doesn't happen.</text:p>
      <text:p text:style-name="P4"><text:soft-page-break/>But the story of the subduction, that a plate of 125 kilometers <text:span text:style-name="T55">in</text:span> thick<text:span text:style-name="T55">ness</text:span>, which does not correspond to observable characteristics but <text:span text:style-name="T55">to </text:span>imagined <text:span text:style-name="T55">ones</text:span>, which penetrates under another of a similar thickness, in addition presents other serious logical problems in explaining, as claimed, the oceanic trenches of the Pacific that we DO observe.</text:p>
      <text:p text:style-name="P23">What is the mechanism that makes the plates move? Which is the driving force? Why is <text:span text:style-name="T55">there </text:span>NO movement or flow observed at all <text:span text:style-name="T55">in</text:span>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land’<text:span text:style-name="T55">s</text:span> zone? How to explain that this supposed subduction occurs in an arc <text:span text:style-name="T56">shape</text:span>? If the plates are supposedly being generated at the mid-ocean<text:span text:style-name="T56">ic</text:span> ridges that are supposedly rising, and the oceanic trenches are supposedly generated by supposed penetrations of <text:span text:style-name="T56">one</text:span> plate below another, how is it possible that there are intersections of <text:span text:style-name="T56">trenches</text:span> with <text:span text:style-name="T56">ridges</text:span>? How is it possible that material is rising and falling at the same <text:span text:style-name="T57">time</text:span>? What forces break plates supposedly between 50 and 200 km in thickness so they <text:span text:style-name="T58">get</text:span> separated? What forces make one penetrate under another? What forces make it possible to overcome the enormous pressures that would be generated in opposition to the supposed plate that <text:span text:style-name="T58">is trying to</text:span> penetrate? If one plate is penetrating under another and there is a strong friction when doing it, how to explain that the layers of sedimentation in the <text:span text:style-name="T58">trenc</text:span><text:span text:style-name="T274">h</text:span><text:span text:style-name="T58">es</text:span> are not disturbed? If ocean trenches are produced by plate subduction, a process that would increase the mass below the upper plate, how to explain the mass deficiencies below the <text:span text:style-name="T58">trenches</text:span>?</text:p>
      <text:p text:style-name="P4">The story has several logical problems.</text:p>
      <text:p text:style-name="P24"><text:soft-page-break/>But what happens <text:span text:style-name="T59">with</text:span> all the evidence to the contrary and the lack of it <text:span text:style-name="T59">in</text:span> favour? And what happens <text:span text:style-name="T59">with</text:span> all the failed logic <text:span text:style-name="T296">in</text:span> <text:span text:style-name="T295">the assumed </text:span>mechanisms? Nothing. Nothing happens. The topic is ignored. The evidence and failed logic is as if they did not exist.</text:p>
      <text:p text:style-name="P4">Dead in the deception of denying the Creator.</text:p>
      <text:h text:style-name="P76" text:outline-level="3"><text:bookmark-start text:name="__RefHeading___Toc34983_4173466481"/><text:span text:style-name="T60">Ridges</text:span>.<text:bookmark-end text:name="__RefHeading___Toc34983_4173466481"/></text:h>
      <text:p text:style-name="P4"><text:span text:style-name="T60">O</text:span>n the planet's oceans <text:span text:style-name="T60">floor</text:span>, a formation known as mid-oceanic ridge is observed. <text:span text:style-name="T60">It is </text:span>the longest rock formation on the planet. It is a huge and long scar that surrounds the entire planet similar to how seams surround a <text:span text:style-name="T60">b</text:span>aseball.</text:p>
      <text:p text:style-name="P20">This rock formation is credited with the formation of the tectonic plates. The problem is the same as always: there is NO OBSERVABLE evidence. Everything happens sporadically in processes that supposedly last hundreds of millions of years. <text:span text:style-name="T60">S</text:span>poradic volcanic eruptions for hundreds of millions of years. Supposedly for this reason we do not observe <text:span text:style-name="T60">h</text:span>ow tectonic plates <text:span text:style-name="T60">are </text:span>form<text:span text:style-name="T60">ed</text:span>.</text:p>
      <text:p text:style-name="P25">What we DO observe is that in various parts of the formation there <text:span text:style-name="T275">are</text:span> cracks in perpendicular directions. These cracks indicate <text:span text:style-name="T61">tension</text:span> fracture, separation fracture, <text:span text:style-name="T61">getting away</text:span> fracture. <text:span text:style-name="T61">This cracks are observed </text:span>in two perpendicular directions. Some perpendicular to the line of the ridge and others parallel to the line of the <text:span text:style-name="T62">ridge</text:span>. The <text:span text:style-name="T62">ones </text:span>parallel to <text:span text:style-name="T63">line</text:span> NEVER cross the <text:span text:style-name="T62">ones </text:span>perpendicular <text:span text:style-name="T62">to the </text:span><text:span text:style-name="T63">line</text:span>. This observation is completely contrary to the way in which mountains on the surface are believed to form: by compression of material.</text:p>
      <text:p text:style-name="P4"><text:soft-page-break/>The evidence observed, these cracks, indicate that the ridges are formed by tension fractures, NOT compression fractures, much less in TWO perpendicular directions.</text:p>
      <text:p text:style-name="P4">What does the theory of plate tectonics do with this evidence? <text:span text:style-name="T64">Nothing</text:span>. <text:span text:style-name="T64">It</text:span> ignore<text:span text:style-name="T64">s it</text:span>. Maybe because <text:span text:style-name="T64">it</text:span> can't explain <text:span text:style-name="T64">it</text:span>. <text:span text:style-name="T64">It</text:span> is not even mentioned in famous Internet encyclopedias. But YES it can be seen with the naked eye on any ocean relief map.</text:p>
      <text:p text:style-name="P26">Below India, east of Africa, on an ocean relief map, a characteristic of the planetary ridge is observed: There is a gigantic "<text:span text:style-name="T65">Y</text:span>" inverted, forming a meeting in the form of <text:span text:style-name="T65">a capital </text:span>"<text:span text:style-name="T65">T</text:span>" letter. If the ridge is supposedly generating the formation of tectonic plates, why don't we see accumulation of ocean floor, <text:span text:style-name="T65">as in a way of</text:span> mountain formations by compression, in the areas of the "<text:span text:style-name="T65">T</text:span>" where there would be <text:span text:style-name="T66">generation</text:span> from two perpendicular directions? Other little problem of simple logic for the "theory", quote <text:span text:style-name="T65">and quote</text:span>, of plate tectonics.</text:p>
      <text:p text:style-name="P4">Dead in the deception of denying the Creator.</text:p>
      <text:h text:style-name="P76" text:outline-level="3"><text:bookmark-start text:name="__RefHeading___Toc34985_4173466481"/>Hydroplates.<text:bookmark-end text:name="__RefHeading___Toc34985_4173466481"/></text:h>
      <text:p text:style-name="P4">The alternative to the whole story of plate tectonic<text:span text:style-name="T67">s</text:span> and their millions of years is of course another story in which imagination <text:span text:style-name="T67">is also used </text:span>because we cannot know the past with certainty. No one can travel to the past and confirm that it <text:span text:style-name="T67">really </text:span>happened.</text:p>
      <text:h text:style-name="P79" text:outline-level="4"><text:bookmark-start text:name="__RefHeading___Toc34987_4173466481"/>Another story.<text:bookmark-end text:name="__RefHeading___Toc34987_4173466481"/></text:h>
      <text:p text:style-name="P4">In this story it must be recognized that the evidence and logic indicate that there has to be a Creator.</text:p>
      <text:p text:style-name="P4"><text:soft-page-break/>This tale <text:span text:style-name="T68">matches</text:span> better with logic, with the evidence, and with the testimony of the 6th chapter of the book of genesis about an event that marked the history of humanity: a <text:span text:style-name="T68">global </text:span>planetary flood.</text:p>
      <text:p text:style-name="P4">Just look at a photo of the planet from space and see that <text:span text:style-name="T68">it </text:span>seems flooded with water to recognize that, just there, this story already <text:span text:style-name="T68">matches</text:span> better with logic, evidence, and the bible.</text:p>
      <text:p text:style-name="P4">But it's still just another story. There is no technical creativity. <text:span text:style-name="T69">I</text:span>t is <text:span text:style-name="T69">not </text:span>something that the human being can <text:span text:style-name="T70">rebuild</text:span>.</text:p>
      <text:p text:style-name="P72"><text:span text:style-name="T1">The following presentation is based on the theory of hydroplates or “hydroplate theory”, initially proposed by Walt Brown in 1980 and last revised in 2019. Dr Brown may be called doctor because he has a PhD in mechanical engineering from MIT. His complete presentation is in a book on the Internet called “</text:span><text:a xlink:type="simple" xlink:href="http://www.creationscience.com/onlinebook/IntheBeginningTOC.html" text:style-name="Internet_20_link" text:visited-style-name="Visited_20_Internet_20_Link"><text:span text:style-name="Definition"><text:span text:style-name="T1">IntheBeginning</text:span></text:span></text:a><text:span text:style-name="T1">” which can be downloaded for free or physically purchased at </text:span><text:a xlink:type="simple" xlink:href="http://www.creationscience.com/" text:style-name="Internet_20_link" text:visited-style-name="Visited_20_Internet_20_Link"><text:span text:style-name="Definition"><text:span text:style-name="T1">creationscience.com</text:span></text:span></text:a><text:span text:style-name="T1">.</text:span></text:p>
      <text:p text:style-name="P27">Your host, that is, me, Jose Luis Quiroga, does not share the theory of hydroplates in <text:span text:style-name="T71">its</text:span> entirety, not even in all the biblical foundation. But, in everything related to planetary geology, it seems to <text:span text:style-name="T306">me</text:span> <text:span text:style-name="T71">that</text:span> is simply the most logical and coherent explanation, with all the evidence, including the bible, that exists so far for what we see today on the planet.</text:p>
      <text:h text:style-name="P79" text:outline-level="4"><text:bookmark-start text:name="__RefHeading___Toc34989_4173466481"/><text:span text:style-name="T72">Conditions</text:span>.<text:bookmark-end text:name="__RefHeading___Toc34989_4173466481"/></text:h>
      <text:p text:style-name="P4">The hydroplate theory starts from only 2 initial conditions for explain<text:span text:style-name="T73">ing</text:span> more than 15 geological and planetary features that <text:span text:style-name="T73">we</text:span> observe today, and that, in the light, pardon <text:span text:style-name="T73">me, </text:span>the darkness, of the most popular explanations seem contradictory.</text:p>
      <text:p text:style-name="P4">The two initial conditions are:</text:p>
      <text:list text:style-name="L1">
        <text:list-item>
          <text:p text:style-name="P81"><text:soft-page-break/><text:span text:style-name="T74">Subterranean </text:span>water.</text:p>
        </text:list-item>
        <text:list-item>
          <text:p text:style-name="P81">Global granite shell.</text:p>
        </text:list-item>
      </text:list>
      <text:p text:style-name="P4">This planet had a global shell of granite that covered it completely and had, under the shell, water stored in underground chambers. There were no great oceans or great mountains. The planet did not seem <text:span text:style-name="T75">flooded</text:span> in water. The surface water was a few hundred meters deep and the highest parts of the mainland were also a few hundred meters <text:span text:style-name="T76">high</text:span>. <text:span text:style-name="T76">T</text:span>he granite shell was a few tens of kilometers thick. The height of the underground chambers that contained the water between the granite shell and the center of the planet was only a couple of kilometers.</text:p>
      <text:h text:style-name="P79" text:outline-level="4"><text:bookmark-start text:name="__RefHeading___Toc34991_4173466481"/>The process.<text:bookmark-end text:name="__RefHeading___Toc34991_4173466481"/></text:h>
      <text:p text:style-name="P4">That great shell of granite that covered the entire planet and that had under <text:span text:style-name="T77">it </text:span>super-critical water increasing in pressure every time the earth rotated on its axis, it broke and tore, due to the pressure of that super-critical water, just above the formation that today we call <text:span text:style-name="T77">mid-</text:span>oceanic ridge and that divides the planet into two large parts as do the seams of a baseball. All the continents we see today are the torn and shrunken pieces of what <text:span text:style-name="T77">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ext:span text:style-name="T77">T</text:span>he wrinkles on the granite shell changed the surface mass distribution of the planet and this, by conservation of angular momentum, caused a latitude rotation on the planet and what was near the equator of the planet is now the north pole. The end result <text:soft-page-break/>of this process is what we see today. The <text:span text:style-name="T77">rupture </text:span>phase lasted for hours, then the flooding lasted for months, then the <text:span text:style-name="T77">drift</text:span> phase lasted days and finally the recovery phase is not over yet.</text:p>
      <text:h text:style-name="P79" text:outline-level="4"><text:bookmark-start text:name="__RefHeading___Toc34993_4173466481"/>In two.<text:bookmark-end text:name="__RefHeading___Toc34993_4173466481"/></text:h>
      <text:p text:style-name="P4">The mid-ocean ridge splits the planet in two.</text:p>
      <text:list text:style-name="L2">
        <text:list-item>
          <text:p text:style-name="P82">A part includes half of what we now know as North pol<text:span text:style-name="T78">e</text:span>, all the current Americas, all the current South Pole and the southern part of the Indian <text:span text:style-name="T79">O</text:span>cean to the tip of the inverted "<text:span text:style-name="T78">Y</text:span>" of the ridge that is <text:span text:style-name="T78">south of</text:span> present-day India.</text:p>
        </text:list-item>
        <text:list-item>
          <text:p text:style-name="P82">The other part includes the rest: Europe, Africa, Asia, Australia, almost all of the Pacific Ocean and the northern part of the Indian Ocean.</text:p>
        </text:list-item>
      </text:list>
      <text:p text:style-name="P4">To the part of the granite shell that now contains the Americas will be called from now on the Atlantic hydroplate and the other part of the granite shell, the largest in area, <text:span text:style-name="T80">i</text:span>t will be called the Pacific hydroplate.</text:p>
      <text:p text:style-name="P28">The Pacific hydroplate covered almost 3 quarters of the planet while the Atlantic hydroplate only 1 quarter of the planet. The two large hydroplates into which the <text:span text:style-name="T81">granite </text:span>shell that covered the planet was divided were lubricated by <text:span text:style-name="T81">the </text:span>underground water. Hence the name of the theory. <text:span text:style-name="T81">H</text:span>ydroplate theory.</text:p>
      <text:h text:style-name="P79" text:outline-level="4"><text:bookmark-start text:name="__RefHeading___Toc34995_4173466481"/>A comparison.<text:bookmark-end text:name="__RefHeading___Toc34995_4173466481"/></text:h>
      <text:p text:style-name="P4">Imagine a ball the size of an apple with a waterproof cloth that covers it. The cloth is the same thickness as the <text:span text:style-name="T82">apple peel</text:span>, and between the ball and the cloth there is a lubricant. The ball is the <text:soft-page-break/>planet, the cloth is the granite shell, and the lubricant is the muddy water in super-critical state.</text:p>
      <text:p text:style-name="P29">When the cloth covering the ball is torn along a line with the same shape of the mid-ocean ridge, the cloth slides over the surface of the ball letting the lubricant escape and contracts forming what we now call continents.</text:p>
      <text:p text:style-name="P4">At the same time that this is happening, the ball deforms slightly in a tenth of the thickness of the cloth. On one side of the ball bulges into a tenth of the thickness of the cloth and by the opposite side sinks to a similar thickness. The <text:span text:style-name="T83">edge of the sinked zone</text:span> would be pacific trenches.</text:p>
      <text:p text:style-name="P4">When the cloth shrinks and shifts, the cloth will wrinkle slightly on some parts of its surface, not more than one-tenth of the thickness of the cloth. The wrinkles would be the mountains.</text:p>
      <text:p text:style-name="P4">The escaping lubricant ends up largely o<text:span text:style-name="T83">ver</text:span> the cloth that cover<text:span text:style-name="T83">ed</text:span> it. That water would be the oceans. At first glance it only seems that the cloth tore and shrank and that the liquid escaped and covered good part of the ball.</text:p>
      <text:p text:style-name="P4">The wrinkles, that is to say the mountains, and the depressions, that is to say the <text:span text:style-name="T83">zone limited by the trenches</text:span>, are difficult to perceive with the naked eye in the ball of the size of an apple because they only have a maximum height of one tenth of the thickness of the cloth that covered the ball and <text:span text:style-name="T276">which</text:span> would be the thickness of the apple peel.</text:p>
      <text:p text:style-name="P29">This comparison only gives us an idea of <text:span text:style-name="T83">wh</text:span>at happened to the cloth and with the lubricant, that is to say with the granite shell and with the super-critical water that was <text:span text:style-name="T83">in the </text:span>underground chambers, the two initial conditions of the hydroplate theory.</text:p>
      <text:p text:style-name="P4"><text:soft-page-break/>Let's see a little more in detail how the whole process <text:span text:style-name="T83">works</text:span>.</text:p>
      <text:h text:style-name="P79" text:outline-level="4"><text:bookmark-start text:name="__RefHeading___Toc34997_4173466481"/><text:span text:style-name="T74">Rupture</text:span> Phase.<text:bookmark-end text:name="__RefHeading___Toc34997_4173466481"/></text:h>
      <text:h text:style-name="P80" text:outline-level="5"><text:bookmark-start text:name="__RefHeading___Toc34999_4173466481"/>Water.<text:bookmark-end text:name="__RefHeading___Toc34999_4173466481"/></text:h>
      <text:p text:style-name="P4">For a few hundred years, the water that was in underground chambers beneath the granite shell that completely covered the planet was heating up and increasing pressure due to the daily rotation of the planet and the presence of the moon until reaching the state known as super-fluid or super-critical. <text:span text:style-name="T84">S</text:span>tate in which the matter is neither gas nor liquid but super-fluid, also called supercritical.</text:p>
      <text:p text:style-name="P21">The increase in pressure and temperature of the super-critical water contained in the underground chambers made the ceiling of granite and the floor of silicates from the chambers begin to dissolve in the super critical water. A couple of kilometers from the granite shell was dissolved in a few hundred years by <text:span text:style-name="T84">the </text:span>super-critical water and this weaken<text:span text:style-name="T84">ed</text:span> the granite shell.</text:p>
      <text:p text:style-name="P4">The pressure reached such a point that a crack opened on the surface of the granite shell that grew horizontally and vertically, <text:span text:style-name="T84">it also </text:span>deep<text:span text:style-name="T84">ened</text:span>. First it ended up traveling horizontally around the planet in a matter of a few hours, above what is now seen as the mid-ocean ridge. The crack in the granite shell opened like stretched fabric that begins to tear.</text:p>
      <text:p text:style-name="P4">When the crack reached the depth of the underground chambers, the super-critical water stored under the shell began to leak out fired by said crack at super-sonic speeds releasing a stored energy greater than ten billion hydrogen bombs and reaching heights of tens of <text:soft-page-break/>kilometers in<text:span text:style-name="T85">to</text:span> the atmosphere. The majority of that water is what we now observe <text:span text:style-name="T85">as</text:span> oceans.</text:p>
      <text:p text:style-name="P4">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4">The super-fluid jet and its vertically directed expansion that should have <text:span text:style-name="T85">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at much higher heights and speeds, much more focused, and without so much dispersion of the super-fluid that escapes through the crack, comparing with what is observed in these moons.</text:p>
      <text:p text:style-name="P30">In the same way that the tip of a metal cutting torch focuses, the gas released in a directed jet of gas, the jet of super-critical water released was focused vertically into <text:span text:style-name="T85">outer </text:span>space by the crack in the granite shell that formed just above what is now known as the mid-ocean ridge.</text:p>
      <text:p text:style-name="P31">The ridge was the floor of the underground chamber below the crack and it simply marks the point where the granite shell gave way <text:span text:style-name="T86">due to the high </text:span>pressure and the crack opened. At this time <text:span text:style-name="T86">the floor had </text:span>no<text:span text:style-name="T86">t</text:span> raised <text:span text:style-name="T86">yet and </text:span><text:span text:style-name="T297">the </text:span><text:span text:style-name="T86">ridge</text:span> did not exist <text:span text:style-name="T86">yet</text:span>.</text:p>
      <text:h text:style-name="P80" text:outline-level="5"><text:bookmark-start text:name="__RefHeading___Toc35001_4173466481"/><text:soft-page-break/>Objects.<text:bookmark-end text:name="__RefHeading___Toc35001_4173466481"/></text:h>
      <text:p text:style-name="P4">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79" text:outline-level="4"><text:bookmark-start text:name="__RefHeading___Toc35003_4173466481"/>Flood Phase.<text:bookmark-end text:name="__RefHeading___Toc35003_4173466481"/></text:h>
      <text:p text:style-name="P70">Another part of the super-critical water that shot out did not come out of the atmosphere but produced rains as abundant as the planet had <text:span text:style-name="T87">never experienced</text:span> until then and ha<text:span text:style-name="T87">s</text:span> never <text:span text:style-name="T87">experienced </text:span>since. <text:span text:style-name="T87">P</text:span>art of that super-critical water froze <text:span text:style-name="T87">due to</text:span> the lower temperatures of the <text:span text:style-name="T88">higher</text:span> layers <text:span text:style-name="T87">of</text:span> the atmosphere and produced abundant hail <text:span text:style-name="T87">rain</text:span>.</text:p>
      <text:h text:style-name="P80" text:outline-level="5"><text:bookmark-start text:name="__RefHeading___Toc35005_4173466481"/>Hail.<text:bookmark-end text:name="__RefHeading___Toc35005_4173466481"/></text:h>
      <text:p text:style-name="P4">All the material that had been diluted <text:span text:style-name="T89">from </text:span>the ceiling of the <text:span text:style-name="T89">under</text:span>ground chambers was expelled along with the super-critical water and fell on the planet in the form of muddy rain or icy muddy hail.</text:p>
      <text:p text:style-name="P4">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90">N</text:span>orth pole indicates that they were from the tropics and that they were frozen very quickly. This evidence is consistent with what would happen if, a few months after being buried under hail, the <text:soft-page-break/>planet underwent a rotation of latitude that puts a tropical zone in the North Pole.</text:p>
      <text:h text:style-name="P80" text:outline-level="5"><text:bookmark-start text:name="__RefHeading___Toc35007_4173466481"/><text:span text:style-name="T93">D</text:span>ischarge<text:span text:style-name="T93">s</text:span>.<text:bookmark-end text:name="__RefHeading___Toc35007_4173466481"/></text:h>
      <text:p text:style-name="P4">The high pressures, with which the super critical water was shot out through the crack, they were widening, eroding, wearing away, the crack, the opening, through which the water escaped, to such an extent that it lost pressure and the rains stopped. But the water level on the planet kept going up because muddy water kept escaping from the underground chambers that were under the granite shell.</text:p>
      <text:p text:style-name="P33">As the super-critical water escape<text:span text:style-name="T91">d the</text:span> opening widened a<text:span text:style-name="T91">nd to the granite shell a</text:span> similar effect, only much slower, to what happens with the tongue when saying “BRRRRRRRRR” <text:span text:style-name="T91">was produced</text:span>: the tongue vibrates or flaps. This flutter effect, <text:span text:style-name="T91">or</text:span> <text:span text:style-name="T95">waves</text:span> <text:span text:style-name="T92">of the hydroplates</text:span>, of vertical <text:span text:style-name="T91">pulsation</text:span>, made the jet of water that came out through what was just a crack, already turned into an opening, <text:span text:style-name="T91">to </text:span>also <text:span text:style-name="T91">pulsate</text:span>.</text:p>
      <text:p text:style-name="P32">This undulation in the Atlantic and Pacific hydroplates produced a piezo-electric effect inside the hydroplates that generated large <text:span text:style-name="T93">d</text:span>ischarge<text:span text:style-name="T93">s</text:span> of energy. <text:span text:style-name="T93">D</text:span>ischarge<text:span text:style-name="T93">s</text:span> similar to <text:span text:style-name="T298">w</text:span>hat happen<text:span text:style-name="T93">s</text:span> when we see <text:span text:style-name="T93">a </text:span>lightning fall from the sky. These lightning<text:span text:style-name="T93">s</text:span> or discharges of electrical energy occurred between the surface and the bottom of the gigantic granite hydroplates. The z-pinch effect that happened in these internal discharges of what we now call continental crust, <text:span text:style-name="T94">that which was </text:span>the original granite shell, produced a nuclear fission effect in the atoms used in the plasmatic zone of each discharge, and this produced heavy elements that began to decay into the radioactive elements that we observe today mainly in said continental crust.</text:p>
      <text:h text:style-name="P80" text:outline-level="5"><text:bookmark-start text:name="__RefHeading___Toc35009_4173466481"/><text:soft-page-break/>Strata.<text:bookmark-end text:name="__RefHeading___Toc35009_4173466481"/></text:h>
      <text:p text:style-name="P4">The muddy water <text:span text:style-name="T95">began to </text:span>sat on top of the granite shell by the action of slow <text:span text:style-name="T95">waves</text:span> <text:span text:style-name="T96">of </text:span>about 60 meters high, both from the water above these, as of the <text:span text:style-name="T96">granite </text:span>shell <text:span text:style-name="T96">itself </text:span>on which they were <text:span text:style-name="T96">starting to </text:span>si<text:span text:style-name="T96">t, to sediment.</text:span> The liquefaction of these sediments, together with this undulation, they were separating the sediments in different layers with repetitive patterns. These layers were not necessarily in order of size, shape, and density because not all sediments fell at the same <text:span text:style-name="T97">time</text:span>.</text:p>
      <text:p text:style-name="P34">The torrential rains lasted 40 days and the water continued to pour out of underground chambers for another 110 days. During all this time these layers were produced. These layers of sediment that came <text:span text:style-name="T98">from</text:span> the roof of the underground chambers that stored <text:span text:style-name="T98">the </text:span>super-critical water, <text:span text:style-name="T98">that which was</text:span> the bottom of the granite shell, is what we now know as geological strata.</text:p>
      <text:p text:style-name="P66">The water transported the material of the walls of the underground chambers that was diluted in said water for hundreds of years before the crack was formed through which the water escaped. This water, with said materials diluted in it, moved, from under the granite shell, to above the shell, as said water was escaping from the underground chambers through the crack, <text:span text:style-name="T99">later </text:span>converted into an opening. By the process known as liquefaction, these materials together with the biological remains of what died on the surface, they settled down, <text:span text:style-name="T99">they sedimented, </text:span>forming what is now known as geological strata.</text:p>
      <text:p text:style-name="P35">Not all geological strata were formed at this time, but <text:span text:style-name="T100">m</text:span>ost of the non-biological material comes from the ceiling of these underground chambers. All that we call sedimentary rock.</text:p>
      <text:h text:style-name="P79" text:outline-level="4"><text:bookmark-start text:name="__RefHeading___Toc35011_4173466481"/><text:soft-page-break/><text:span text:style-name="T74">Drift</text:span> Phase.<text:bookmark-end text:name="__RefHeading___Toc35011_4173466481"/></text:h>
      <text:h text:style-name="P80" text:outline-level="5"><text:bookmark-start text:name="__RefHeading___Toc35013_4173466481"/><text:span text:style-name="T101">R</text:span>idge.<text:bookmark-end text:name="__RefHeading___Toc35013_4173466481"/></text:h>
      <text:p text:style-name="P4">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o the crack in the granite shell. Then, as the crack in the granite was widening, the floor under the crack was lifting in a direction perpendicular to the crack in the granite. <text:span text:style-name="T102">This</text:span> lifting produced cracks in the floor perpendicular to the lines of the lifts. First <text:span text:style-name="T102">floor </text:span>cracks perpendicular to the <text:span text:style-name="T102">granite </text:span>crack and then <text:span text:style-name="T102">floor </text:span>cracks parallel to the <text:span text:style-name="T102">granite </text:span>crack. This is the reason for which the cracks in the mid-ocean ridge, that which was the floor of underground chambers, have the characteristic that those that are parallel to the ridge never cross the perpendicular ones. The perpendicular to the ridge were formed first and then those parallel to the mid-ocean ridge. This process generated what we now know as the <text:span text:style-name="T103">mid-</text:span>oceanic ridge.</text:p>
      <text:h text:style-name="P80" text:outline-level="5"><text:bookmark-start text:name="__RefHeading___Toc35015_4173466481"/>Magnetic.<text:bookmark-end text:name="__RefHeading___Toc35015_4173466481"/></text:h>
      <text:p text:style-name="P4">The <text:span text:style-name="T104">floor </text:span>cracks parallel to the mid-ocean ridge make the subterranean temperature of the ridge below said cracks smaller than <text:span text:style-name="T104">those </text:span>in the areas where there is no crack. Since the magnetic capacity of chemical elements depend<text:span text:style-name="T104">s</text:span> on the temperature, the intensity of the magnetism is greater where the temperature is lower. That's why the magnetism is greate<text:span text:style-name="T104">r</text:span> just above where the cracks are.</text:p>
      <text:p text:style-name="P22">This curve of intensity of magnetism that corresponds perfectly with the underground temperature is the one that has been misunderstood <text:soft-page-break/>in the popular tale <text:span text:style-name="T104">by</text:span> saying that in the past there were polarity reversals at the magnetic poles of the planet. They never happened. <text:span text:style-name="T104">We j</text:span>ust have to accurately interpret the evidence.</text:p>
      <text:h text:style-name="P80" text:outline-level="5"><text:bookmark-start text:name="__RefHeading___Toc35017_4173466481"/>Separated.<text:bookmark-end text:name="__RefHeading___Toc35017_4173466481"/></text:h>
      <text:p text:style-name="P4"><text:span text:style-name="T105">Since</text:span> the hydroplates <text:span text:style-name="T105">in which </text:span>the granite shell split <text:span text:style-name="T105">apart </text:span>were lubricated by <text:span text:style-name="T105">the under</text:span>ground water, and due to the strong flow of super-critical water, the two gigantic hydroplates were at the drift. <text:span text:style-name="T105">They </text:span>kept afloat by the pressure of the water trying to get out only by the rupture zone, just above the current mid-ocean ridge.</text:p>
      <text:p text:style-name="P67">This movement of the gigantic hydroplates lasted until the pressure of the water that came out of the underground chambers diminished enough so that the ceiling of the chambers began to rub against the floor of the chambers. This friction generated large amounts of magma and the movement of the hydroplates began to stop.</text:p>
      <text:h text:style-name="P79" text:outline-level="4"><text:bookmark-start text:name="__RefHeading___Toc35019_4173466481"/>Recovery Phase.<text:bookmark-end text:name="__RefHeading___Toc35019_4173466481"/></text:h>
      <text:h text:style-name="P80" text:outline-level="5"><text:bookmark-start text:name="__RefHeading___Toc35021_4173466481"/>Magma.<text:bookmark-end text:name="__RefHeading___Toc35021_4173466481"/></text:h>
      <text:p text:style-name="P4">The imbalance in the pressures <text:span text:style-name="T106">on</text:span> the <text:span text:style-name="T106">earth’s</text:span> mantle product of the uplifts in the mid-ocean ridge and the displacement of the hydroplates generate<text:span text:style-name="T106">d</text:span> small vertical cuts, internal<text:span text:style-name="T106">y</text:span> <text:span text:style-name="T106">in</text:span> the planet's mantle, <text:span text:style-name="T106">and their walls </text:span>rubbed <text:span text:style-name="T106">each other </text:span>as a result of that vertical displacement of the <text:span text:style-name="T106">planet’s </text:span>surface and of the <text:span text:style-name="T106">mantle</text:span> below <text:span text:style-name="T106">them</text:span>.</text:p>
      <text:p text:style-name="P36">These vertical cuts increased in quantity to the sides and to the inside the planet as the ridge formed, <text:span text:style-name="T106">as </text:span>it lift<text:span text:style-name="T106">ed </text:span><text:span text:style-name="T107">up</text:span>, and as the area around the ridge also went lifting up. That friction produced heat and that heat made the material <text:span text:style-name="T108">to </text:span>melt into magma in these vertical micro-cuts. This produced a cycle that accelerated the process. The magma lubricated the micro cuts, these grew, this facilitated more <text:soft-page-break/>vertical movement, more friction, more heat, more magma, more lubrication. In this way they generated gigantic columns of <text:span text:style-name="T109">earth’s</text:span> mantle, below the <text:span text:style-name="T109">ridge</text:span>, separated by thin cracks lubricated with magma. These columns go almost from <text:span text:style-name="T110">the depth that</text:span> the underground chambers were to the <text:span text:style-name="T110">depth of </text:span>liquid zone of the planet's core.</text:p>
      <text:h text:style-name="P80" text:outline-level="5"><text:bookmark-start text:name="__RefHeading___Toc35023_4173466481"/>Earthquakes.<text:bookmark-end text:name="__RefHeading___Toc35023_4173466481"/></text:h>
      <text:p text:style-name="P4"><text:span text:style-name="T111">M</text:span>agma is much more compressible than the mantle, and below the cross<text:span text:style-name="T112">over</text:span> depth, where the pressure is high enough, that is about 350 kilometers, the magma was compressed, became denser and sank toward the core of the planet.</text:p>
      <text:p text:style-name="P4">Above the crossover depth the magma expanded and came out to the <text:span text:style-name="T113">surface</text:span>.</text:p>
      <text:p text:style-name="P4">This type of movement of the magma is the cause of what even today we observe and call seismic movements.</text:p>
      <text:p text:style-name="P4">Currently <text:span text:style-name="T114">at depths</text:span> near the crossover depth there is almost no magma movements. This is the reason why the<text:span text:style-name="T114">re</text:span> are hardly <text:span text:style-name="T114">any </text:span>perceived seismic movements whose epicenter is close to the depth of the 350 kilometers. <text:span text:style-name="T114">At this depth</text:span> there are almost no magma displacements. The vast majority of magma displacements occur near the surface. <text:span text:style-name="T114">A</text:span>nd a minority occur near the liquid zone of the planetary core.</text:p>
      <text:p text:style-name="P37">The increase in mass of compressed magma in the planet's core continues today and this increase has caused the planet to be losing volume. Similar to what is observed when a dry fruit loses volume.</text:p>
      <text:p text:style-name="P4"><text:soft-page-break/>The flow of magma towards the center <text:span text:style-name="T115">and the surface </text:span>of the planet continues today and is the cause of the seismic movements of the planet.</text:p>
      <text:h text:style-name="P80" text:outline-level="5"><text:bookmark-start text:name="__RefHeading___Toc35025_4173466481"/><text:span text:style-name="T117">Field</text:span>.<text:bookmark-end text:name="__RefHeading___Toc35025_4173466481"/></text:h>
      <text:p text:style-name="P4">The <text:span text:style-name="T116">increase</text:span> of compressed magma in the liquid zone of the planet's core caused the magnetic material in the displaced liquid crystals to be re<text:span text:style-name="T118">aligned</text:span> with the <text:span text:style-name="T119">planets’s </text:span>magnetic field and this is the reason why the magnetic field of this planet is much stronger than that of the rest of the solid planets in the solar system.</text:p>
      <text:p text:style-name="P38">This alignment of magnetic elements that moved towards the nucleus with the pre-existing field increased <text:span text:style-name="T119">the field</text:span>.</text:p>
      <text:p text:style-name="P38">The crystallization of these magnetic elements, mainly iron and nickel, generated a solid center on the planet. The solid zone of the planet’<text:span text:style-name="T119">s</text:span> core .</text:p>
      <text:h text:style-name="P80" text:outline-level="5"><text:bookmark-start text:name="__RefHeading___Toc35027_4173466481"/>Bulging and Sinking.<text:bookmark-end text:name="__RefHeading___Toc35027_4173466481"/></text:h>
      <text:p text:style-name="P4">The movement of the magma fed back: more vertical movement, more friction, more heat, more magma, more lubrication and more vertical movement.</text:p>
      <text:p text:style-name="P4">The internal imbalance of the planet increased. A part of the planet bulge and the opposite part sank.</text:p>
      <text:p text:style-name="P4">The part that bulged is <text:span text:style-name="T120">in </text:span>what we now know as the Atlantic <text:span text:style-name="T120">o</text:span>cean and the part that sank is <text:span text:style-name="T120">in </text:span>the area inside what we now know <text:span text:style-name="T120">as</text:span> the <text:span text:style-name="T120">P</text:span>acific ocean ring of fire. The magma that came out <text:span text:style-name="T120">to the </text:span>surface formed the more than 40 thousand oceanic volcanoes that can be seen in the Pacific.</text:p>
      <text:p text:style-name="P39">This analysis allows to make one of the most important predictions of hydroplate theory that has not been verified: In the area within <text:soft-page-break/>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121">mid-oceanic </text:span>ridge of the <text:span text:style-name="T121">Pacific</text:span>.</text:p>
      <text:h text:style-name="P80" text:outline-level="5"><text:bookmark-start text:name="__RefHeading___Toc35029_4173466481"/><text:span text:style-name="T122">Trenches</text:span>.<text:bookmark-end text:name="__RefHeading___Toc35029_4173466481"/></text:h>
      <text:p text:style-name="P4">When the <text:span text:style-name="T123">surface in the Pacific</text:span> sank, a part of the gigantic hydroplate of the Pacific also sank, <text:span text:style-name="T124">it </text:span>sank with the surface of the planet, in the western part of the gigantic "u" of the Pacific <text:span text:style-name="T124">o</text:span>cean that today <text:span text:style-name="T124">we </text:span>known as "the ring of fire", bordering the coasts of Asia and Oceania.</text:p>
      <text:p text:style-name="P40">And, when <text:span text:style-name="T124">it</text:span> sank, a part of the gigantic hydroplate of the Atlantic sank, <text:span text:style-name="T124">it </text:span>sank with the surface of the planet, in the east part of said "ring of fire", bordering the coasts of the Americas.</text:p>
      <text:p text:style-name="P4">These sinking is what we observe as oceanic trenches in said <text:span text:style-name="T124">ring of </text:span>fire.</text:p>
      <text:h text:style-name="P80" text:outline-level="5"><text:bookmark-start text:name="__RefHeading___Toc35031_4173466481"/>Moutains.<text:tab/><text:bookmark-end text:name="__RefHeading___Toc35031_4173466481"/></text:h>
      <text:p text:style-name="P4">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80" text:outline-level="5"><text:bookmark-start text:name="__RefHeading___Toc35033_4173466481"/><text:span text:style-name="T125">Unconformit</text:span><text:span text:style-name="T126">ies</text:span>.<text:bookmark-end text:name="__RefHeading___Toc35033_4173466481"/></text:h>
      <text:p text:style-name="P4">In some areas of the planet, where there were wrinkles in the hydroplates of granite low enough to still be completely covered <text:soft-page-break/>with water, the sediments that were on the high points of the wrinkles were re-ordered by the waves in the water <text:span text:style-name="T126">since they did </text:span>not <text:span text:style-name="T126">find</text:span> support on the granite hydroplate.</text:p>
      <text:p text:style-name="P63">Due to the difference in densities between layer and layer, the biologic remains of plants and animals slid uphill where the pressure was lower, and they reorganized into new horizontal layers above <text:span text:style-name="T126">the </text:span><text:span text:style-name="T277">previous </text:span><text:span text:style-name="T278">layers</text:span> <text:span text:style-name="T278">of strata </text:span><text:span text:style-name="T277">that had already settled, forming the breaking zone </text:span><text:span text:style-name="T278">in the geological strata </text:span><text:span text:style-name="T126">that </text:span><text:span text:style-name="T277">is</text:span> now known as geological unconformities.</text:p>
      <text:h text:style-name="P80" text:outline-level="5"><text:bookmark-start text:name="__RefHeading___Toc35035_4173466481"/>Hydrocarbs.<text:bookmark-end text:name="__RefHeading___Toc35035_4173466481"/></text:h>
      <text:p text:style-name="P4">The biological material that was separated in the middle of these upper layers of sedimentation was compressed by the wrinkling of the hydroplates and later by the weight of the upper layers and <text:span text:style-name="T127">it</text:span> reach<text:span text:style-name="T127">ed</text:span> high temperatures. Depending on the amount of water, the pressure reached, and the temperature reached, <text:span text:style-name="T127">they</text:span> formed the deposits of coal, oil and gas that we see today.</text:p>
      <text:p text:style-name="P4">The gigantic hydrocarbon deposits that cannot be explained if formed over millions of years, because it would be impossible maintain the necessary conditions in such large blocks for s<text:span text:style-name="T128">uch a</text:span> long time, they find a completely feasible explanation under a process that lasted only a few months and that can be reproduced today, in its chemical aspect, in the laboratory.</text:p>
      <text:h text:style-name="P80" text:outline-level="5"><text:bookmark-start text:name="__RefHeading___Toc35037_4173466481"/>Canyons.<text:bookmark-end text:name="__RefHeading___Toc35037_4173466481"/></text:h>
      <text:p text:style-name="P4">The formation of mountains caused <text:span text:style-name="T129">that </text:span>part of the water that was above the hydroplates <text:span text:style-name="T129">to</text:span> be trapped in some parts thus forming gigantic lakes above the hydroplates. <text:span text:style-name="T129">S</text:span>eismic movements produced by the movement of magma on the planet both towards the surface and towards the core of the planet caused some lakes <text:span text:style-name="T129">to</text:span> overflow <text:soft-page-break/>slightly producing a chain effect of that overflow in which the flow of water increases the size of the point of overflow until producing a gigantic outlet through which the water of the lake comes out until it's almost empty.</text:p>
      <text:p text:style-name="P4">This process was what generated, in a few weeks, great canyons like the one found in Colorado.</text:p>
      <text:p text:style-name="P4">The water that came out of these lakes sought the path of least resistance and as it flowed <text:span text:style-name="T130">out </text:span>it took with it some of the land around it and scratched, carved, in the ground the kind of patterns that are observed in th<text:span text:style-name="T130">ose</text:span> canyons.</text:p>
      <text:h text:style-name="P80" text:outline-level="5"><text:bookmark-start text:name="__RefHeading___Toc35039_4173466481"/>Plateaus.<text:bookmark-end text:name="__RefHeading___Toc35039_4173466481"/></text:h>
      <text:p text:style-name="P4">The friction between the ceiling and the floor of the underground chambers, <text:span text:style-name="T131">that were </text:span>almost without water, it not only stopped the movement of hydroplates and wrinkled them, forming today's mountains, but generated large amounts of magma where the ceiling and floor of the chambers touched.</text:p>
      <text:p text:style-name="P4">When the weight of the granite hydroplates where there was more mass, <text:span text:style-name="T132">which is to say</text:span> <text:span text:style-name="T132">where </text:span>the mountains <text:span text:style-name="T132">formed</text:span>, began to sink <text:span text:style-name="T132">due to the weight</text:span>, the magma moved to the underground parts of the chambers where there was less weight above, less pressure, that is to say where there were no mountains above.</text:p>
      <text:p text:style-name="P68">As magma accumulates under these flat areas, the <text:span text:style-name="T132">u</text:span>pward pressure <text:span text:style-name="T132">made by </text:span>the magma fractured the granite hydroplate and the <text:span text:style-name="T132">cracks of those </text:span>fracture<text:span text:style-name="T132">s</text:span> filled with magma allowing the <text:span text:style-name="T132">m</text:span>agma <text:span text:style-name="T132">to</text:span> escape from the <text:span text:style-name="T299">underground </text:span>chambers to the surface of the hydroplates.</text:p>
      <text:p text:style-name="P41">This magma lubrication allowed hydroplate blocks to rise as <text:span text:style-name="T133">a piston </text:span>rises. <text:span text:style-name="T135">The rise of this hydroplate blocks due to t</text:span>he pressure <text:soft-page-break/><text:span text:style-name="T134">made by </text:span>the magma that was <text:span text:style-name="T134">escaping from below the hydroplate blocks trough</text:span> <text:span text:style-name="T134">their</text:span> perimeter<text:span text:style-name="T134">s</text:span>, lubricating the rise of these blocks <text:span text:style-name="T134">as a piston,</text:span> generated the plateaus that are observed <text:span text:style-name="T135">beside</text:span> some large and heavy mountain areas.</text:p>
      <text:h text:style-name="P80" text:outline-level="5"><text:bookmark-start text:name="__RefHeading___Toc35041_4173466481"/>Butte.<text:bookmark-end text:name="__RefHeading___Toc35041_4173466481"/></text:h>
      <text:p text:style-name="P4">The same uplift that generated the plateaus is also part of what generated the overflow of lakes that had formed when the water was surrounded by mountains and that generated canyons such as the <text:span text:style-name="T136">one in </text:span>Colorado Arizona. And in cases where <text:span text:style-name="T137">afterwards,</text:span> the water that overflowed from a lake, flowed around the solidified magma in volcanic rock <text:span text:style-name="T137">of these plateaus</text:span>, <text:span text:style-name="T138">eroding</text:span><text:span text:style-name="T137"> the sediments around the volcanic rock, it </text:span>formed the so-called Butte. <text:span text:style-name="T137">M</text:span>ountain formations of <text:span text:style-name="T137">the </text:span>plateau type having solid magma or volcanic rock on top as <text:span text:style-name="T137">in the case of the </text:span>Red Butte in the United States.</text:p>
      <text:h text:style-name="P80" text:outline-level="5"><text:bookmark-start text:name="__RefHeading___Toc35043_4173466481"/>Latitude rotation.<text:bookmark-end text:name="__RefHeading___Toc35043_4173466481"/></text:h>
      <text:p text:style-name="P4">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tropical zone. Evidence for this latitude rotation is found in the angular variation of <text:span text:style-name="T139">the </text:span>polarization <text:span text:style-name="T139">of</text:span> the magma magnetic material that <text:span text:style-name="T139">was</text:span> solidifying <text:span text:style-name="T139">as the</text:span> magma cooled <text:span text:style-name="T139">when</text:span> the planet rotated, thus leaving a record of said rotation.</text:p>
      <text:h text:style-name="P80" text:outline-level="5"><text:bookmark-start text:name="__RefHeading___Toc35045_4173466481"/>Meridian 90.<text:bookmark-end text:name="__RefHeading___Toc35045_4173466481"/></text:h>
      <text:p text:style-name="P4">The oceanic formation known as "the ridge of the meridian 90 East", which is located just below the area with the highest mountains in <text:soft-page-break/>the planet, is another evidence that is observed today and that is explained by the latitude rotation suffered by the planet. Since the planet is not perfectly <text:span text:style-name="T140">espherical</text:span> but is more bulky in the equator, as the planet rotated in latitude, the area that reached to the equator was <text:span text:style-name="T140">stretched </text:span>with the tension generated by the daily turn of the planet, and in the same way that a round rubber <text:span text:style-name="T140">breaks</text:span> <text:span text:style-name="T140">in</text:span> a single point <text:span text:style-name="T140">when stretched enogh</text:span>, the surface of the planet was always tearing by the same point and as the magma generated in the crack was coming out it was solidifying on the surface, thus generating said mountainous formation in what is now the <text:span text:style-name="T141">I</text:span>ndi<text:span text:style-name="T142">an</text:span> ocean. That's the reason why it's almost a straight line. It simply indicates the direction in which the planet rotated. And the length of the formation tells us how much the planet rotated, the angle that the planet rotated.</text:p>
      <text:h text:style-name="P80" text:outline-level="5"><text:bookmark-start text:name="__RefHeading___Toc35047_4173466481"/><text:span text:style-name="T143">Continues</text:span>.<text:bookmark-end text:name="__RefHeading___Toc35047_4173466481"/></text:h>
      <text:p text:style-name="P4">The recovery phase continues today. We still have growth in the nucleus product of displacement of magma towards said nucleus. This produces some of the seismic movements that we observe today. The <text:span text:style-name="T144">o</text:span>ther earthquakes are the product of displacement of magma towards the surface also producing the volcanic activity that we observe today. The slight bulge <text:span text:style-name="T144">at</text:span> the Atlantic and slight sinking <text:span text:style-name="T144">at</text:span> the <text:span text:style-name="T144">Pacific</text:span> in the central zone of the ring of fire continues today and <text:span text:style-name="T144">that is why</text:span> <text:span text:style-name="T144">a</text:span> small displacement <text:span text:style-name="T144">is</text:span> observed in the continental crusts <text:span text:style-name="T144">that </text:span>is directed towards that area of <text:span text:style-name="T144">t</text:span>he Pacific. And <text:span text:style-name="T144">the </text:span><text:span text:style-name="T145">oce</text:span><text:span text:style-name="T146">ans</text:span> and frozen poles of the planet <text:span text:style-name="T144">are </text:span>planetary flood effects <text:span text:style-name="T144">that we still see today</text:span>.</text:p>
      <text:h text:style-name="P79" text:outline-level="4"><text:bookmark-start text:name="__RefHeading___Toc35049_4173466481"/><text:soft-page-break/>Differences.<text:bookmark-end text:name="__RefHeading___Toc35049_4173466481"/></text:h>
      <text:p text:style-name="P4">Your host, that is me, Jose Luis Quiroga, has some differences with the presentation of the hydroplate theory <text:span text:style-name="T146">that</text:span> Walt Brown does in his book “In the Beginning” and with Brian Nickel’<text:span text:style-name="T146">s Internet videos</text:span>, a contributor to the Center for Scientific Creation, <text:span text:style-name="T146">the </text:span>organization that maintains creationscience.com.</text:p>
      <text:p text:style-name="P42">One big difference is in what <text:alphabetical-index-mark-start text:id="IMark94422122300056"/>Genesis 1<text:alphabetical-index-mark-end text:id="IMark94422122300056"/> and 2 include<text:span text:style-name="T146">s</text:span> as part of THIS creation. This should be obvious to anyone who has not skipped the section of this presentation dedicated to creation, and <text:span text:style-name="T146">that has </text:span>read <text:span text:style-name="T146">Dr</text:span> Walt Brown's book, “In the Beginning”.</text:p>
      <text:p text:style-name="P4">Fortunately, the hydroplate theory has more to do with what happened during the planetary flood in Noah's time than with what happened during creation.</text:p>
      <text:p text:style-name="P4">The biggest difference is in the biblical justification for the initial conditions of the hydroplate theory.</text:p>
      <text:p text:style-name="P73"><text:span text:style-name="T1">It is completely incoherent to think that the word H8064 </text:span><text:span text:style-name="T1"><text:note text:id="ftn1" text:note-class="footnote"><text:note-citation>1</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text:span><text:span text:style-name="T1"><text:s/>stops mean heavens, shamaim, that in which according to </text:span><text:alphabetical-index-mark-start text:id="IMark94422069814840"/><text:span text:style-name="T1">Genesis 1</text:span><text:alphabetical-index-mark-end text:id="IMark94422069814840"/><text:span text:style-name="T1"> the birds fly, </text:span><text:span text:style-name="T2">just for one</text:span><text:span text:style-name="T1"> single verse of the bible: the one that says that </text:span><text:span text:style-name="Bible_5f_text"><text:span text:style-name="T1">“</text:span></text:span><text:span text:style-name="Bible_5f_text"><text:span text:style-name="T3">A</text:span></text:span><text:span text:style-name="Bible_5f_text"><text:span text:style-name="T1">nd God called the firmament Heaven. And the evening and the morning were the second day”</text:span></text:span><text:span text:style-name="T1"> </text:span><text:span text:style-name="T1"><text:note text:id="ftn2" text:note-class="footnote"><text:note-citation>2</text:note-citation><text:note-body><text:p text:style-name="Footnote"><text:alphabetical-index-mark-start text:id="IMark94422069814840"/><text:span text:style-name="T1">Genesis 1</text:span><text:alphabetical-index-mark-end text:id="IMark94422069814840"/><text:span text:style-name="T1">:8 </text:span><text:a xlink:type="simple" xlink:href="https://www.biblegateway.com/passage/?search=Genesis+1%3A8&amp;version=KJV" text:style-name="Internet_20_link" text:visited-style-name="Visited_20_Internet_20_Link"><text:span text:style-name="Definition"><text:span text:style-name="T1">KJV</text:span></text:span></text:a></text:p></text:note-body></text:note></text:span><text:span text:style-name="T1">.</text:span></text:p>
      <text:p text:style-name="P4">Trying to give various meanings to the word H8064 <text:note text:id="ftn3" text:note-class="footnote"><text:note-citation>3</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 the shamaim, the heavens, in the first chapter of the bible, to then choose the <text:span text:style-name="T147">one </text:span>I like best to fit the two main assumptions of my story, however logical and consistent with current evidence, is theologically untenable.</text:p>
      <text:p text:style-name="P73"><text:soft-page-break/><text:span text:style-name="T1">The bible says that: </text:span><text:span text:style-name="Bible_5f_text"><text:span text:style-name="T1">"And God made the firmament, and divided the waters which were UNDER the firmament from the waters which were ABOVE the firmament: and it was so”</text:span></text:span><text:span text:style-name="T1"> </text:span><text:span text:style-name="T1"><text:note text:id="ftn4" text:note-class="footnote"><text:note-citation>4</text:note-citation><text:note-body><text:p text:style-name="Footnote"><text:alphabetical-index-mark-start text:id="IMark94422069815320"/><text:span text:style-name="T1">Genesis 1</text:span><text:alphabetical-index-mark-end text:id="IMark94422069815320"/><text:span text:style-name="T1">:7 </text:span><text:a xlink:type="simple" xlink:href="https://www.biblegateway.com/passage/?search=Genesis+1%3A7&amp;version=KJV" text:style-name="Internet_20_link" text:visited-style-name="Visited_20_Internet_20_Link"><text:span text:style-name="Definition"><text:span text:style-name="T1">KJV</text:span></text:span></text:a></text:p></text:note-body></text:note></text:span><text:span text:style-name="T1">. And then </text:span><text:span text:style-name="Bible_5f_text"><text:span text:style-name="T1">“God called the firmament HEAVEN”</text:span></text:span><text:span text:style-name="T1"> </text:span><text:span text:style-name="T1"><text:note text:id="ftn5" text:note-class="footnote"><text:note-citation>5</text:note-citation><text:note-body><text:p text:style-name="Footnote"><text:alphabetical-index-mark-start text:id="IMark94422069815320"/><text:span text:style-name="T1">Genesis 1</text:span><text:alphabetical-index-mark-end text:id="IMark94422069815320"/><text:span text:style-name="T1">:8 </text:span><text:a xlink:type="simple" xlink:href="https://www.biblegateway.com/passage/?search=Genesis+1%3A8&amp;version=KJV" text:style-name="Internet_20_link" text:visited-style-name="Visited_20_Internet_20_Link"><text:span text:style-name="Definition"><text:span text:style-name="T1">KJV</text:span></text:span></text:a></text:p></text:note-body></text:note></text:span><text:span text:style-name="T1">. The same word, </text:span><text:span text:style-name="T3">actually </text:span><text:span text:style-name="T1"><text:s/>heaven</text:span><text:span text:style-name="T3">s</text:span><text:span text:style-name="T1">, the word H8064 </text:span><text:span text:style-name="T1"><text:note text:id="ftn6" text:note-class="footnote"><text:note-citation>6</text:note-citation><text:note-body><text:p text:style-name="Footnote"><text:a xlink:type="simple" xlink:href="https://biblehub.com/hebrew/8064.htm" text:style-name="Internet_20_link" text:visited-style-name="Visited_20_Internet_20_Link"><text:span text:style-name="Definition"><text:span text:style-name="T1">H8064</text:span></text:span></text:a></text:p></text:note-body></text:note></text:span><text:span text:style-name="T1">, plural, shamayim, is used </text:span><text:span text:style-name="T3">along</text:span><text:span text:style-name="T1"> the </text:span><text:span text:style-name="T3">whole </text:span><text:span text:style-name="T1">first two chapters consistently to refer to </text:span><text:span text:style-name="T3">a</text:span><text:span text:style-name="T1"> place where the</text:span><text:span text:style-name="T3">re</text:span><text:span text:style-name="T1"> the sun, the moon and the stars are observed, </text:span><text:span text:style-name="T3">and </text:span><text:span text:style-name="T1">th</text:span><text:span text:style-name="T3">e</text:span><text:span text:style-name="T1"> place where birds fly.</text:span></text:p>
      <text:p text:style-name="P43">But no, only when God decided to call the expansion "heavens", which this theory wants to understand <text:span text:style-name="T148">as</text:span> the granite shell, is that it does not mean what it always means, because obviously the heavens <text:span text:style-name="T148">cannot</text:span> be a granite shell.</text:p>
      <text:p text:style-name="P44"><text:span text:style-name="T149">The bible</text:span> is also very clear in saying that God said: <text:span text:style-name="Bible_5f_text">"Let the waters UNDER the heaven be gathered together unto one place, and let the DRY land appear: and it was so”</text:span> <text:note text:id="ftn7" text:note-class="footnote"><text:note-citation>7</text:note-citation><text:note-body><text:p text:style-name="Footnote"><text:alphabetical-index-mark-start text:id="IMark94422069815320"/><text:span text:style-name="T1">Genesis 1</text:span><text:alphabetical-index-mark-end text:id="IMark94422069815320"/><text:span text:style-name="T1">:9 </text:span><text:a xlink:type="simple" xlink:href="https://www.biblegateway.com/passage/?search=Genesis+1%3A9&amp;version=KJV" text:style-name="Internet_20_link" text:visited-style-name="Visited_20_Internet_20_Link"><text:span text:style-name="Definition"><text:span text:style-name="T1">KJV</text:span></text:span></text:a></text:p></text:note-body></text:note>. That dry <text:span text:style-name="T149">land </text:span>is the granite shell. <text:span text:style-name="T149">T</text:span>hat dry <text:span text:style-name="T149">land </text:span>came out of the waters that were UNDER the expanse. That dry <text:span text:style-name="T149">land </text:span>was <text:span text:style-name="T149">formed </text:span>UNDER the <text:span text:style-name="T149">heaven</text:span><text:span text:style-name="T150">s</text:span>. That dry <text:span text:style-name="T149">land</text:span>, which is the granite shell, is UNDER the heaven<text:span text:style-name="T150">s</text:span>. That dry <text:span text:style-name="T149">land </text:span>is NOT the heavens.</text:p>
      <text:p text:style-name="P45">It is perfectly possible that it is precisely this verse that gives support to the two initial conditions of the hydroplate theory. <text:span text:style-name="T151">It</text:span> says: <text:span text:style-name="Bible_5f_text">"Let the waters UNDER the heaven be gathered together unto one place, and let the DRY land appear: and it was so”</text:span> <text:note text:id="ftn8" text:note-class="footnote"><text:note-citation>8</text:note-citation><text:note-body><text:p text:style-name="Footnote"><text:alphabetical-index-mark-start text:id="IMark94422069815320"/><text:span text:style-name="T1">Genesis 1</text:span><text:alphabetical-index-mark-end text:id="IMark94422069815320"/><text:span text:style-name="T1">:9 </text:span><text:a xlink:type="simple" xlink:href="https://www.biblegateway.com/passage/?search=Genesis+1%3A9&amp;version=KJV" text:style-name="Internet_20_link" text:visited-style-name="Visited_20_Internet_20_Link"><text:span text:style-name="Definition"><text:span text:style-name="T1">KJV</text:span></text:span></text:a></text:p></text:note-body></text:note>. <text:span text:style-name="T151">When</text:span> the dry <text:span text:style-name="T151">land appeared</text:span>, <text:span text:style-name="T151">from</text:span> the waters that were UNDER the heavens, said waters that were gathered in ONE place, as the book <text:soft-page-break/>like<text:span text:style-name="T151">s to</text:span> emphasize, they also formed the seas, plural, some in the underground chambers, others on the surface. <text:span text:style-name="T153">The “gathering”, quote and quote, is BEFORE the appearing of the land. And t</text:span><text:span text:style-name="T152">he word H6960 behind that “gathering” </text:span><text:span text:style-name="T155">is different to</text:span><text:span text:style-name="T152"> the word H4723 of what was named “seas”. </text:span><text:span text:style-name="T153">The “gathering” is NOT what is named “seas”. </text:span><text:span text:style-name="T155">This</text:span><text:span text:style-name="T153"> allow</text:span><text:span text:style-name="T155">s</text:span><text:span text:style-name="T153"> the interpretation that </text:span><text:span text:style-name="T156">when </text:span><text:span text:style-name="T153">the “appearing” </text:span><text:span text:style-name="T157">of the dry land </text:span><text:span text:style-name="T156">happened what was </text:span><text:span text:style-name="T153">“gather</text:span><text:span text:style-name="T156">ed</text:span><text:span text:style-name="T153">” </text:span><text:span text:style-name="T156">in ONE place got divided </text:span><text:span text:style-name="T154">into a plural: </text:span><text:span text:style-name="T158">the </text:span><text:span text:style-name="T154">“seas”</text:span><text:span text:style-name="T153">.</text:span></text:p>
      <text:p text:style-name="P4">And the fact that the proponents of the hydroplate theory do not <text:span text:style-name="T159">find feasible</text:span> the famous canopy, that water that the bible tells us that was ABOVE the heavens, because <text:span text:style-name="T159">of </text:span>the pressure, <text:span text:style-name="T159">and</text:span> because <text:span text:style-name="T159">of </text:span>the temperature, <text:span text:style-name="T159">and</text:span> because the greenhouse effect, <text:span text:style-name="T159">and</text:span> because... to me <text:span text:style-name="T159">they </text:span>sound like the same kind of <text:span text:style-name="T159">excuses that</text:span> many so-called scientists have with this story in particular, with the theory of hydroplates: <text:span text:style-name="T159">that there is too</text:span> much heat, <text:span text:style-name="T159">and</text:span> <text:span text:style-name="T159">too </text:span>much cold, <text:span text:style-name="T159">and </text:span>that the transfer of heat..., <text:span text:style-name="T159">and </text:span>that a lot of energy...</text:p>
      <text:p text:style-name="P4">If Jesus Christ really was resurrected, we may not understand all the details of why there were waters above the heavens, <text:span text:style-name="T159">or </text:span>why the bible is completely true. But that doesn't mean it can't be as the bible affirms, or that I start to adapt it so that it fits with my prejudices.</text:p>
      <text:p text:style-name="P46">To <text:span text:style-name="T160">imagine</text:span> tales of a past that fit the biblical description, <text:span text:style-name="T160">and </text:span>what is observed today, that <text:span text:style-name="T160">are</text:span> coherent enough to call <text:span text:style-name="T160">them</text:span> scientific, according to the most popular <text:span text:style-name="T160">criteria</text:span>, NOT the one in this presentation, <text:span text:style-name="T160">you </text:span>just <text:span text:style-name="T160">need exactly that: </text:span>imagination.</text:p>
      <text:p text:style-name="P4">Also to explain all the mass that exists in asteroids, meteorites, comets and trans-<text:span text:style-name="T161">n</text:span>eptunian objects that supposedly came out of this planet, according to this story, it is much easier with that little water that the bible says it was there, instead of <text:span text:style-name="T161">multiplying</text:span> six times the <text:soft-page-break/>width of the granite shell so that the data reported by the pagan NASA <text:span text:style-name="T161">fits</text:span> with my theory.</text:p>
      <text:p text:style-name="P4">Here we are not talking about technical creativity, the one that in this presentation it is the only one that is accepted to validate a scientific theory. Here we are simply talking about imagination. This is just another story about the past, that which we cannot know.</text:p>
      <text:p text:style-name="P4">In this story <text:span text:style-name="T162">we </text:span>only <text:span text:style-name="T162">need</text:span> imagination. Not as much as <text:span text:style-name="T162">it’s </text:span>needed <text:span text:style-name="T162">for the </text:span>tectonic plate<text:span text:style-name="T163">s</text:span> <text:span text:style-name="T163">tale</text:span>, but imagination after all.</text:p>
      <text:h text:style-name="P76" text:outline-level="3"><text:bookmark-start text:name="__RefHeading___Toc35051_4173466481"/>The couple.<text:bookmark-end text:name="__RefHeading___Toc35051_4173466481"/></text:h>
      <text:p text:style-name="P4">The bible tells us that all human beings are descended from one single couple Adam and Eve.</text:p>
      <text:p text:style-name="P47">Many so-called bible believers tend to read Genesis as if it was poetry. Or as if they were the parables of Jesus Christ. But <text:span text:style-name="T164">the </text:span>hebrew used in Genesis tells us that it is a historical narrative. That what Genesis narrates is exactly as it happened.</text:p>
      <text:p text:style-name="P4">Many people find it hard to believe that ALL of humanity is offspring of a single <text:span text:style-name="T164">couple</text:span>. The reason is the <text:span text:style-name="T164">tale</text:span> with which <text:span text:style-name="T164">t</text:span>hey <text:span text:style-name="T164">have polluted</text:span> our brains since we were little: the <text:span text:style-name="T164">tale</text:span> of evolution.</text:p>
      <text:p text:style-name="P4">A first observation is that mathematically it is much more probable <text:span text:style-name="T164">for a </text:span>population growth, consistent with today's observations, <text:span text:style-name="T164">to </text:span>have a recent beginning, than one from hundreds of thousands of years ago.</text:p>
      <text:p text:style-name="P47">On the other hand, genetics, th<text:span text:style-name="T164">at</text:span> one <text:span text:style-name="T164">of which we do not have </text:span>technical creativity <text:span text:style-name="T164">yet</text:span>, that which has no idea how to create a lung, or a kidney, from a drop of my blood, has recently begun to talk about a genetic Adam and a genetic Eve.</text:p>
      <text:p text:style-name="P4"><text:soft-page-break/>Genetic Adam is identified with a single "Y" chromosome common to all humanity and the genetic Eve with a single mitochondria common to all humanity.</text:p>
      <text:p text:style-name="P4">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4">We can't even make our own <text:span text:style-name="T165">program</text:span>, or our own biological machines, o<text:span text:style-name="T165">therwise</text:span> make me my liver from my drop of blood, and we pretend to be able to explain, through what we do not understand, how was the process, at the genetic level, with our ancestors. <text:span text:style-name="T166">A</text:span>nd without believing in the existence of a creator. Absurd, right? But that's <text:span text:style-name="T165">where</text:span> we are.</text:p>
      <text:h text:style-name="P79" text:outline-level="4"><text:bookmark-start text:name="__RefHeading___Toc35053_4173466481"/>Reproduction.<text:bookmark-end text:name="__RefHeading___Toc35053_4173466481"/></text:h>
      <text:p text:style-name="P4">A model that we see on a day-to-day basis that supports the possibility that all mankind is descended from a single couple just a few thousand years is the reproduction of biological systems.</text:p>
      <text:p text:style-name="P4">The 37 million million, or 37 teras, of cells in a human body, they formed in just 40 weeks of gestation. All 37 teras of cells came from just ONE cell: the fertilized egg.</text:p>
      <text:p text:style-name="P4">The exponential growth that occurs when each cell divides by mitosis in two others is a process easily comparable to a process similar in a population in which each <text:span text:style-name="T167">couple</text:span> has as offspring two other couples.</text:p>
      <text:p text:style-name="P4">And just as complete systems can come out of a single cell, completely different <text:span text:style-name="T167">systems </text:span>as the respiratory, the digestive, the <text:soft-page-break/>nervous, circulatory, with specialized elements to carry out a<text:span text:style-name="T167">n specific</text:span> function, similarly, in a population that <text:span text:style-name="T167">starts with</text:span> a single human couple, all the variety that we observe today in the human population, <text:span text:style-name="T167">can come from it</text:span>.</text:p>
      <text:h text:style-name="P79" text:outline-level="4"><text:bookmark-start text:name="__RefHeading___Toc35055_4173466481"/>No cheating.<text:bookmark-end text:name="__RefHeading___Toc35055_4173466481"/></text:h>
      <text:p text:style-name="P4">However, <text:span text:style-name="T168">with</text:span> arguments that presume to understand the genetic process of human reproduction <text:span text:style-name="T168">they try</text:span> to deny this possibility. First BUILD <text:span text:style-name="T168">me </text:span>my lung, and only my LUNG, from <text:span text:style-name="T168">a </text:span>drop of my blood, to believe that <text:span text:style-name="T168">you</text:span> really understand, at the GENETIC level, <text:span text:style-name="T168">w</text:span>hat happens during the process of human reproduction.</text:p>
      <text:p text:style-name="P4">Because if they want me to believe that they understand how the program <text:span text:style-name="T169">works</text:span>, it is not enough for me <text:span text:style-name="T169">for they </text:span>to execute <text:span text:style-name="T169">the whole program </text:span>and then <text:span text:style-name="T169">SLICE</text:span> the <text:span text:style-name="T169">result</text:span>.</text:p>
      <text:p text:style-name="P4">One thing is to click on the icon and another thing to <text:span text:style-name="T170">write</text:span> the program <text:span text:style-name="T170">executed when you click the </text:span>icon.</text:p>
      <text:p text:style-name="P48">When we make <text:span text:style-name="T171">LITTLE </text:span>CLONS, either in the way that our Creator <text:span text:style-name="T170">intended</text:span>, man with woman, or <text:span text:style-name="T170">with </text:span>other less pleasant <text:span text:style-name="T170">methods</text:span>, the only thing that we are doing is 'clicking' the icon without having any idea how the program works.</text:p>
      <text:p text:style-name="P4">To believe them that they <text:span text:style-name="T172">really </text:span>understand human reproduction, at the genetic level, first make me my <text:span text:style-name="T172">KIDNEY</text:span> from a drop of my blood. But without <text:span text:style-name="T172">cheating</text:span>, JUST my <text:span text:style-name="T172">kidney</text:span>.</text:p>
      <text:h text:style-name="P76" text:outline-level="3"><text:bookmark-start text:name="__RefHeading___Toc35057_4173466481"/>Dinosaurs.<text:bookmark-end text:name="__RefHeading___Toc35057_4173466481"/></text:h>
      <text:p text:style-name="P4">One of the main facts that must be taken into account whenever <text:span text:style-name="T173">we </text:span>think about dinosaurs is that: every time a Carbon 14 test has been <text:span text:style-name="T173">done</text:span> <text:span text:style-name="T173">o</text:span>n dinosaur fossils, <text:span text:style-name="T173">it </text:span>has been found Carbon 14 <text:span text:style-name="T173">on them</text:span>. This <text:soft-page-break/>means that, according to the assumptions of the radiometric dating, those dinosaur fossils can NOT <text:span text:style-name="T173">be</text:span> more than 60 thousand years <text:span text:style-name="T173">old</text:span>.</text:p>
      <text:p text:style-name="P4">No person who believes the tale of evolution likes this <text:span text:style-name="T173">fact</text:span>. Because the only alternative to the existence of the Creator of <text:span text:style-name="T173">Heavens</text:span> and <text:span text:style-name="T173">E</text:span>arth is th<text:span text:style-name="T173">e</text:span> <text:span text:style-name="T173">tale</text:span> of evolution. And if we don't want recognize the existence of the Creator, we decide to believe the <text:span text:style-name="T173">lies </text:span>that we were taught in school. The tale of the <text:span text:style-name="T173">frog</text:span>.</text:p>
      <text:p text:style-name="P4">However, there is clear evidence that the dinosaurs became extinct recently, <text:span text:style-name="T174">that is </text:span>if they <text:span text:style-name="T174">really</text:span> <text:span text:style-name="T279">are </text:span>extinct. <text:span text:style-name="T174">A</text:span>nd there is clear evidence that man always lived with these animals, <text:span text:style-name="T174">that is </text:span>if <text:span text:style-name="T174">we are not</text:span> <text:span text:style-name="T174">still </text:span>living with the few that remain.</text:p>
      <text:p text:style-name="P4">Nowadays, thanks to the Internet, it is easy to verify that:</text:p>
      <text:list text:style-name="L3">
        <text:list-item>
          <text:p text:style-name="P83">Different cultures around the planet, <text:span text:style-name="T176">dur</text:span>in<text:span text:style-name="T176">g</text:span> different periods <text:span text:style-name="T175">of h</text:span>istor<text:span text:style-name="T175">y,</text:span> have drawn figures, sculpted and elaborated objects, <text:span text:style-name="T175">with </text:span>different materials, <text:span text:style-name="T175">of animals</text:span> whose shape matches <text:span text:style-name="T175">those of </text:span>what we now call dinosaurs.</text:p>
        </text:list-item>
        <text:list-item>
          <text:p text:style-name="P83">Historical records, in different time periods, have narrated events in which animals are described that coincide with what we now call dinosaurs.</text:p>
        </text:list-item>
        <text:list-item>
          <text:p text:style-name="P83">In different parts of the world there are fossilized human <text:span text:style-name="T176">footstep traces</text:span> next to those of animals that we now call dinosaurs.</text:p>
        </text:list-item>
        <text:list-item>
          <text:p text:style-name="P83">The vast majority of dinosaur fossils are found in groups of animals that indicate rapid and simultaneous death.</text:p>
        </text:list-item>
        <text:list-item>
          <text:p text:style-name="P83">Bones of these animals have been found that are preserved and WITHOUT fossilizing.</text:p>
        </text:list-item>
        <text:list-item>
          <text:p text:style-name="P84"><text:soft-page-break/>Soft tissue of these animals has been found in some dinosaur<text:span text:style-name="T176"> </text:span><text:span text:style-name="T300">remains</text:span>.</text:p>
        </text:list-item>
        <text:list-item>
          <text:p text:style-name="P85">Residues of blood cells from these animals have been found in some dinosaur <text:span text:style-name="T300">remains</text:span>.</text:p>
        </text:list-item>
        <text:list-item>
          <text:p text:style-name="P85">Residues of blood vessels from these animals have been found in some dinosaur <text:span text:style-name="T300">remains</text:span>.</text:p>
        </text:list-item>
        <text:list-item>
          <text:p text:style-name="P85">Connective tissue has been found from these animals in some dinosaur <text:span text:style-name="T300">remains</text:span>.</text:p>
        </text:list-item>
        <text:list-item>
          <text:p text:style-name="P86">It has been found in the stomach of <text:span text:style-name="T301">some of </text:span>these dinosaur <text:span text:style-name="T300">remains</text:span> residues of flowers, tree leaves, ferns, shrubs, algae and vegetation in general.</text:p>
        </text:list-item>
        <text:list-item>
          <text:p text:style-name="P83">There are recent testimonies, in different parts of the planet, that claim to have seen animals that match what we now call dinosaurs.</text:p>
        </text:list-item>
        <text:list-item>
          <text:p text:style-name="P83">Until the 19th century the word “dragon” was found in some dictionaries as a word that refers to animals <text:span text:style-name="T177">that</text:span> we now call dinosaurs. <text:span text:style-name="T177">S</text:span>ome dictionaries even note that these animals are in danger of extinction.</text:p>
        </text:list-item>
      </text:list>
      <text:p text:style-name="P4">But what happens when this evidence is found? Nothing, nothing happens. It is simply ignored, denied or misrepresented because it is not consistent with the story of the millions of years that they taught us in school. It is not consistent with the <text:span text:style-name="T178">tale</text:span> of the <text:span text:style-name="T178">frog</text:span>.</text:p>
      <text:p text:style-name="P64">There are several reptilian animals that have the appearance of what we now call dinosaurs. In fact the word "dinosaur" means "terrible lizard". Several of these animals never stop growing.</text:p>
      <text:p text:style-name="P69">Now <text:span text:style-name="T302">days most of these reptiles </text:span>don't live long but it's quite possible <text:span text:style-name="T303">that </text:span>they lived hundreds of years before the planetary flood.</text:p>
      <text:p text:style-name="P49"><text:soft-page-break/>There are fossils animals, such as winged insects, which due to their size they couldn't fly in today's atmosphere. These fossils suggest that before the radioactive fallout of the planetary flood, these animals grew much more. Now imagine an 800 year <text:span text:style-name="T179">old iguana </text:span><text:s/>that never stopped growing. That would be a terrible iguana.</text:p>
      <text:h text:style-name="P79" text:outline-level="4"><text:bookmark-start text:name="__RefHeading___Toc35059_4173466481"/>Biblical.<text:bookmark-end text:name="__RefHeading___Toc35059_4173466481"/></text:h>
      <text:p text:style-name="P4">Additionally, the bible describes some animals that resemble <text:span text:style-name="T180">some of those that </text:span>we now know as dinosaurs.</text:p>
      <text:p text:style-name="P4">In <text:alphabetical-index-mark-start text:id="IMark94422069815320"/>Job 40<text:alphabetical-index-mark-end text:id="IMark94422069815320"/> it says that: <text:span text:style-name="Bible_5f_text">“See now, behemoth, which I made as well as you. He eats grass as an ox. Look now, his strength is in his thighs. His force is in the muscles of his belly. He moves his tail 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confident, though the Jordan swells even to his mouth. Shall any take him when he is on the watch, or pierce through his nose with a snare?”</text:span> <text:note text:id="ftn9" text:note-class="footnote"><text:note-citation>9</text:note-citation><text:note-body><text:p text:style-name="Footnote"><text:alphabetical-index-mark-start text:id="IMark94422069814840"/><text:span text:style-name="T1">Job 40</text:span><text:alphabetical-index-mark-end text:id="IMark94422069814840"/><text:span text:style-name="T1">:15-24 </text:span><text:a xlink:type="simple" xlink:href="https://www.biblegateway.com/passage/?search=job+40%3A15-24&amp;version=WEB" text:style-name="Internet_20_link" text:visited-style-name="Visited_20_Internet_20_Link"><text:span text:style-name="Definition"><text:span text:style-name="T4">WEB</text:span></text:span></text:a></text:p></text:note-body></text:note>.</text:p>
      <text:p text:style-name="P4">By that description, the Behemoth closely resembles what we now call sauropods.</text:p>
      <text:p text:style-name="P74"><text:span text:style-name="T1">In </text:span><text:alphabetical-index-mark-start text:id="IMark94422069814840"/><text:span text:style-name="T1">Job 41</text:span><text:alphabetical-index-mark-end text:id="IMark94422069814840"/><text:span text:style-name="T1">, </text:span><text:span text:style-name="T6">concerning L</text:span><text:span text:style-name="T1">eviathan, it says: </text:span><text:span text:style-name="Bible_5f_text"><text:span text:style-name="T1">“I will not keep silence concerning his limbs, nor his MIGHTY STRENGTH, nor his goodly frame. Who can strip off his outer garment? Who will </text:span></text:span><text:soft-page-break/><text:span text:style-name="Bible_5f_text"><text:span text:style-name="T1">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STONE, yes, firm as the lower millstone. When he raises himself up, the mighty are AFRAID. They retreat before his thrashing. If one attacks him with the SWORD, it CAN’T prevail; nor the spear, the dart, nor the pointed shaft. He counts IRON as 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here is not his equal, that is MADE WITHOUT fear. He sees everything that is high. He is KING over all the sons of pride”</text:span></text:span><text:span text:style-name="T1"> </text:span><text:span text:style-name="T1"><text:note text:id="ftn10" text:note-class="footnote"><text:note-citation>10</text:note-citation><text:note-body><text:p text:style-name="Footnote"><text:alphabetical-index-mark-start text:id="IMark94422069814840"/><text:span text:style-name="T1">Job 41</text:span><text:alphabetical-index-mark-end text:id="IMark94422069814840"/><text:span text:style-name="T1">:12-34 </text:span><text:a xlink:type="simple" xlink:href="https://www.biblegateway.com/passage/?search=job+41%3A12-34&amp;version=WEB" text:style-name="Internet_20_link" text:visited-style-name="Visited_20_Internet_20_Link"><text:span text:style-name="Definition"><text:span text:style-name="T5">WEB</text:span></text:span></text:a></text:p></text:note-body></text:note></text:span><text:span text:style-name="T1">.</text:span></text:p>
      <text:p text:style-name="P4">By that description, <text:span text:style-name="T181">L</text:span>eviathan could easily be some kind tyrannosaurs.</text:p>
      <text:p text:style-name="P4"><text:soft-page-break/>The bible also contains evidence that these animals always lived with humans.</text:p>
      <text:h text:style-name="P76" text:outline-level="3"><text:bookmark-start text:name="__RefHeading___Toc35061_4173466481"/>Taxonomy.<text:bookmark-end text:name="__RefHeading___Toc35061_4173466481"/></text:h>
      <text:p text:style-name="P4">The classification of animals is currently plagued by the story of evolution, <text:span text:style-name="T182">with</text:span> the tale of the <text:span text:style-name="T182">frog</text:span>. The classification criteria are those of a genetic evolution that NEVER happened.</text:p>
      <text:h text:style-name="P79" text:outline-level="4"><text:bookmark-start text:name="__RefHeading___Toc35063_4173466481"/>18th century.<text:bookmark-end text:name="__RefHeading___Toc35063_4173466481"/></text:h>
      <text:p text:style-name="P4">At the beginning of the 18th century, the classification was more evident. Literally. The classification of the father of modern, <text:span text:style-name="T280">LISTEN: MODERN,</text:span> taxonomy was simple and according to the evidence observable with the naked eye.</text:p>
      <text:p text:style-name="P4">He classified more than 40 thousand animals in only 6 large groups that translated from latin, because he liked latin, they would be something like:</text:p>
      <text:list text:style-name="L4">
        <text:list-item>
          <text:p text:style-name="P87">quadrupeds,</text:p>
        </text:list-item>
        <text:list-item>
          <text:p text:style-name="P87">birds,</text:p>
        </text:list-item>
        <text:list-item>
          <text:p text:style-name="P87">amphibians,</text:p>
        </text:list-item>
        <text:list-item>
          <text:p text:style-name="P87">fish,</text:p>
        </text:list-item>
        <text:list-item>
          <text:p text:style-name="P87">insects and</text:p>
        </text:list-item>
        <text:list-item>
          <text:p text:style-name="P87">worms.</text:p>
        </text:list-item>
      </text:list>
      <text:p text:style-name="P4">Of course it is just a name because among the quadrupeds w<text:span text:style-name="T189">ere</text:span> m<text:span text:style-name="T189">e</text:span>n and ape<text:span text:style-name="T189">s</text:span>.</text:p>
      <text:p text:style-name="P50"><text:soft-page-break/>In their first versions, the quadrupeds had 33 kinds of animals, birds had 47 <text:span text:style-name="T189">kinds</text:span>, amphibians 4 <text:span text:style-name="T189">kinds</text:span>, fish 41 <text:span text:style-name="T189">kinds</text:span>, insects 47 <text:span text:style-name="T189">kinds</text:span> and worms 19 <text:span text:style-name="T189">kinds</text:span>.</text:p>
      <text:p text:style-name="P4">He called these kinds of animals “genera” or “genus” in <text:span text:style-name="T189">english</text:span>. Over time, the classification acquired more levels, but in its first versions <text:span text:style-name="T189">it </text:span>didn’t <text:span text:style-name="T189">have</text:span> neither families nor classes <text:span text:style-name="T189">for example</text:span>.</text:p>
      <text:p text:style-name="P4">In these first classifications of animals by "genera" can be distinguish names such as “equus”, “elephas”, “tigris”, “canis”, “felis”, “camelus”, “simia”, “<text:span text:style-name="T189">pavo</text:span>”, “<text:span text:style-name="T189">gallina</text:span>”, “falco”, which logically correspond to names such as "equine", "elephant", "tiger", "canine", “feline”, “camel”, “ape”, “turkey”, “hen”, “falco”.</text:p>
      <text:p text:style-name="P4">Each one would be a class or <text:span text:style-name="T190">kind</text:span> of animal that resembles each other. Thus, among the "equus" we find the zebra and the horse. It was one logical classification, simple. It was not biblical but it was evident.</text:p>
      <text:h text:style-name="P79" text:outline-level="4"><text:bookmark-start text:name="__RefHeading___Toc35065_4173466481"/>Biblical.<text:bookmark-end text:name="__RefHeading___Toc35065_4173466481"/></text:h>
      <text:p text:style-name="P4">In the bible, the classification of animals is even simpler, more evident and <text:span text:style-name="T191">ofcourse</text:span> among the animals <text:span text:style-name="T192">it’</text:span>s not the human being, but there are dragons, that is to say the dinosaurs, those that were already rare in the 18th century.</text:p>
      <text:p text:style-name="P51">A first classification is <text:span text:style-name="T192">flesh</text:span>. And <text:span text:style-name="T192">flesh</text:span> in the bible has BLOOD. And the blood in the bible is RED. There is no blue blood in the bible, no<text:span text:style-name="T192">r</text:span> yellow, no<text:span text:style-name="T192">r</text:span> green, no<text:span text:style-name="T192">r</text:span> purple, there is only red blood. Thus, one first classification of animals is given by those that have <text:span text:style-name="T192">r</text:span>ed blood.</text:p>
      <text:p text:style-name="P4">A second classification is whether they live in water, on land, or fly. Amphibians are among those that live in water.</text:p>
      <text:p text:style-name="P4"><text:soft-page-break/>Those <text:span text:style-name="T193">that both </text:span>liv<text:span text:style-name="T193">e</text:span> on <text:span text:style-name="T193">land</text:span> and hav<text:span text:style-name="T193">e</text:span> <text:span text:style-name="T193">flesh</text:span>, the bible divide<text:span text:style-name="T193">s them</text:span> in two groups: those that crawl and those that don't.</text:p>
      <text:p text:style-name="P52">It is a classification that roughly corresponds to the one they <text:span text:style-name="T193">teach</text:span> at school. Two large groups: vertebrates <text:span text:style-name="T281">and</text:span> invertebrates. In other words, “<text:span text:style-name="T193">flesh”</text:span> and “no <text:span text:style-name="T193">flesh”</text:span>, because almost all of the vertebrates are red blooded, so the comparison is approximate.</text:p>
      <text:p text:style-name="P4">Vertebrates are divided into fish, amphibians, mammals, reptiles and birds. That is water, land and fly. Where the land <text:span text:style-name="T194">ones are </text:span>divided into mammals and reptiles. And the water ones would be the fish and amphibians because the bible does not differentiate them.</text:p>
      <text:p text:style-name="P4">It is a simple, logical and obvious classification. Much more than those of <text:span text:style-name="T194">the </text:span>21st century.</text:p>
      <text:h text:style-name="P79" text:outline-level="4"><text:bookmark-start text:name="__RefHeading___Toc35067_4173466481"/>Few.<text:bookmark-end text:name="__RefHeading___Toc35067_4173466481"/></text:h>
      <text:p text:style-name="P4">And why all this explanation?</text:p>
      <text:p text:style-name="P4">Well, because if we take into account the classification by "genera" of the father, <text:span text:style-name="T282">LISTEN: FATHER,</text:span>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195">cannot even be </text:span>seen with the naked eye, like viruses or BACTERIA.</text:p>
      <text:h text:style-name="P79" text:outline-level="4"><text:bookmark-start text:name="__RefHeading___Toc35069_4173466481"/>Adaptation.<text:bookmark-end text:name="__RefHeading___Toc35069_4173466481"/></text:h>
      <text:p text:style-name="P4">The diversification of the animals that came out of Noah's ark, in what <text:span text:style-name="T196">are </text:span>now called species, which is nothing more than the <text:soft-page-break/>adaptation of these animals to different environmental conditions, occurred after the great planetary flood.</text:p>
      <text:p text:style-name="P4">All the canines that we classify as different species are simply the adaptation to a specific environment of the pair of canines that came out of the boat that Noah and his relatives built.</text:p>
      <text:p text:style-name="P4">But from canines only little canines come out and it has NEVER been seen that from a canine comes out a <text:span text:style-name="T197">little </text:span>FELIN<text:span text:style-name="T197">E</text:span> or a <text:span text:style-name="T197">little </text:span>EQUIN<text:span text:style-name="T197">E</text:span>. The same goes for all “elephas”, “tigris”, “equus”, “felis”, “camelus”, “simia”, “pavo”, “<text:span text:style-name="T191">gallina</text:span>”, “falco” from the father of MODERN taxonomy.</text:p>
      <text:p text:style-name="P4">Among the evidence supporting this claim is that:</text:p>
      <text:list text:style-name="L5">
        <text:list-item>
          <text:p text:style-name="P88">There is the case of animals of the same gen<text:span text:style-name="T283">us</text:span> <text:span text:style-name="T284">but</text:span> of different species, which supposedly cannot be interbreed, if they coexist enough time under the same conditions, they begin to be able to interbree.</text:p>
        </text:list-item>
        <text:list-item>
          <text:p text:style-name="P88">There is the case of animals of the same genus and of different species, <text:span text:style-name="T284">and </text:span>that cannot interbree with each other, for which there is a third species of the same genus that can interbree with the first two.</text:p>
        </text:list-item>
      </text:list>
      <text:p text:style-name="P4">Thus, the total number of animals in Noah's ark is even less than what an average current zoo has and that is maintained by 3 or 4 people in charge of the animals.</text:p>
      <text:h text:style-name="P76" text:outline-level="3"><text:bookmark-start text:name="__RefHeading___Toc35071_4173466481"/>Noah's Ark.<text:bookmark-end text:name="__RefHeading___Toc35071_4173466481"/></text:h>
      <text:p text:style-name="P4">The bible tells us that YHWH commands Noah to build an ark made of specially treated wood and 300 cubits long by 50 cubits wide by 30 cubits high. It also tells us that said ark ran aground in the <text:soft-page-break/>mountains of Ararat after the <text:span text:style-name="T198">global </text:span>flood water <text:span text:style-name="T198">level </text:span>began to go down.</text:p>
      <text:h text:style-name="P79" text:outline-level="4"><text:bookmark-start text:name="__RefHeading___Toc35073_4173466481"/>1948.<text:bookmark-end text:name="__RefHeading___Toc35073_4173466481"/></text:h>
      <text:p text:style-name="P4">In the year 1948 a series of earthquakes and rains brought out what <text:span text:style-name="T199">is </text:span>now known as the Durupinar Archaeological Site at Uzengili Turkey. It was discovered by a shepherd in the area and later in 1959 identified on an aerial photo by an experienced cartographer named Durupinar and that’s why <text:span text:style-name="T199">it’</text:span>s now known by that name.</text:p>
      <text:p text:style-name="P4">The reason Durupinar was struck by such a place is because <text:span text:style-name="T200">of it’s shape</text:span>. From the air it looks like the deck of a ship. A huge ship.</text:p>
      <text:p text:style-name="P53">After blowing up part of what looked like a ship’<text:span text:style-name="T200">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201">BLOWING</text:span> <text:span text:style-name="T201">UP</text:span> a place, that the government of Turkey now recognizes as archaeological, it’s a<text:span text:style-name="T200">n</text:span> efficient way to excavate a site of archaeological interest.</text:p>
      <text:h text:style-name="P79" text:outline-level="4"><text:bookmark-start text:name="__RefHeading___Toc35075_4173466481"/>2014.<text:bookmark-end text:name="__RefHeading___Toc35075_4173466481"/></text:h>
      <text:p text:style-name="P4">Several people have continued to push the investigation of the place <text:span text:style-name="T202">on their own</text:span>. Without the <text:span text:style-name="T202">finantial </text:span>help of any government <text:span text:style-name="T202">but </text:span>with their own money.</text:p>
      <text:p text:style-name="P4">As recently as 2014 a team from New Zealand led by a geophysicist named John Larsen obtained permission from Turkey to scan the resistivity of the ground in the area.</text:p>
      <text:p text:style-name="P54"><text:soft-page-break/>The result is simply undeniable: underneath what <text:span text:style-name="T202">has the shape of a</text:span> gigantic <text:span text:style-name="T202">boat</text:span> deck, there is material of the same resistivity that has the shape of the hull of a <text:span text:style-name="T202">boat</text:span> that <text:span text:style-name="T202">would </text:span>correspond to said deck. It is rationally impossible to think that it is not a <text:span text:style-name="T202">boat</text:span>.</text:p>
      <text:h text:style-name="P79" text:outline-level="4"><text:bookmark-start text:name="__RefHeading___Toc35077_4173466481"/>The facts.<text:bookmark-end text:name="__RefHeading___Toc35077_4173466481"/></text:h>
      <text:p text:style-name="P4">The facts of what has a <text:span text:style-name="T202">boat</text:span> structure are several:</text:p>
      <text:list text:style-name="L6">
        <text:list-item>
          <text:p text:style-name="P89">It has the dimensions in royal Egyptian cubits given in the bible: 300 cubits by 50 cubits by 30 cubits.</text:p>
        </text:list-item>
        <text:list-item>
          <text:p text:style-name="P89">It is in the ancient mountains of Ararat.</text:p>
        </text:list-item>
        <text:list-item>
          <text:p text:style-name="P89">The translation of the local name of the mountain would be “the mountain of the judgment".</text:p>
        </text:list-item>
        <text:list-item>
          <text:p text:style-name="P89">It is close to a town that the locals know as “the town of the 8”.</text:p>
        </text:list-item>
        <text:list-item>
          <text:p text:style-name="P89">Near the spot there are stone anchors of the appropriate size for a <text:span text:style-name="T202">boat of </text:span>that size.</text:p>
        </text:list-item>
        <text:list-item>
          <text:p text:style-name="P89">It is almost 1800 meters above sea level in a place where there is no water nearby.</text:p>
        </text:list-item>
        <text:list-item>
          <text:p text:style-name="P89">There are old maps that identified the place as the rest place of the biblical ark.</text:p>
        </text:list-item>
        <text:list-item>
          <text:p text:style-name="P89">The place was visited by pilgrims in ancient times.</text:p>
        </text:list-item>
        <text:list-item>
          <text:p text:style-name="P89">The boat shape incorporates high math principles and advanced knowledge of hydrodynamics.</text:p>
        </text:list-item>
        <text:list-item>
          <text:p text:style-name="P89"><text:soft-page-break/>His story is consistent with the histories of Sumeria, Akkad, Babylon as well as the Torah, the Old Testament and <text:span text:style-name="T285">all </text:span><text:span text:style-name="T266">q</text:span><text:span text:style-name="T203">u</text:span>rans.</text:p>
        </text:list-item>
        <text:list-item>
          <text:p text:style-name="P107"><text:span text:style-name="T1">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1">noahsarkscans.com</text:span></text:span></text:a><text:span text:style-name="T1">, indicate that it is a </text:span><text:span text:style-name="T7">boat</text:span><text:span text:style-name="T1">.</text:span></text:p>
        </text:list-item>
      </text:list>
      <text:p text:style-name="P4">Too many coincidences, of those that accumulate with exponential effect. Actually there are more coincidences but they are not so easy to confirm. Still, these are already too many coincidences. It's almost the same as <text:span text:style-name="T204">i</text:span>t happens with Internet searches. Statistically, and <text:span text:style-name="T204">careful,</text:span> I emphasize in the term "statistically" for reasons that will become <text:span text:style-name="T205">clear</text:span> later, it is reasonably impossible to deny that it is the <text:span text:style-name="T204">boat</text:span> described in the bible.</text:p>
      <text:h text:style-name="P79" text:outline-level="4"><text:bookmark-start text:name="__RefHeading___Toc35079_4173466481"/>Logistics.<text:bookmark-end text:name="__RefHeading___Toc35079_4173466481"/></text:h>
      <text:p text:style-name="P62">However, if we ignore the two fundamental principles of this <text:span text:style-name="T305">part 3</text:span> of the presentation, it is rationally unattainable to believe the story of Noah.</text:p>
      <text:p text:style-name="P4">Even in the 21st century, assuming current technology availability, and assuming abundant resources, it is difficult to imagine the possibility of <text:span text:style-name="T206">such an enterprise</text:span>.</text:p>
      <text:p text:style-name="P4">How to build a wooden ark of that size? How to choose and transport the animals to the ark? How to accommodate them in the ark? <text:span text:style-name="T207">How to</text:span> maintain all those animals, food, <text:span text:style-name="T207">manure</text:span>, temperature, health, etc. for a whole year, without anyone dying? How to explain that in such extreme conditions a ship with such a load achieved its objective? How to explain that the animals survived and then repopulate the planet?</text:p>
      <text:p text:style-name="P4"><text:soft-page-break/>That there weren't so many animals, that wood can be treated with heat and pressure together with oils of vegetable origin and make a <text:span text:style-name="T208">material </text:span>stronger than steel, that they didn't have to go after the animals, that God explained everything to Noah, that Noah took more than fifty years to make the ark, that the animals before the flood were vegetarians including the T-rex, <text:span text:style-name="T208">that it</text:span> was a flood and not a gigantic storm, that the waves in the area o<text:span text:style-name="T208">f t</text:span>he ark were passive, that they were located in the area <text:span text:style-name="T208">of the </text:span>planet least affected by the great rotation, <text:span text:style-name="T208">that</text:span> before the flood biological systems including humans grew much larger and were much stronger than after the flood, that they only carried baby animals and not adult animals, <text:span text:style-name="T208">that</text:span> before the flood <text:span text:style-name="T208">it </text:span>had never rained on the planet, that everything can come out of a single couple in a similar way to how every sexual animal <text:span text:style-name="T208">comes from</text:span> single cell during its gestation, <text:span text:style-name="T208">that</text:span>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ext:span text:style-name="T208">t</text:span> areas were interconnected, that specialization in feeding and environment as well as infertility among animals of the same <text:span text:style-name="T208">kind</text:span> associated with such localized adaptation occurred after the flood, <text:span text:style-name="T208">that that’s</text:span> why the fossils of already specialized animals are subsequent to said specialization and location, <text:span text:style-name="T208">that</text:span> in just a few tens of years <text:span text:style-name="T208">there </text:span>can <text:span text:style-name="T208">be </text:span>achieve<text:span text:style-name="T208">d</text:span> great diversity in appearance <text:span text:style-name="T208">for</text:span> the same <text:span text:style-name="T208">kind</text:span> of animal, <text:span text:style-name="T208">that </text:span>this and that <text:span text:style-name="T209">and the other</text:span>.</text:p>
      <text:h text:style-name="P79" text:outline-level="4"><text:bookmark-start text:name="__RefHeading___Toc35081_4173466481"/>First thing's first.<text:bookmark-end text:name="__RefHeading___Toc35081_4173466481"/></text:h>
      <text:p text:style-name="P4">It doesn't really matter how much evidence or arguments <text:span text:style-name="T210">there </text:span>are of the possibility that the biblical narrative is feasible and true, if you don't first believe that all those animals and those 8 people, by <text:soft-page-break/>logical necessity, had to be created by a Creator and designer with an intelligence and knowledge that today’<text:span text:style-name="T210">s</text:span> man, with today's technology, can hardly imagine.</text:p>
      <text:p text:style-name="P4">And in order to accept that <text:span text:style-name="T211">the story</text:span> really <text:span text:style-name="T211">happened</text:span>, and that the biblical narrative is historical, it is almost rationally impossible to accept it without first believ<text:span text:style-name="T211">ing</text:span> that Jesus Christ is alive because after dying on the cross <text:span text:style-name="T211">he was </text:span>resurrected.</text:p>
      <text:p text:style-name="P55">The testimony about Jesus Christ is that he spoke of Noah as an histor<text:span text:style-name="T211">ical</text:span> event, then if the testimony that Jesus Christ was resurrected is true, <text:span text:style-name="T211">then</text:span> the biblical narrative <text:span text:style-name="T211">about Noah </text:span>must be authentic.</text:p>
      <text:p text:style-name="P62">That is why when this part of the presentation began, emphasis was placed on these two biblical principles:</text:p>
      <text:list text:style-name="L7">
        <text:list-item>
          <text:p text:style-name="P90">There is a Creator, designer and intelligent, of all plants, animals and person on this planet.</text:p>
        </text:list-item>
        <text:list-item>
          <text:p text:style-name="P90">Jesus Christ is alive because, after dying on the cross, the Creator He raised him on the third day.</text:p>
        </text:list-item>
      </text:list>
      <text:p text:style-name="P4">If these two fundamental points are denied, ignored, or not taken taken into account, it is almost rationally unattainable to be able to believe that the Noah's story is authentic.</text:p>
      <text:p text:style-name="P4">That God, who the biblical narrative says spoke to Noah, was the same <text:span text:style-name="T212">one that</text:span> made sure that everything happened as it is written in the bible. <text:span text:style-name="T212">He has </text:span>always been and will be in control. Nothing absolutely nothing takes <text:span text:style-name="T212">Him</text:span> by surprise. That is the God of the bible.</text:p>
      <text:p text:style-name="P4">If you don't believe in that God, only <text:span text:style-name="T212">H</text:span>e can make you believe <text:span text:style-name="T212">in him </text:span>and drag you to his <text:span text:style-name="T212">S</text:span>on Jesus Christ. The promise is that, <text:soft-page-break/>someday, <text:span text:style-name="T212">before</text:span> or <text:span text:style-name="T212">after</text:span> the resurrection of the dead, <text:span text:style-name="T212">He </text:span>will do it, <text:span text:style-name="T212">w</text:span>ith you and with EVERYONE, absolutely EVERYONE who has lived since Adam, is alive, and will <text:span text:style-name="T212">be a</text:span>live.</text:p>
      <text:h text:style-name="P76" text:outline-level="3"><text:bookmark-start text:name="__RefHeading___Toc35083_4173466481"/>History.<text:bookmark-end text:name="__RefHeading___Toc35083_4173466481"/></text:h>
      <text:p text:style-name="P4"><text:span text:style-name="T307">A good</text:span> way to know the past would be to be able to repeat it at will, without affecting it. Something like watching the movie of any past moment in virtual reality and without intervening <text:span text:style-name="T213">with</text:span> its development. But to really know it, it would also be necessary to be able to know what that each person is thinking. What are the intentions of each person. Being able to see inside the human heart.</text:p>
      <text:p text:style-name="P4">Human beings still do not have access to such technology and even <text:span text:style-name="T213">just a</text:span> few years ago, video was something that could only be recorded with very expensive equipment. In addition, the human being only had access to video technology until the 20th century. And photography was only achieved until the 19th century. That is why the history before the 19th century is <text:span text:style-name="T213">sought</text:span> to <text:span text:style-name="T213">be </text:span>know<text:span text:style-name="T213">n</text:span> <text:span text:style-name="T213">with</text:span> two <text:span text:style-name="T213">main </text:span>types of evidence: written and physical objects.</text:p>
      <text:p text:style-name="P4"><text:span text:style-name="T213">O</text:span>nly until the 15th century, with the construction of the first movable type printing press, was that the written medium began <text:span text:style-name="T213">to get to the masses</text:span>. Before the printing press, every book had to be copied <text:span text:style-name="T213">by</text:span> hand and therefore <text:span text:style-name="T213">they were </text:span>quite expensive for the average person. The printing press taught the common person to read because it allowed <text:span text:style-name="T213">him to</text:span> have access to the written medium.</text:p>
      <text:p text:style-name="P56">The historian, according to <text:span text:style-name="T213">popular</text:span> criteria, must be a scholar, <text:span text:style-name="T214">that </text:span>is, a person with sufficient training for the task. The ideal is that said person has the sole motivation to communicate the facts, the truth, no matter how difficult it is to accept. <text:span text:style-name="T214">He must have </text:span>no political interest, <text:span text:style-name="T214">or </text:span>economic or religious. <text:span text:style-name="T214">He m</text:span>ust have the ability to <text:soft-page-break/>summarize without omitting, and to write in a coherent and interesting way.</text:p>
      <text:p text:style-name="P4">In written sources, the ideal is that said source is the closest to the events, <text:span text:style-name="T215">that it</text:span> has been written by a person with the characteristics mentioned, that the origin of said source is known, and that in case <text:span text:style-name="T215">when </text:span>a long time has passed, the copies of said source <text:span text:style-name="T286">to </text:span>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215">for a given source, </text:span>of different instants in time, in order to compare <text:span text:style-name="T215">them and see </text:span>if the narration has been modified, thus <text:span text:style-name="T215">losing</text:span> credibility. It is desirable that the names of people and places be completely consistent with the rest of the sources, including the archaeological.</text:p>
      <text:p text:style-name="P57">The irony is that when <text:span text:style-name="T215">a</text:span> person or a group of people searches, really research, compare, analyze, collect sources and compare them, and over time he concludes that, by comparison, in each of the <text:span text:style-name="T216">points</text:span> mentioned above, the best compilation of histor<text:span text:style-name="T217">ical</text:span> written sources that exists is precisely the bible, that person, <text:span text:style-name="T217">all</text:span> of <text:span text:style-name="T217">the </text:span>sudden becomes, in the eyes of those who haven't done their homework, PRE-judgmental.</text:p>
      <text:p text:style-name="P57">The one who was judicious in doing the task is the "prejudicial" <text:span text:style-name="T217">one </text:span>in the eyes of those who have not done their homework, of those who form a judgment before doing <text:span text:style-name="T217">their</text:span> homework, <text:span text:style-name="T217">in the eyes </text:span>of the PRE-judicious. <text:span text:style-name="T217">H</text:span>e is accused of being "brain washed”, as if it were a bad thing, by those who still have <text:span text:style-name="T217">a</text:span> sick, DIRTY and DEAD mind. Because it’s <text:span text:style-name="T217">preciselly </text:span>Jesus Christ who washes us, cleanses <text:soft-page-break/><text:span text:style-name="T217">us</text:span>, takes away our sin, <text:span text:style-name="T218">heals us, </text:span>and gives us LIFE, with his <text:span text:style-name="T217">H</text:span>oly <text:span text:style-name="T217">S</text:span>pirit, not only to our brain, but to our mind and body.</text:p>
      <text:p text:style-name="P65">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219">MORE</text:span> accurate than many of the Egyptian, Mesopotamian, or Greek histories”, close quots. <text:span text:style-name="T220">That is what this</text:span> institute of propaganda of the lie of the evolution, of the story of the <text:span text:style-name="T220">frog, has to say about the bible</text:span>. And of course <text:span text:style-name="T220">it</text:span> does not consider Genesis as <text:span text:style-name="T287">included in </text:span><text:span text:style-name="T220">its</text:span> comment.</text:p>
      <text:p text:style-name="P58">The Book of Genesis, or Bereshit in hebrew, has always been considered by its readers as a historical book with the exception of the two last centuries. The literary style of Genesis tells us that it is a historical narration and was considered <text:span text:style-name="T221">so</text:span> by its readers throughout <text:span text:style-name="T221">history</text:span>. Only until the 19th century, when the lie of evolution <text:span text:style-name="T221">got popularized</text:span>, was that <text:span text:style-name="T221">people, </text:span>even among believers in Jesus Christ, began to see <text:span text:style-name="T221">it </text:span>differently.</text:p>
      <text:p text:style-name="P4">But it is not the only case in which the veracity of the bible <text:span text:style-name="T221">has been doubted</text:span>. <text:span text:style-name="T221">It</text:span> has happened with people like Nimrod, David, Balthazar, Pilate, Darius, with cities or empires like Akkad, Ur, the Hittites, and Nineveh, <text:span text:style-name="T221">that </text:span>before being RE-discovered or identified, they were used to discredit the veracity of the bible, only <text:span text:style-name="T221">to get </text:span>later, after being RE-found or identified, being ignored or despised as evidence of Biblical truthfulness by those PRE-judicious.</text:p>
      <text:p text:style-name="P4">The bible is first used to discredit its historicity, and when confirm<text:span text:style-name="T222">ed</text:span> <text:span text:style-name="T222">it</text:span> <text:span text:style-name="T222">gets</text:span> ignored. Many of the historians who initially doubt the veracity of the bible, once they finish the task, <text:span text:style-name="T222">and </text:span>they come to <text:soft-page-break/>the conclusion that it is completely reliable, then, they are simply ignored as if they had always held that position.</text:p>
      <text:p text:style-name="P4">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223">h</text:span>e didn't make a single mistake. <text:span text:style-name="T224">Now he is disregarded as just a </text:span><text:span text:style-name="T225">N</text:span><text:span text:style-name="T224">ew </text:span><text:span text:style-name="T225">T</text:span><text:span text:style-name="T224">estament scholar as if he was always so.</text:span></text:p>
      <text:p text:style-name="P59">The bible presents much more rigor and accuracy than what is observed in modern cases. The first year the Encyclopedia Britannica was published it contained so many mistakes regarding places in the United States that it had to be recalled.</text:p>
      <text:p text:style-name="P4">Until <text:span text:style-name="T227">just</text:span> the last century, one of the arguments, or rather <text:span text:style-name="T226">excuses</text:span>, against the historical reliability of the old testament was that the oldest copy, the oldest manuscript, was <text:span text:style-name="T226">from </text:span>900 <text:span text:style-name="T226">years </text:span>after Jesus Christ. Once they found <text:span text:style-name="T226">the </text:span>scrolls from Qumram, near the Dead Sea, in Israel, dat<text:span text:style-name="T226">ed</text:span> from about <text:span text:style-name="T226">a </text:span>thousand years before, and compared <text:span text:style-name="T226">them </text:span>with th<text:span text:style-name="T226">e ones </text:span>we <text:span text:style-name="T226">had</text:span>, the conclusion of the preservation of the old testament became undeniable.</text:p>
      <text:p text:style-name="P4"><text:span text:style-name="T226">A</text:span>rchaeological evidence? The archaeological record of entire cities, entire empires, entire civilizations, the entire planet in its geological features is evidence of the truth of the bible.</text:p>
      <text:p text:style-name="P4">The problem is not in the evidence, that our Creator guarantees that <text:span text:style-name="T226">He </text:span>will preserve, but in the heart of man, that which also guarantees us <text:span text:style-name="T226">that He</text:span> will circumcise in due time.</text:p>
      <text:p text:style-name="P4">We were made to worship our Creator, for our own good.</text:p>
      <text:p text:style-name="P4">The bible is historically reliable.</text:p>
      <text:h text:style-name="P77" text:outline-level="3"><text:bookmark-start text:name="__RefHeading___Toc35085_4173466481"/><text:soft-page-break/>The <text:span text:style-name="T265">Column</text:span>.<text:bookmark-end text:name="__RefHeading___Toc35085_4173466481"/></text:h>
      <text:p text:style-name="P4">In the bible there are a series of verses that give us a column of events. A series of verses that if placed temporally make <text:span text:style-name="T288">it </text:span>impossible to deny what the bible says about the history of humanity.</text:p>
      <text:p text:style-name="P4">The date King Solomon began <text:span text:style-name="T228">the </text:span>construction of YHWH's temple can be ratified externally by synchronisms with the chronology of the neo-Assyrians.</text:p>
      <text:p text:style-name="P4">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4">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o build the house of the Lord” </text:span><text:span text:style-name="Bible_5f_text"><text:note text:id="ftn11" text:note-class="footnote"><text:note-citation>11</text:note-citation><text:note-body><text:p text:style-name="Footnote"><text:alphabetical-index-mark-start text:id="IMark94422069815320"/><text:span text:style-name="T1">1 Kings 6</text:span><text:alphabetical-index-mark-end text:id="IMark94422069815320"/><text:span text:style-name="T1">:1 </text:span><text:a xlink:type="simple" xlink:href="https://www.biblegateway.com/passage/?search=1+Kings+6%3A1&amp;version=KJV" text:style-name="Internet_20_link" text:visited-style-name="Visited_20_Internet_20_Link"><text:span text:style-name="Definition"><text:span text:style-name="T1">KJV</text:span></text:span></text:a></text:p></text:note-body></text:note></text:span>. Mathematical subtraction tells us that the exodus began in the year 1446 before Jesus Christ.</text:p>
      <text:p text:style-name="P4">In <text:alphabetical-index-mark-start text:id="IMark94422069814840"/>Exodus 4<text:alphabetical-index-mark-end text:id="IMark94422069814840"/>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12" text:note-class="footnote"><text:note-citation>12</text:note-citation><text:note-body><text:p text:style-name="Footnote"><text:alphabetical-index-mark-start text:id="IMark94422069815320"/><text:span text:style-name="T1">Exodus 12</text:span><text:alphabetical-index-mark-end text:id="IMark94422069815320"/><text:span text:style-name="T1">:40-41 </text:span><text:a xlink:type="simple" xlink:href="https://www.biblegateway.com/passage/?search=Exodus+12%3A40-41&amp;version=KJV" text:style-name="Internet_20_link" text:visited-style-name="Visited_20_Internet_20_Link"><text:span text:style-name="Definition"><text:span text:style-name="T1">KJV</text:span></text:span></text:a></text:p></text:note-body></text:note></text:span>. Mathematical <text:soft-page-break/>subtraction tells us that 1876 before Jesus Christ was the year that Jacob entered Egypt with the Israelites, when Joseph was already second in command in Egypt. At that time Joseph sent chariots to pick up Jacob and his family, who w<text:span text:style-name="T229">ere</text:span> in Beersheba.</text:p>
      <text:p text:style-name="P60">And with the generations given in Genesis 5 and 11, the age that Abraham fathered Isaac, and Isaac fathered Jacob, the age at which Jacob died, and the time that Jacob lived in Egypt, data that we find <text:span text:style-name="T230">it </text:span>all in Genesis, <text:span text:style-name="T230">it c</text:span>an <text:span text:style-name="T230">be</text:span> calculate<text:span text:style-name="T230">d</text:span> the dates of birth and death of each of the people <text:span text:style-name="T230">in</text:span> those genealogies back to Adam.</text:p>
      <text:p text:style-name="P61">This mathematical operation gives us a date on which the events narrated in <text:alphabetical-index-mark-start text:id="IMark94422069815320"/>Genesis 1<text:alphabetical-index-mark-end text:id="IMark94422069815320"/> and 2 occurred <text:span text:style-name="T231">that indicate </text:span>a few thousand years ago. NOT tens of thousands, not hundreds of thousands, not millions of years. That is what what the bible says. The one that God promises to protect, keep and preserve.</text:p>
      <text:p text:style-name="P4">These three dates establish the biblical column of the history of the humanity on this planet.</text:p>
      <text:list text:style-name="L8">
        <text:list-item>
          <text:p text:style-name="P91">In 966 before Jesus Christ Solomon began the construction of the temple.</text:p>
        </text:list-item>
        <text:list-item>
          <text:p text:style-name="P91">In 1446 before Jesus Christ the exodus began.</text:p>
        </text:list-item>
        <text:list-item>
          <text:p text:style-name="P91">In 1876 before Jesus Christ Jacob entered Egypt.</text:p>
        </text:list-item>
      </text:list>
      <text:h text:style-name="P76" text:outline-level="3"><text:bookmark-start text:name="__RefHeading___Toc35087_4173466481"/>Genealogies.<text:bookmark-end text:name="__RefHeading___Toc35087_4173466481"/></text:h>
      <text:p text:style-name="P71">The genealogies of Genesis 5 and 11 add up to a different total of years depending on the manuscript you read. There are 2 large groups of manuscripts, two great traditions of manuscripts, of which derive the texts of Genesis that we read today in our own idiom:</text:p>
      <text:list text:style-name="L9">
        <text:list-item>
          <text:p text:style-name="P92"><text:soft-page-break/>Manuscripts derived from the Septuagint and</text:p>
        </text:list-item>
        <text:list-item>
          <text:p text:style-name="P92">Manuscripts derived from the Masoretic.</text:p>
        </text:list-item>
      </text:list>
      <text:p text:style-name="P4">The genealogies of the Septuagint always add up to more than a thousand years higher than the sum of those of the Masoretic. Both cannot be <text:span text:style-name="T232">r</text:span>ight.</text:p>
      <text:p text:style-name="P4">Under the principles of this <text:span text:style-name="T304">part 3 of the presentation</text:span> only one of the two is true.</text:p>
      <text:p text:style-name="P4">This means that <text:span text:style-name="T233">either</text:span>:</text:p>
      <text:list text:style-name="L10">
        <text:list-item>
          <text:p text:style-name="P93">The Masoretic is true and the Septuagint lengthened the ages <text:span text:style-name="T233">at which</text:span> the parents had their children in the Masoretic EXTENDING thus the complete chronology, or exclusively:</text:p>
        </text:list-item>
        <text:list-item>
          <text:p text:style-name="P94">The Septuagint is true and the Masoretic shortened the ages <text:span text:style-name="T233">at which</text:span> <text:span text:style-name="T233">the</text:span> parents had their children in the Septuagint SHORTENING thus the complete chronology of the Septuagint.</text:p>
        </text:list-item>
      </text:list>
      <text:p text:style-name="P4">In the discipline of textual criticism the most important of the fundamental principles, called canons, is that: “in a difference among manuscripts, the manuscript that can best explain the others is the most probably correct”.</text:p>
      <text:p text:style-name="P4">The arguments and evidence that allow this host to prefer the chronology we find in the Septuagint are:</text:p>
      <text:list text:style-name="L11">
        <text:list-item>
          <text:p text:style-name="P95">As of the date of this presentation,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234">the </text:span>Masoretic are dated to the 10th and 11th century. <text:soft-page-break/>This may change, for the text in question, with the manuscripts in hebrew found in Qumram and that have not been published yet.</text:p>
        </text:list-item>
        <text:list-item>
          <text:p text:style-name="P96">The reason that can be argued to EXTEND an alleged original Masoretic chronology is that it was desired to make consistent the chronology of Genesis with the <text:span text:style-name="T235">existant </text:span>Egyptian chronologies before the Septuagint, in particular that of Manetho in the <text:span text:style-name="T235">3th</text:span> century before Jesus Christ. If in the middle of the 3rd century before Jesus Christ, when the hebrew scriptures were translated into greek and <text:span text:style-name="T236">it was </text:span>produced the Septuagint, the motive was to make the hebrew <text:span text:style-name="T236">holy </text:span>scriptures consistent chronologies with <text:span text:style-name="T236">existant </text:span>Egyptian chronologies, this objective was not achieved. The Septuagint chronology is not consistent with <text:span text:style-name="T289">any</text:span>one of the Egyptian chronologies of that time, in particular th<text:span text:style-name="T236">at</text:span> of Manetho that does not take 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text:span text:style-name="T236">L</text:span>onger than the one <text:span text:style-name="T236">it</text:span> ha<text:span text:style-name="T236">s</text:span> in any case. The alleged reason to EXTEND an original chronology was NOT fulfilled.</text:p>
        </text:list-item>
        <text:list-item>
          <text:p text:style-name="P97">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237">greater than those of the Masoretic</text:span>. <text:soft-page-break/>The use of the Septuagint by the Jewish population declines markedly in <text:span text:style-name="T237">the </text:span>years when the Seder-Olam-Rabbah chronology, based on an alleged original Masoretic chronology, began to be distributed by the rabbinical authority among the Jewish population of the 2nd century. The alleged reason to SHORTEN an original chronology was FULFILLED.</text:p>
        </text:list-item>
        <text:list-item>
          <text:p text:style-name="P98">The most important event in all of human history is the resurrection of Jesus Christ. Seems like a much more important reason <text:span text:style-name="T238">to</text:span> try to hide or prevent the Jewish population from learning <text:span text:style-name="T238">about</text:span> all the evidence that the new testament shows in favor of Jesus Christ <text:span text:style-name="T238">being</text:span> the Jewish Meshiakh, <text:span text:style-name="T238">than</text:span> <text:span text:style-name="T238">to </text:span>try to <text:span text:style-name="T238">match</text:span> the chronology of the tanakh, the sacred text of the Jews, and therefore of supreme importance to the Jewish translators who produced the Septuagint, with chronologies of <text:span text:style-name="T238">some</text:span> uncircumcised <text:span text:style-name="T238">and pagan people </text:span>like the greeks or the Egyptians. The <text:span text:style-name="T238">motive</text:span> for SHORTENING the chronology is much stronger than the <text:span text:style-name="T238">motive</text:span> to EXTEND the chronology.</text:p>
        </text:list-item>
        <text:list-item>
          <text:p text:style-name="P95">There is no witness between the time of the alleged <text:span text:style-name="T239">EXTENSION</text:span> of the chronologies <text:span text:style-name="T239">during</text:span> the production of the Septuagint and the destruction of the second temple that accuses the Septuagint of altering the chronologies of Genesis 5 and 11. No witness reports a lengthening of the chronology up to the time of the alleged shortening. The Septuagint is accused of EXTENDING the chronology <text:span text:style-name="T239">l</text:span>ate very late.</text:p>
        </text:list-item>
        <text:list-item>
          <text:p text:style-name="P95">There are several witnesses of the first centuries after the alleged SHORTENING of the chronologies in the Masoretics that accuse the rabbis of altering the chronologies of Genesis 5 and 11. Among them, Eusebius in 310 after Jesus Christ, Julián <text:span text:style-name="T240">of</text:span> Toledo <text:span text:style-name="T240">in the</text:span> mid-600<text:span text:style-name="T240">s</text:span> after Jesus Christ, and James of Edessa also <text:span text:style-name="T240">in the</text:span> mid 600<text:span text:style-name="T240">s</text:span> after Jesus Christ. Thus, <text:soft-page-break/>several witnesses denounce a shortening of the chronology shortly after the alleged shortening. The Masoretics are accused of SHORTENING the chronology soon very soon.</text:p>
        </text:list-item>
        <text:list-item>
          <text:p text:style-name="P95">The only external witness, prior to the destruction of the second temple in Jerusalem, which partially ratifies the short chronology of <text:span text:style-name="T241">the </text:span>Masoretic is the Book of Jubilees. This book has been dated from the 2nd century <text:span text:style-name="T241">before Jesus Christ</text:span> and considered as pseudo-epigraphy by almost all of Christianity from its inception, with the rare exception of the Ethiopians, and <text:span text:style-name="T241">it’</text:span>s not even considered canonical by the Jews <text:span text:style-name="T241">themselves</text:span>, with the exception of the Ethiopian Jews. Pseudo-epigraphy means FALSE<text:span text:style-name="T241">LY</text:span> titled, in this case someone writes it in the 2nd century before Jesus Christ, and tries to simulate that <text:span text:style-name="T241">i</text:span>t was written <text:span text:style-name="T241">at</text:span> the time of Moses. The only external witness in favor of the Masoretic chronology is a pseudo-epigraphy.</text:p>
        </text:list-item>
        <text:list-item>
          <text:p text:style-name="P108"><text:span text:style-name="T1">The fragment coded 11QJub found in Qumram is the </text:span><text:span text:style-name="T8">only one</text:span><text:span text:style-name="T1"> containing parts of the 4th chapter of the Book of Jubilees according to a popular Dead Sea Scroll list. Nevertheless it is very difficult to imagine the </text:span><text:span text:style-name="T9">scholar</text:span><text:span text:style-name="T1"> who was able to put something together, even readable, of the verses that are supposedly supported by </text:span><text:span text:style-name="T9">the </text:span><text:span text:style-name="T1">11QJub fragments. In the portal </text:span><text:a xlink:type="simple" xlink:href="http://www.deadseascrolls.org.il/" text:style-name="Internet_20_link" text:visited-style-name="Visited_20_Internet_20_Link"><text:span text:style-name="Definition"><text:span text:style-name="T1">www.deadseascrolls.org.il</text:span></text:span></text:a><text:span text:style-name="T1"> you can see a photographic record of 11QJub and this host </text:span><text:span text:style-name="T9">did</text:span><text:span text:style-name="T1"> not f</text:span><text:span text:style-name="T9">ind</text:span><text:span text:style-name="T1"> a single scholar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10">in</text:span><text:span text:style-name="T1"> favor of the Masoretic chronology may not even be </text:span><text:span text:style-name="T10">a witness at all</text:span><text:span text:style-name="T1">.</text:span></text:p>
        </text:list-item>
        <text:list-item>
          <text:p text:style-name="P95"><text:soft-page-break/>There are multiple external witnesses that confirm the chronology length of the Septuagint before the destruction of the second temple in Jerusalem. Among them, the Demetrius chronograph in the 220 before of Jesus Christ, Eupolemus in 160 before Jesus Christ, and <text:span text:style-name="T242">in</text:span> very important <text:span text:style-name="T242">manner</text:span>, The Book of Biblical Antiquities of the 1st century because internal and external evidence indicates that it was written in hebrew, by <text:span text:style-name="T11">h</text:span>ebrews, in hebrew land, and therefore could not be based on the Septuagint. Outside witnesses show that <text:span text:style-name="T242">until</text:span> the destruction of the second temple, the genealogies in both traditions were those of the Septuagint.</text:p>
        </text:list-item>
        <text:list-item>
          <text:p text:style-name="P99">Also in a special way, as an external witness, is the disputed case of the prestigious Jewish historian Josephus, in the 1st century after Jesus Christ. The case is disputed because there 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text:span text:style-name="T243">personal</text:span> transliteration of Josephus, which confirms <text:span text:style-name="T243">his</text:span> <text:span text:style-name="T243">claim</text:span> and <text:span text:style-name="T243">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244">it</text:span> only adds up to a total <text:span text:style-name="T244">length equal to </text:span>the Masoretic. Thus, although the chronology as such that survives today in the manuscripts that <text:span text:style-name="T245">wer</text:span><text:span text:style-name="T290">e</text:span><text:span text:style-name="T245"> </text:span>copied <text:span text:style-name="T245">from </text:span>the originals of Josephus corresponds mostly to the Masoretic chronology, Josephus himself asserts elsewhere a <text:span text:style-name="T245">total</text:span> sum for his chronology that corresponds <text:span text:style-name="T246">with</text:span> <text:span text:style-name="T245">that </text:span><text:span text:style-name="T246">of</text:span> the Septuagint. <text:span text:style-name="T245">H</text:span>ard to believe that <text:span text:style-name="T245">the </text:span>man did not <text:span text:style-name="T245">even </text:span>know how to add. At least until <text:span text:style-name="T247">the </text:span>destruction of the second temple, the genealogies in both traditions were those of the Septuagint.</text:p>
        </text:list-item>
        <text:list-item>
          <text:p text:style-name="P95"><text:soft-page-break/>The flood begins in the year 600 of Noah according to Genesis 7. It is eas<text:span text:style-name="T248">ier</text:span>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text:span text:style-name="T248">g</text:span>entlemen, as <text:span text:style-name="T249">it </text:span>was done with the rest, because they would have survived the flood along with Noah. In a context that lengthens the chronology this problem would not have existed. It is easier to explain the chronology <text:span text:style-name="T249">in the </text:span>Masoretic from the Septuagint than the opposite.</text:p>
        </text:list-item>
        <text:list-item>
          <text:p text:style-name="P100">It is easier to explain the difference of only 50 years in the age <text:span text:style-name="T250">at</text:span> <text:span text:style-name="T250">which</text:span> Nahor ha<text:span text:style-name="T250">d</text:span> his son in a context that shortens the chronology than in a context that lengthens the chronology. In a context that shorten the chronology you cannot shorten by a hundred the age at which Nahor's son is born, as <text:span text:style-name="T250">it </text:span>was done with the rest, because he would have had <text:span text:style-name="T250">him </text:span>before his own birth. In a context that lengthens the chronology this problem would not have existed. It's easier to explain the Masoretic chronology from the Septuagint that <text:span text:style-name="T251">the </text:span>contrary.</text:p>
        </text:list-item>
        <text:list-item>
          <text:p text:style-name="P101">The number of levels in the archaeological evidence of the Egyptian and Mesopotamian cultures are easier to explain in Septuagint long chronology than in the short Masoretic.</text:p>
        </text:list-item>
      </text:list>
      <text:p text:style-name="P4">Just as in some judicial systems it is established whether the <text:span text:style-name="T252">accused</text:span> had the means, the opportunity, and the motive, to commit a crime. It is clear that the evidence and logic indicates that these aspects are met much more easily for a shortening of the chronology by the rabbis tha<text:span text:style-name="T253">n</text:span> for a lengthening of the chronology <text:span text:style-name="T253">at the time of</text:span> production of the Septuagint. <text:span text:style-name="T253">A</text:span>fter the destruction of the second <text:soft-page-break/>temple, the rabbis had the motive, the opportunity and the means to shorten the original chronology.</text:p>
      <text:p text:style-name="P4">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76" text:outline-level="3"><text:bookmark-start text:name="__RefHeading___Toc35089_4173466481"/>Eridu.<text:bookmark-end text:name="__RefHeading___Toc35089_4173466481"/></text:h>
      <text:p text:style-name="P4">The famous story of the tower of Babel is found in <text:alphabetical-index-mark-start text:id="IMark94422069814840"/>Genesis 1<text:alphabetical-index-mark-end text:id="IMark94422069814840"/>1.</text:p>
      <text:p text:style-name="P4">If we can believe the story of Noah, it is not so difficult to believe a good translation of the story in <text:alphabetical-index-mark-start text:id="IMark94422069815320"/>Genesis 1<text:alphabetical-index-mark-end text:id="IMark94422069815320"/>1. Some 50 years after the death of Noah, the people still spoke only one language, the one that Noah and his family spoke. God had commanded Noah to scatter and populate the whole earth, but some rebels did not believed Noah and decided to build a city and a tower so as not to be scattered. YHWH makes them scatter anyway, maybe simply <text:span text:style-name="T291">by</text:span> the death of a certain Nimrod, who was the one who directed the matter, and the construction of the city and the tower stop. The scatter and settle <text:span text:style-name="T292">of people</text:span> in separate places does what it always does and each group forms its own cultural identity including its own language, and retaining something of the grandiose idea o<text:span text:style-name="T254">f </text:span>building pyramids and that is why we observe them in all ancient cultures. <text:span text:style-name="T254">T</text:span>he city <text:span text:style-name="T254">where</text:span> the rebellion began is commemorated with a name that alludes to the <text:span text:style-name="T254">event</text:span>.</text:p>
      <text:p text:style-name="P4">The arguments and the evidence that allow this host to affirm that the ancient city of Eridu, of ancient Mesopotamia, located in the Tel-Abu-Shahrain location near Basra, IS the Babel of <text:alphabetical-index-mark-start text:id="IMark94422069814840"/>Genesis 1<text:alphabetical-index-mark-end text:id="IMark94422069814840"/>1 are the following:</text:p>
      <text:list text:style-name="L12">
        <text:list-item>
          <text:p text:style-name="P102"><text:soft-page-break/>It is <text:span text:style-name="T256">at</text:span> the right place and construction began at the <text:span text:style-name="T256">right </text:span>time: ancient Mesopotamia, cradle of the first civilizations or cities. It makes no sense to look for Babel in the 6th century before Jesus Christ. Or any other time when <text:span text:style-name="T256">we observe</text:span> various written languages <text:span text:style-name="T255">o</text:span>n the planet. <text:span text:style-name="T256">O</text:span>r <text:span text:style-name="T256">at</text:span> any <text:span text:style-name="T256">other </text:span>moment that contradicts the biblical chronology. It can't be in the 2000 before Jesus Christ, the time of Abraham, or in the 1500 before Jesus Christ, times of Moses. Or in the area o<text:span text:style-name="T257">f S</text:span>outh America or in the Chinese area. Additionally, ancient Mesopotamia is close to the mountains of Ararat, the landing place of Noah.</text:p>
        </text:list-item>
        <text:list-item>
          <text:p text:style-name="P103">There was a massive migration that left the area and was recorded in the traces of artifacts and architectures, in the archaeological evidence. This migration is known as <text:span text:style-name="T258">the </text:span>Uruk expansion. Expansion so scattered, prolonged, and distant that it could have easily been called the Eridu expansion because the two cities are so nearby that is archaeologically indistinguishable from which of the two <text:span text:style-name="T258">the </text:span>expansion began.</text:p>
        </text:list-item>
        <text:list-item>
          <text:p text:style-name="P102">It has the appropriate name because Eridu is synonymous with Babel in the ancient Mesopotamia. Even the Babel or Babylon of Abraham’<text:span text:style-name="T259">s times</text:span> was also known as Eridu.</text:p>
        </text:list-item>
        <text:list-item>
          <text:p text:style-name="P104">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text:span text:style-name="T259">t was</text:span> never buil<text:span text:style-name="T259">t anything</text:span> consistent with its area on top <text:span text:style-name="T259">of it</text:span>. The area of <text:span text:style-name="T259">said </text:span>platform is larger than the sum of the areas of the main complexes of the later Egypt’<text:span text:style-name="T259">s </text:span>pyramids. The approximate area of the <text:span text:style-name="T259">E</text:span>ridu platform, using the famous Internet portal of satellite maps, is <text:span text:style-name="T259">about </text:span>358 thousand square meters, while the area o<text:span text:style-name="T259">f t</text:span>he great pyramid of Giza is a little <text:soft-page-break/>less than 53 thousand square meters. It is almost 300 thousand square meters larger than the area of the pyramids, and almost 7 times the area o<text:span text:style-name="T259">f t</text:span>he pyramids. The Eridu platform is gigantic.</text:p>
        </text:list-item>
        <text:list-item>
          <text:p text:style-name="P105">The other candidate cities do not meet all the conditions. E<text:span text:style-name="T260">ither</text:span> they are not at the right time, or they are not in a place where an archaeologically recorded mass migration <text:span text:style-name="T260">starts</text:span>, or they <text:span text:style-name="T260">don’t </text:span>have a TEMPLE <text:span text:style-name="T261">of </text:span>the size that Eridu had. <text:span text:style-name="T260">A</text:span>nd no<text:span text:style-name="T260">ne of them have</text:span> a PLATFORM of the size like the one started in <text:span text:style-name="T260">E</text:span>ridu. It was simply gigantic.</text:p>
        </text:list-item>
        <text:list-item>
          <text:p text:style-name="P102">The Sumerian witness of ancient Mesopotamia “Enmerkar and the Lord of Aratta” confirms the story point by point. <text:span text:style-name="T262">T</text:span>here was only one language, they wanted to build a huge ziggurat in Eridu, the god of Eridu stopped <text:span text:style-name="T262">the </text:span>construction, there was a scattering, and the god of Eridu confused the languages.</text:p>
        </text:list-item>
        <text:list-item>
          <text:p text:style-name="P102">Some versions of the Sumerian king list name the king of Eridu as the first, which is consistent with biblical data of Nimrod.</text:p>
        </text:list-item>
        <text:list-item>
          <text:p text:style-name="P106">The deities of Eridu are related to a <text:span text:style-name="T263">global</text:span> flood.</text:p>
        </text:list-item>
      </text:list>
      <text:p text:style-name="P4">The bible allows us to think that some 400 years after the time of Nimrod, that is to say from the time of Babel or Eridu, in the time of Peleg, the granite shell that was torn during the planetary flood, settled <text:span text:style-name="T264">or sunk </text:span>more quickly than it had been doing, let's say in a period of about two hundred years with an average of 10 centimeters per month, and the water ended up covering and separating the points that allowed human<text:span text:style-name="T264">s</text:span> <text:span text:style-name="T293">to </text:span><text:span text:style-name="T264">travel across and </text:span>expand throughout the planet during those 400 years.</text:p>
      <text:p text:style-name="P4"><text:soft-page-break/>All the evidence indicates that the story of Babel is the story of Erid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text-properties fo:language="en" fo:country="US"/>
    </style:style>
    <style:style style:name="MP3" style:family="paragraph" style:parent-style-name="Header">
      <style:text-properties fo:language="en" fo:country="US"/>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text:p>
      </style:header>
      <style:footer>
        <text:p text:style-name="MP1"><text:page-number text:select-page="current">0</text:page-number></text:p>
      </style:footer>
    </style:master-page>
    <style:master-page style:name="Left_20_Page" style:display-name="Left Page" style:page-layout-name="Mpm4" draw:style-name="Mdp1" style:next-style-name="Right_20_Page">
      <style:header>
        <text:p text:style-name="MP3"><text:chapter text:display="name" text:outline-level="3"/></text:p>
      </style:header>
      <style:footer>
        <text:p text:style-name="MP1"><text:page-number text:select-page="current">0</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MP1"><text:page-number text:select-page="current">0</text:page-number></text:p>
      </style:footer>
    </style:master-page>
    <style:master-page style:name="Intro_20_Right" style:display-name="Intro Right" style:page-layout-name="Mpm12" draw:style-name="Mdp1" style:next-style-name="Intro_20_Left">
      <style:footer>
        <text:p text:style-name="MP1"><text:page-number text:select-page="current">0</text:page-number></text:p>
      </style:footer>
    </style:master-page>
    <style:master-page style:name="Last_20_Page" style:display-name="Last Page" style:page-layout-name="Mpm13" draw:style-name="Mdp1" style:next-style-name="Right_20_Page">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5T09:45:51.537130446</dc:date>
    <meta:editing-duration>P4DT4H58M3S</meta:editing-duration>
    <meta:editing-cycles>1811</meta:editing-cycles>
    <meta:generator>LibreOffice/7.5.5.2$Linux_X86_64 LibreOffice_project/50$Build-2</meta:generator>
    <dc:creator>Jose Luis Quiroga</dc:creator>
    <meta:document-statistic meta:table-count="0" meta:image-count="0" meta:object-count="0" meta:page-count="66" meta:paragraph-count="420" meta:word-count="17686" meta:character-count="101812" meta:non-whitespace-character-count="84604"/>
  </office:meta>
</office:document-meta>
</file>